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1.78mm"/>
    </style:style>
    <style:style style:name="co2" style:family="table-column">
      <style:table-column-properties fo:break-before="auto" style:column-width="6.35mm"/>
    </style:style>
    <style:style style:name="co3" style:family="table-column">
      <style:table-column-properties fo:break-before="auto" style:column-width="5.52mm"/>
    </style:style>
    <style:style style:name="co4" style:family="table-column">
      <style:table-column-properties fo:break-before="auto" style:column-width="2.75mm"/>
    </style:style>
    <style:style style:name="co5" style:family="table-column">
      <style:table-column-properties fo:break-before="auto" style:column-width="135.08mm"/>
    </style:style>
    <style:style style:name="co6" style:family="table-column">
      <style:table-column-properties fo:break-before="auto" style:column-width="14.09mm"/>
    </style:style>
    <style:style style:name="co7" style:family="table-column">
      <style:table-column-properties fo:break-before="auto" style:column-width="25.42mm"/>
    </style:style>
    <style:style style:name="co8" style:family="table-column">
      <style:table-column-properties fo:break-before="auto" style:column-width="59.16mm"/>
    </style:style>
    <style:style style:name="co9" style:family="table-column">
      <style:table-column-properties fo:break-before="auto" style:column-width="9.38mm"/>
    </style:style>
    <style:style style:name="co10" style:family="table-column">
      <style:table-column-properties fo:break-before="auto" style:column-width="22.63mm"/>
    </style:style>
    <style:style style:name="co11" style:family="table-column">
      <style:table-column-properties fo:break-before="auto" style:column-width="8.55mm"/>
    </style:style>
    <style:style style:name="co12" style:family="table-column">
      <style:table-column-properties fo:break-before="auto" style:column-width="27.36mm"/>
    </style:style>
    <style:style style:name="co13" style:family="table-column">
      <style:table-column-properties fo:break-before="auto" style:column-width="7.18mm"/>
    </style:style>
    <style:style style:name="co14" style:family="table-column">
      <style:table-column-properties fo:break-before="auto" style:column-width="10.5mm"/>
    </style:style>
    <style:style style:name="co15" style:family="table-column">
      <style:table-column-properties fo:break-before="auto" style:column-width="3.03mm"/>
    </style:style>
    <style:style style:name="co16" style:family="table-column">
      <style:table-column-properties fo:break-before="auto" style:column-width="111.13mm"/>
    </style:style>
    <style:style style:name="ro1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fo:background-color="#ffff00" fo:padding="0.71mm"/>
    </style:style>
    <style:style style:name="ce3" style:family="table-cell" style:parent-style-name="Default">
      <style:table-cell-properties fo:background-color="#ffff66" fo:padding="0.71mm"/>
    </style:style>
    <style:style style:name="ce4" style:family="table-cell" style:parent-style-name="Default">
      <style:table-cell-properties fo:background-color="transparent"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zmiana_nazwy_kodów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number-columns-repeated="15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3" table:number-columns-repeated="4" table:default-cell-style-name="ce1"/>
        <table:table-column table:style-name="co10" table:default-cell-style-name="ce1"/>
        <table:table-column table:style-name="co14" table:default-cell-style-name="ce1"/>
        <table:table-column table:style-name="co10" table:default-cell-style-name="ce1"/>
        <table:table-column table:style-name="co4" table:number-columns-repeated="16" table:default-cell-style-name="ce1"/>
        <table:table-column table:style-name="co12" table:default-cell-style-name="ce1"/>
        <table:table-column table:style-name="co4" table:number-columns-repeated="37" table:default-cell-style-name="ce1"/>
        <table:table-column table:style-name="co15" table:default-cell-style-name="ce1"/>
        <table:table-column table:style-name="co16" table:default-cell-style-name="ce1"/>
        <table:table-column table:style-name="co10" table:number-columns-repeated="177" table:default-cell-style-name="ce1"/>
        <table:table-column table:style-name="co10" table:number-columns-repeated="753" table:default-cell-style-name="Default"/>
        <table:table-row table:style-name="ro1">
          <table:table-cell office:value-type="string" calcext:value-type="string">
            <text:p>1H|\^&amp;|||UriSed mini^UriSed mini^3.2.19^1^UMI01000538|||||||P|LIS2-A2|20190329112545</text:p>
          </table:table-cell>
          <table:table-cell table:number-columns-repeated="20"/>
          <table:table-cell office:value-type="string" calcext:value-type="string">
            <text:p>ID_BADANIA</text:p>
          </table:table-cell>
          <table:table-cell office:value-type="string" calcext:value-type="string">
            <text:p>KOD_ASTM</text:p>
          </table:table-cell>
          <table:table-cell table:style-name="ce2" office:value-type="string" calcext:value-type="string">
            <text:p>NAZWA_BADANIA</text:p>
          </table:table-cell>
          <table:table-cell table:style-name="ce3" office:value-type="string" calcext:value-type="string">
            <text:p>TYP_WYNIKU</text:p>
          </table:table-cell>
          <table:table-cell table:style-name="ce2" office:value-type="string" calcext:value-type="string">
            <text:p>JM</text:p>
          </table:table-cell>
          <table:table-cell office:value-type="string" calcext:value-type="string">
            <text:p>LP_WYD</text:p>
          </table:table-cell>
          <table:table-cell office:value-type="string" calcext:value-type="string">
            <text:p>WYB</text:p>
          </table:table-cell>
          <table:table-cell table:style-name="ce2" office:value-type="string" calcext:value-type="string">
            <text:p>KOD_BADANIA</text:p>
          </table:table-cell>
          <table:table-cell office:value-type="string" calcext:value-type="string">
            <text:p>SP_OBL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KREDYTOWANE</text:p>
          </table:table-cell>
          <table:table-cell office:value-type="string" calcext:value-type="string">
            <text:p>DL_POLE_WYDR</text:p>
          </table:table-cell>
          <table:table-cell table:style-name="ce2" office:value-type="string" calcext:value-type="string">
            <text:p>LP_WEWN</text:p>
          </table:table-cell>
          <table:table-cell table:style-name="ce2" office:value-type="string" calcext:value-type="string">
            <text:p>LI_MIEJSC_PP</text:p>
          </table:table-cell>
          <table:table-cell table:style-name="ce2" office:value-type="string" calcext:value-type="string">
            <text:p>MATERIAL</text:p>
          </table:table-cell>
          <table:table-cell office:value-type="string" calcext:value-type="string">
            <text:p>NAZWA_ANGIELSKA</text:p>
          </table:table-cell>
          <table:table-cell office:value-type="string" calcext:value-type="string">
            <text:p>NR_PROC</text:p>
          </table:table-cell>
          <table:table-cell office:value-type="string" calcext:value-type="string">
            <text:p>GRUPA_ANALIT</text:p>
          </table:table-cell>
          <table:table-cell office:value-type="string" calcext:value-type="string">
            <text:p>NIE_UWZGL_STAT</text:p>
          </table:table-cell>
          <table:table-cell office:value-type="string" calcext:value-type="string">
            <text:p>ID_MAP_TESTU</text:p>
          </table:table-cell>
          <table:table-cell office:value-type="string" calcext:value-type="string">
            <text:p>WARTOSC_MIN</text:p>
          </table:table-cell>
          <table:table-cell office:value-type="string" calcext:value-type="string">
            <text:p>WARTOSC_MAKS</text:p>
          </table:table-cell>
          <table:table-cell office:value-type="string" calcext:value-type="string">
            <text:p>METODA_WYK</text:p>
          </table:table-cell>
          <table:table-cell office:value-type="string" calcext:value-type="string">
            <text:p>ID_OPISU</text:p>
          </table:table-cell>
          <table:table-cell office:value-type="string" calcext:value-type="string">
            <text:p>NR_PROC1</text:p>
          </table:table-cell>
          <table:table-cell office:value-type="string" calcext:value-type="string">
            <text:p>BR_ID_TEMPERATURY</text:p>
          </table:table-cell>
          <table:table-cell office:value-type="string" calcext:value-type="string">
            <text:p>BR_ID_JEDNOSTKI</text:p>
          </table:table-cell>
          <table:table-cell office:value-type="string" calcext:value-type="string">
            <text:p>BR_ID_TESTU</text:p>
          </table:table-cell>
          <table:table-cell office:value-type="string" calcext:value-type="string">
            <text:p>BR_ID_METODY</text:p>
          </table:table-cell>
          <table:table-cell office:value-type="string" calcext:value-type="string">
            <text:p>BR_ID_ODCZYNNIKA</text:p>
          </table:table-cell>
          <table:table-cell office:value-type="string" calcext:value-type="string">
            <text:p>ID_GRUPY_ANALIT</text:p>
          </table:table-cell>
          <table:table-cell table:style-name="ce2" office:value-type="string" calcext:value-type="string">
            <text:p>TEST_UKRYTY</text:p>
          </table:table-cell>
          <table:table-cell office:value-type="string" calcext:value-type="string">
            <text:p>WARTOSC_DOMYSLNA</text:p>
          </table:table-cell>
          <table:table-cell office:value-type="string" calcext:value-type="string">
            <text:p>BADANIE_NIEAKTYWNE</text:p>
          </table:table-cell>
          <table:table-cell office:value-type="string" calcext:value-type="string">
            <text:p>NIEODSYLANE_ZDALNIE</text:p>
          </table:table-cell>
          <table:table-cell office:value-type="string" calcext:value-type="string">
            <text:p>ICD_ID_BADANIA</text:p>
          </table:table-cell>
          <table:table-cell office:value-type="string" calcext:value-type="string">
            <text:p>ICD_ID_MATERIALU</text:p>
          </table:table-cell>
          <table:table-cell office:value-type="string" calcext:value-type="string">
            <text:p>ICD_ID_METODY</text:p>
          </table:table-cell>
          <table:table-cell office:value-type="string" calcext:value-type="string">
            <text:p>WYGLAD_WYDRUK</text:p>
          </table:table-cell>
          <table:table-cell office:value-type="string" calcext:value-type="string">
            <text:p>WYGLAD_WYDRUK_NAZWA</text:p>
          </table:table-cell>
          <table:table-cell office:value-type="string" calcext:value-type="string">
            <text:p>WYGLAD_WYDRUK_WYNIK</text:p>
          </table:table-cell>
          <table:table-cell office:value-type="string" calcext:value-type="string">
            <text:p>DOSTEPNE_W_IRIS</text:p>
          </table:table-cell>
          <table:table-cell office:value-type="string" calcext:value-type="string">
            <text:p>PRZELICZNIK</text:p>
          </table:table-cell>
          <table:table-cell office:value-type="string" calcext:value-type="string">
            <text:p>AUTOWALIDACJA</text:p>
          </table:table-cell>
          <table:table-cell office:value-type="string" calcext:value-type="string">
            <text:p>WALID_WG_FLAG_LH</text:p>
          </table:table-cell>
          <table:table-cell office:value-type="string" calcext:value-type="string">
            <text:p>WALID1</text:p>
          </table:table-cell>
          <table:table-cell office:value-type="string" calcext:value-type="string">
            <text:p>WALID1_MIN</text:p>
          </table:table-cell>
          <table:table-cell office:value-type="string" calcext:value-type="string">
            <text:p>WALID1_MAX</text:p>
          </table:table-cell>
          <table:table-cell office:value-type="string" calcext:value-type="string">
            <text:p>WALID2</text:p>
          </table:table-cell>
          <table:table-cell office:value-type="string" calcext:value-type="string">
            <text:p>WALID2_ROZNICA</text:p>
          </table:table-cell>
          <table:table-cell office:value-type="string" calcext:value-type="string">
            <text:p>WALID2_TYP_ROZNICY</text:p>
          </table:table-cell>
          <table:table-cell office:value-type="string" calcext:value-type="string">
            <text:p>WALID2_JEDN_CZASU</text:p>
          </table:table-cell>
          <table:table-cell office:value-type="string" calcext:value-type="string">
            <text:p>WALID3</text:p>
          </table:table-cell>
          <table:table-cell office:value-type="string" calcext:value-type="string">
            <text:p>WALID3_OKRES</text:p>
          </table:table-cell>
          <table:table-cell office:value-type="string" calcext:value-type="string">
            <text:p>WALID3_ROZNICA</text:p>
          </table:table-cell>
          <table:table-cell office:value-type="string" calcext:value-type="string">
            <text:p>WALID3_TYP_ROZNICY</text:p>
          </table:table-cell>
          <table:table-cell office:value-type="string" calcext:value-type="string">
            <text:p>WALID3_JEDN_CZASU</text:p>
          </table:table-cell>
          <table:table-cell office:value-type="string" calcext:value-type="string">
            <text:p>WALID4</text:p>
          </table:table-cell>
          <table:table-cell office:value-type="string" calcext:value-type="string">
            <text:p>ID_PROBOWKI</text:p>
          </table:table-cell>
          <table:table-cell office:value-type="string" calcext:value-type="string">
            <text:p>DATA_UTWORZENIA</text:p>
          </table:table-cell>
          <table:table-cell office:value-type="string" calcext:value-type="string">
            <text:p>OSOZ_KOD_USLUGI</text:p>
          </table:table-cell>
          <table:table-cell office:value-type="string" calcext:value-type="string">
            <text:p>SEKCJA</text:p>
          </table:table-cell>
          <table:table-cell office:value-type="string" calcext:value-type="string">
            <text:p>REF_NFZ</text:p>
          </table:table-cell>
          <table:table-cell office:value-type="string" calcext:value-type="string">
            <text:p>NA_CENNIK</text:p>
          </table:table-cell>
          <table:table-cell office:value-type="string" calcext:value-type="string">
            <text:p>LP_SEKCJI</text:p>
          </table:table-cell>
          <table:table-cell office:value-type="string" calcext:value-type="string">
            <text:p>CZAS_WYKONANIA</text:p>
          </table:table-cell>
          <table:table-cell office:value-type="string" calcext:value-type="string">
            <text:p>ALAB</text:p>
          </table:table-cell>
          <table:table-cell office:value-type="string" calcext:value-type="string">
            <text:p>INNY</text:p>
          </table:table-cell>
          <table:table-cell office:value-type="string" calcext:value-type="string">
            <text:p>SYNEVO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2P|1||||-</text:p>
          </table:table-cell>
          <table:table-cell table:number-columns-repeated="22"/>
          <table:table-cell office:value-type="string" calcext:value-type="string">
            <text:p>Albumina [I09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/d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ALB.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000083" calcext:value-type="float">
            <text:p>20000083</text:p>
          </table:table-cell>
          <table:table-cell office:value-type="float" office:value="2350" calcext:value-type="float">
            <text:p>23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3O|1|083544009506|0^0^Service^SAMPLE|S|R||||||N|||20190328130052|||||||||||F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0"/>
          <table:table-cell office:value-type="string" calcext:value-type="string">
            <text:p>Białko całkowite [I77]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g/dL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BIAŁKO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N</text:p>
          </table:table-cell>
          <table:table-cell table:number-columns-repeated="5" office:value-type="string" calcext:value-type="string">
            <text:p>NULL</text:p>
          </table:table-cell>
          <table:table-cell office:value-type="string" calcext:value-type="string">
            <text:p><text:s/></text:p>
          </table:table-cell>
          <table:table-cell table:number-columns-repeated="6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table:number-columns-repeated="2" office:value-type="string" calcext:value-type="string">
            <text:p>N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B9</text:p>
          </table:table-cell>
          <table:table-cell table:number-columns-repeated="2"/>
          <table:table-cell office:value-type="string" calcext:value-type="string">
            <text:p>N</text:p>
          </table:table-cell>
          <table:table-cell office:value-type="string" calcext:value-type="string">
            <text:p>NULL</text:p>
          </table:table-cell>
          <table:table-cell table:number-columns-repeated="3"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3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4" office:value-type="string" calcext:value-type="string">
            <text:p>NULL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float" office:value="20000087" calcext:value-type="float">
            <text:p>20000087</text:p>
          </table:table-cell>
          <table:table-cell office:value-type="float" office:value="2350" calcext:value-type="float">
            <text:p>2350</text:p>
          </table:table-cell>
          <table:table-cell table:number-columns-repeated="2" office:value-type="string" calcext:value-type="string">
            <text:p>T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" calcext:value-type="float">
            <text:p>1,3</text:p>
          </table:table-cell>
          <table:table-cell table:number-columns-repeated="932"/>
        </table:table-row>
        <table:table-row table:style-name="ro1">
          <table:table-cell office:value-type="string" calcext:value-type="string">
            <text:p>4R|1|46419-8^^^RBC|1477.40|p/HPF||A||F||Operator|||UriSed mini</text:p>
          </table:table-cell>
          <table:table-cell office:value-type="string" calcext:value-type="string">
            <text:p>O</text:p>
          </table:table-cell>
          <table:table-cell table:formula="of:=[.C3]+1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4]" office:value-type="string" office:string-value="O" calcext:value-type="string">
            <text:p>O</text:p>
          </table:table-cell>
          <table:table-cell table:formula="of:=[.C4]" office:value-type="float" office:value="1" calcext:value-type="float">
            <text:p>1</text:p>
          </table:table-cell>
          <table:table-cell table:formula="of:=[.D4]" office:value-type="string" office:string-value="-" calcext:value-type="string">
            <text:p>-</text:p>
          </table:table-cell>
          <table:table-cell table:formula="of:=[.W4]" office:value-type="string" office:string-value="RBC" calcext:value-type="string">
            <text:p>RBC</text:p>
          </table:table-cell>
          <table:table-cell office:value-type="string" calcext:value-type="string">
            <text:p>' where ID_BADANIA=</text:p>
          </table:table-cell>
          <table:table-cell table:formula="of:=[.V4]" office:value-type="float" office:value="937" calcext:value-type="float">
            <text:p>937</text:p>
          </table:table-cell>
          <table:table-cell table:number-columns-repeated="8"/>
          <table:table-cell table:formula="of:=CONCATENATE([.F4];[.G4];[.H4];[.I4];[.J4];[.K4];[.L4];[.M4];[.N4];[.O4];[.P4];[.Q4];[.R4];[.S4];[.T4])" office:value-type="string" office:string-value="update BADANIA set KOD_BADANIA='O1-RBC' where ID_BADANIA=937" calcext:value-type="string">
            <text:p>update BADANIA set KOD_BADANIA='O1-RBC' where ID_BADANIA=937</text:p>
          </table:table-cell>
          <table:table-cell office:value-type="float" office:value="937" calcext:value-type="float">
            <text:p>937</text:p>
          </table:table-cell>
          <table:table-cell table:number-columns-repeated="2" office:value-type="string" calcext:value-type="string">
            <text:p>RBC</text:p>
          </table:table-cell>
          <table:table-cell table:formula="of:=[.Y3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formula="of:=[.AA3]" office:value-type="string" office:string-value="NULL" calcext:value-type="string">
            <text:p>NULL</text:p>
          </table:table-cell>
          <table:table-cell table:formula="of:=[.AB3]" office:value-type="string" office:string-value="NULL" calcext:value-type="string">
            <text:p>NULL</text:p>
          </table:table-cell>
          <table:table-cell table:style-name="Default" table:formula="of:=CONCATENATE([.B4];[.C4])" office:value-type="string" office:string-value="O1" calcext:value-type="string">
            <text:p>O1</text:p>
          </table:table-cell>
          <table:table-cell table:formula="of:=[.AD3]" office:value-type="string" office:string-value="NULL" calcext:value-type="string">
            <text:p>NULL</text:p>
          </table:table-cell>
          <table:table-cell table:formula="of:=[.AE3]" office:value-type="string" office:string-value="NULL" calcext:value-type="string">
            <text:p>NULL</text:p>
          </table:table-cell>
          <table:table-cell table:formula="of:=[.AF3]" office:value-type="string" office:string-value="NULL" calcext:value-type="string">
            <text:p>NULL</text:p>
          </table:table-cell>
          <table:table-cell table:formula="of:=[.AG3]" office:value-type="string" office:string-value="NULL" calcext:value-type="string">
            <text:p>NULL</text:p>
          </table:table-cell>
          <table:table-cell table:formula="of:=[.AH3]" office:value-type="string" office:string-value="NULL" calcext:value-type="string">
            <text:p>NULL</text:p>
          </table:table-cell>
          <table:table-cell table:formula="of:=[.AI3]" office:value-type="string" office:string-value="N" calcext:value-type="string">
            <text:p>N</text:p>
          </table:table-cell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</text:p>
          </table:table-cell>
          <table:table-cell table:formula="of:=[.AM3]" office:value-type="string" office:string-value="NULL" calcext:value-type="string">
            <text:p>NULL</text:p>
          </table:table-cell>
          <table:table-cell/>
          <table:table-cell table:formula="of:=[.AO3]" office:value-type="string" office:string-value="B" calcext:value-type="string">
            <text:p>B</text:p>
          </table:table-cell>
          <table:table-cell table:formula="of:=[.AP3]" office:value-type="string" office:string-value="N" calcext:value-type="string">
            <text:p>N</text:p>
          </table:table-cell>
          <table:table-cell table:formula="of:=[.AQ3]" office:value-type="string" office:string-value="NULL" calcext:value-type="string">
            <text:p>NULL</text:p>
          </table:table-cell>
          <table:table-cell table:formula="of:=[.AR3]" office:value-type="string" office:string-value="NULL" calcext:value-type="string">
            <text:p>NULL</text:p>
          </table:table-cell>
          <table:table-cell table:formula="of:=[.AS3]" office:value-type="string" office:string-value="NULL" calcext:value-type="string">
            <text:p>NULL</text:p>
          </table:table-cell>
          <table:table-cell table:formula="of:=[.AT3]" office:value-type="string" office:string-value="NULL" calcext:value-type="string">
            <text:p>NULL</text:p>
          </table:table-cell>
          <table:table-cell table:formula="of:=[.AU3]" office:value-type="string" office:string-value="NULL" calcext:value-type="string">
            <text:p>NULL</text:p>
          </table:table-cell>
          <table:table-cell/>
          <table:table-cell table:formula="of:=[.AW3]" office:value-type="string" office:string-value="NULL" calcext:value-type="string">
            <text:p>NULL</text:p>
          </table:table-cell>
          <table:table-cell table:formula="of:=[.AX3]" office:value-type="string" office:string-value="NULL" calcext:value-type="string">
            <text:p>NULL</text:p>
          </table:table-cell>
          <table:table-cell table:formula="of:=[.AY3]" office:value-type="string" office:string-value="NULL" calcext:value-type="string">
            <text:p>NULL</text:p>
          </table:table-cell>
          <table:table-cell table:formula="of:=[.AZ3]" office:value-type="string" office:string-value="NULL" calcext:value-type="string">
            <text:p>NULL</text:p>
          </table:table-cell>
          <table:table-cell table:formula="of:=[.BA3]" office:value-type="string" office:string-value="NULL" calcext:value-type="string">
            <text:p>NULL</text:p>
          </table:table-cell>
          <table:table-cell table:formula="of:=[.BB3]" office:value-type="string" office:string-value="NULL" calcext:value-type="string">
            <text:p>NULL</text:p>
          </table:table-cell>
          <table:table-cell office:value-type="string" calcext:value-type="string">
            <text:p>T</text:p>
          </table:table-cell>
          <table:table-cell table:formula="of:=[.BD3]" office:value-type="string" office:string-value="NULL" calcext:value-type="string">
            <text:p>NULL</text:p>
          </table:table-cell>
          <table:table-cell table:formula="of:=[.BE3]" office:value-type="string" office:string-value="N" calcext:value-type="string">
            <text:p>N</text:p>
          </table:table-cell>
          <table:table-cell table:formula="of:=[.BF3]" office:value-type="string" office:string-value="N" calcext:value-type="string">
            <text:p>N</text:p>
          </table:table-cell>
          <table:table-cell table:formula="of:=[.BG3]" office:value-type="string" office:string-value="NULL" calcext:value-type="string">
            <text:p>NULL</text:p>
          </table:table-cell>
          <table:table-cell table:formula="of:=[.BH3]" office:value-type="string" office:string-value="NULL" calcext:value-type="string">
            <text:p>NULL</text:p>
          </table:table-cell>
          <table:table-cell table:formula="of:=[.BI3]" office:value-type="string" office:string-value="NULL" calcext:value-type="string">
            <text:p>NULL</text:p>
          </table:table-cell>
          <table:table-cell table:formula="of:=[.BJ3]" office:value-type="string" office:string-value="B9" calcext:value-type="string">
            <text:p>B9</text:p>
          </table:table-cell>
          <table:table-cell table:number-columns-repeated="2"/>
          <table:table-cell table:formula="of:=[.BM3]" office:value-type="string" office:string-value="N" calcext:value-type="string">
            <text:p>N</text:p>
          </table:table-cell>
          <table:table-cell table:formula="of:=[.BN3]" office:value-type="string" office:string-value="NULL" calcext:value-type="string">
            <text:p>NULL</text:p>
          </table:table-cell>
          <table:table-cell table:formula="of:=[.BO3]" office:value-type="string" office:string-value="N" calcext:value-type="string">
            <text:p>N</text:p>
          </table:table-cell>
          <table:table-cell table:formula="of:=[.BP3]" office:value-type="string" office:string-value="N" calcext:value-type="string">
            <text:p>N</text:p>
          </table:table-cell>
          <table:table-cell table:formula="of:=[.BQ3]" office:value-type="string" office:string-value="N" calcext:value-type="string">
            <text:p>N</text:p>
          </table:table-cell>
          <table:table-cell table:formula="of:=[.BR3]" office:value-type="string" office:string-value="NULL" calcext:value-type="string">
            <text:p>NULL</text:p>
          </table:table-cell>
          <table:table-cell table:formula="of:=[.BS3]" office:value-type="string" office:string-value="NULL" calcext:value-type="string">
            <text:p>NULL</text:p>
          </table:table-cell>
          <table:table-cell table:formula="of:=[.BT3]" office:value-type="string" office:string-value="N" calcext:value-type="string">
            <text:p>N</text:p>
          </table:table-cell>
          <table:table-cell table:formula="of:=[.BU3]" office:value-type="string" office:string-value="NULL" calcext:value-type="string">
            <text:p>NULL</text:p>
          </table:table-cell>
          <table:table-cell table:formula="of:=[.BV3]" office:value-type="string" office:string-value="NULL" calcext:value-type="string">
            <text:p>NULL</text:p>
          </table:table-cell>
          <table:table-cell table:formula="of:=[.BW3]" office:value-type="string" office:string-value="NULL" calcext:value-type="string">
            <text:p>NULL</text:p>
          </table:table-cell>
          <table:table-cell table:formula="of:=[.BX3]" office:value-type="string" office:string-value="N" calcext:value-type="string">
            <text:p>N</text:p>
          </table:table-cell>
          <table:table-cell table:formula="of:=[.BY3]" office:value-type="string" office:string-value="NULL" calcext:value-type="string">
            <text:p>NULL</text:p>
          </table:table-cell>
          <table:table-cell table:formula="of:=[.BZ3]" office:value-type="string" office:string-value="NULL" calcext:value-type="string">
            <text:p>NULL</text:p>
          </table:table-cell>
          <table:table-cell table:formula="of:=[.CA3]" office:value-type="string" office:string-value="NULL" calcext:value-type="string">
            <text:p>NULL</text:p>
          </table:table-cell>
          <table:table-cell table:formula="of:=[.CB3]" office:value-type="string" office:string-value="NULL" calcext:value-type="string">
            <text:p>NULL</text:p>
          </table:table-cell>
          <table:table-cell table:formula="of:=[.CC3]" office:value-type="string" office:string-value="N" calcext:value-type="string">
            <text:p>N</text:p>
          </table:table-cell>
          <table:table-cell table:formula="of:=[.CD3]" office:value-type="string" office:string-value="NULL" calcext:value-type="string">
            <text:p>NULL</text:p>
          </table:table-cell>
          <table:table-cell table:formula="of:=[.CE3]" office:value-type="string" office:string-value="NULL" calcext:value-type="string">
            <text:p>NULL</text:p>
          </table:table-cell>
          <table:table-cell table:number-columns-repeated="10"/>
          <table:table-cell table:style-name="ce2" table:formula="of:=CONCATENATE([.CQ4];[.CR4];[.CS4];[.CT4])" office:value-type="string" office:string-value="update BADANIA set TEST_UKRYTY='T' where ID_BADANIA = 937" calcext:value-type="string">
            <text:p>update BADANIA set TEST_UKRYTY='T' where ID_BADANIA = 937</text:p>
          </table:table-cell>
          <table:table-cell office:value-type="string" calcext:value-type="string">
            <text:p>update BADANIA set TEST_UKRYTY='</text:p>
          </table:table-cell>
          <table:table-cell table:formula="of:=[.BC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4]" office:value-type="float" office:value="937" calcext:value-type="float">
            <text:p>937</text:p>
          </table:table-cell>
          <table:table-cell table:style-name="ce2" table:formula="of:=CONCATENATE([.CV4];[.CX4];[.CY4])" office:value-type="string" office:string-value="update BADANIA set TYP_WYNIKU='N' where ID_BADANIA = 937" calcext:value-type="string">
            <text:p>update BADANIA set TYP_WYNIKU='N' where ID_BADANIA = 93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4]" office:value-type="float" office:value="937" calcext:value-type="float">
            <text:p>937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6R|2|798-9^^^RBC|6500.56|p/ul||A||F||Operator|||UriSed mini</text:p>
          </table:table-cell>
          <table:table-cell office:value-type="string" calcext:value-type="string">
            <text:p>O</text:p>
          </table:table-cell>
          <table:table-cell table:formula="of:=[.C4]+1"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5]" office:value-type="string" office:string-value="O" calcext:value-type="string">
            <text:p>O</text:p>
          </table:table-cell>
          <table:table-cell table:formula="of:=[.C5]" office:value-type="float" office:value="2" calcext:value-type="float">
            <text:p>2</text:p>
          </table:table-cell>
          <table:table-cell table:formula="of:=[.D5]" office:value-type="string" office:string-value="-" calcext:value-type="string">
            <text:p>-</text:p>
          </table:table-cell>
          <table:table-cell table:formula="of:=[.W5]" office:value-type="string" office:string-value="RBC" calcext:value-type="string">
            <text:p>RBC</text:p>
          </table:table-cell>
          <table:table-cell office:value-type="string" calcext:value-type="string">
            <text:p>' where ID_BADANIA=</text:p>
          </table:table-cell>
          <table:table-cell table:formula="of:=[.V5]" office:value-type="float" office:value="938" calcext:value-type="float">
            <text:p>938</text:p>
          </table:table-cell>
          <table:table-cell table:number-columns-repeated="8"/>
          <table:table-cell table:formula="of:=CONCATENATE([.F5];[.G5];[.H5];[.I5];[.J5];[.K5];[.L5];[.M5];[.N5];[.O5];[.P5];[.Q5];[.R5];[.S5];[.T5])" office:value-type="string" office:string-value="update BADANIA set KOD_BADANIA='O2-RBC' where ID_BADANIA=938" calcext:value-type="string">
            <text:p>update BADANIA set KOD_BADANIA='O2-RBC' where ID_BADANIA=938</text:p>
          </table:table-cell>
          <table:table-cell table:formula="of:=[.V4]+1" office:value-type="float" office:value="938" calcext:value-type="float">
            <text:p>938</text:p>
          </table:table-cell>
          <table:table-cell table:number-columns-repeated="2" office:value-type="string" calcext:value-type="string">
            <text:p>RBC</text:p>
          </table:table-cell>
          <table:table-cell table:formula="of:=[.Y4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5];[.C5])" office:value-type="string" office:string-value="O2" calcext:value-type="string">
            <text:p>O2</text:p>
          </table:table-cell>
          <table:table-cell table:number-columns-repeated="6"/>
          <table:table-cell table:formula="of:=[.AJ4]+1" office:value-type="float" office:value="1031" calcext:value-type="float">
            <text:p>1031</text:p>
          </table:table-cell>
          <table:table-cell table:formula="of:=[.AK4]" office:value-type="float" office:value="2" calcext:value-type="float">
            <text:p>2</text:p>
          </table:table-cell>
          <table:table-cell table:formula="of:=[.AL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5];[.CR5];[.CS5];[.CT5])" office:value-type="string" office:string-value="update BADANIA set TEST_UKRYTY='T' where ID_BADANIA = 938" calcext:value-type="string">
            <text:p>update BADANIA set TEST_UKRYTY='T' where ID_BADANIA = 938</text:p>
          </table:table-cell>
          <table:table-cell office:value-type="string" calcext:value-type="string">
            <text:p>update BADANIA set TEST_UKRYTY='</text:p>
          </table:table-cell>
          <table:table-cell table:formula="of:=[.BC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5]" office:value-type="float" office:value="938" calcext:value-type="float">
            <text:p>938</text:p>
          </table:table-cell>
          <table:table-cell table:style-name="ce2" table:formula="of:=CONCATENATE([.CV5];[.CX5];[.CY5])" office:value-type="string" office:string-value="update BADANIA set TYP_WYNIKU='N' where ID_BADANIA = 938" calcext:value-type="string">
            <text:p>update BADANIA set TYP_WYNIKU='N' where ID_BADANIA = 93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5]" office:value-type="float" office:value="938" calcext:value-type="float">
            <text:p>938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0R|3|^^^RBC|984.93|||A||F||Operator|||UriSed mini</text:p>
          </table:table-cell>
          <table:table-cell office:value-type="string" calcext:value-type="string">
            <text:p>O</text:p>
          </table:table-cell>
          <table:table-cell table:formula="of:=[.C5]+1"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6]" office:value-type="string" office:string-value="O" calcext:value-type="string">
            <text:p>O</text:p>
          </table:table-cell>
          <table:table-cell table:formula="of:=[.C6]" office:value-type="float" office:value="3" calcext:value-type="float">
            <text:p>3</text:p>
          </table:table-cell>
          <table:table-cell table:formula="of:=[.D6]" office:value-type="string" office:string-value="-" calcext:value-type="string">
            <text:p>-</text:p>
          </table:table-cell>
          <table:table-cell table:formula="of:=[.W6]" office:value-type="string" office:string-value="RBC" calcext:value-type="string">
            <text:p>RBC</text:p>
          </table:table-cell>
          <table:table-cell office:value-type="string" calcext:value-type="string">
            <text:p>' where ID_BADANIA=</text:p>
          </table:table-cell>
          <table:table-cell table:formula="of:=[.V6]" office:value-type="float" office:value="939" calcext:value-type="float">
            <text:p>939</text:p>
          </table:table-cell>
          <table:table-cell table:number-columns-repeated="8"/>
          <table:table-cell table:formula="of:=CONCATENATE([.F6];[.G6];[.H6];[.I6];[.J6];[.K6];[.L6];[.M6];[.N6];[.O6];[.P6];[.Q6];[.R6];[.S6];[.T6])" office:value-type="string" office:string-value="update BADANIA set KOD_BADANIA='O3-RBC' where ID_BADANIA=939" calcext:value-type="string">
            <text:p>update BADANIA set KOD_BADANIA='O3-RBC' where ID_BADANIA=939</text:p>
          </table:table-cell>
          <table:table-cell table:formula="of:=[.V5]+1" office:value-type="float" office:value="939" calcext:value-type="float">
            <text:p>939</text:p>
          </table:table-cell>
          <table:table-cell table:number-columns-repeated="2" office:value-type="string" calcext:value-type="string">
            <text:p>RBC</text:p>
          </table:table-cell>
          <table:table-cell table:formula="of:=[.Y5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6];[.C6])" office:value-type="string" office:string-value="O3" calcext:value-type="string">
            <text:p>O3</text:p>
          </table:table-cell>
          <table:table-cell table:number-columns-repeated="6"/>
          <table:table-cell table:formula="of:=[.AJ5]+1" office:value-type="float" office:value="1032" calcext:value-type="float">
            <text:p>1032</text:p>
          </table:table-cell>
          <table:table-cell table:formula="of:=[.AK5]" office:value-type="float" office:value="2" calcext:value-type="float">
            <text:p>2</text:p>
          </table:table-cell>
          <table:table-cell table:formula="of:=[.AL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6];[.CR6];[.CS6];[.CT6])" office:value-type="string" office:string-value="update BADANIA set TEST_UKRYTY='T' where ID_BADANIA = 939" calcext:value-type="string">
            <text:p>update BADANIA set TEST_UKRYTY='T' where ID_BADANIA = 939</text:p>
          </table:table-cell>
          <table:table-cell office:value-type="string" calcext:value-type="string">
            <text:p>update BADANIA set TEST_UKRYTY='</text:p>
          </table:table-cell>
          <table:table-cell table:formula="of:=[.BC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6]" office:value-type="float" office:value="939" calcext:value-type="float">
            <text:p>939</text:p>
          </table:table-cell>
          <table:table-cell table:style-name="ce2" table:formula="of:=CONCATENATE([.CV6];[.CX6];[.CY6])" office:value-type="string" office:string-value="update BADANIA set TYP_WYNIKU='N' where ID_BADANIA = 939" calcext:value-type="string">
            <text:p>update BADANIA set TYP_WYNIKU='N' where ID_BADANIA = 93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6]" office:value-type="float" office:value="939" calcext:value-type="float">
            <text:p>939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2R|4|53292-9^^^RBC|++++|||A||F||Operator|||UriSed mini</text:p>
          </table:table-cell>
          <table:table-cell office:value-type="string" calcext:value-type="string">
            <text:p>O</text:p>
          </table:table-cell>
          <table:table-cell table:formula="of:=[.C6]+1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7]" office:value-type="string" office:string-value="O" calcext:value-type="string">
            <text:p>O</text:p>
          </table:table-cell>
          <table:table-cell table:formula="of:=[.C7]" office:value-type="float" office:value="4" calcext:value-type="float">
            <text:p>4</text:p>
          </table:table-cell>
          <table:table-cell table:formula="of:=[.D7]" office:value-type="string" office:string-value="-" calcext:value-type="string">
            <text:p>-</text:p>
          </table:table-cell>
          <table:table-cell table:formula="of:=[.W7]" office:value-type="string" office:string-value="RBC" calcext:value-type="string">
            <text:p>RBC</text:p>
          </table:table-cell>
          <table:table-cell office:value-type="string" calcext:value-type="string">
            <text:p>' where ID_BADANIA=</text:p>
          </table:table-cell>
          <table:table-cell table:formula="of:=[.V7]" office:value-type="float" office:value="940" calcext:value-type="float">
            <text:p>940</text:p>
          </table:table-cell>
          <table:table-cell table:number-columns-repeated="8"/>
          <table:table-cell table:formula="of:=CONCATENATE([.F7];[.G7];[.H7];[.I7];[.J7];[.K7];[.L7];[.M7];[.N7];[.O7];[.P7];[.Q7];[.R7];[.S7];[.T7])" office:value-type="string" office:string-value="update BADANIA set KOD_BADANIA='O4-RBC' where ID_BADANIA=940" calcext:value-type="string">
            <text:p>update BADANIA set KOD_BADANIA='O4-RBC' where ID_BADANIA=940</text:p>
          </table:table-cell>
          <table:table-cell table:formula="of:=[.V6]+1" office:value-type="float" office:value="940" calcext:value-type="float">
            <text:p>940</text:p>
          </table:table-cell>
          <table:table-cell table:number-columns-repeated="2" office:value-type="string" calcext:value-type="string">
            <text:p>RBC</text:p>
          </table:table-cell>
          <table:table-cell table:formula="of:=[.Y6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7];[.C7])" office:value-type="string" office:string-value="O4" calcext:value-type="string">
            <text:p>O4</text:p>
          </table:table-cell>
          <table:table-cell table:number-columns-repeated="6"/>
          <table:table-cell table:formula="of:=[.AJ6]+1" office:value-type="float" office:value="1033" calcext:value-type="float">
            <text:p>1033</text:p>
          </table:table-cell>
          <table:table-cell table:formula="of:=[.AK6]" office:value-type="float" office:value="2" calcext:value-type="float">
            <text:p>2</text:p>
          </table:table-cell>
          <table:table-cell table:formula="of:=[.AL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7];[.CR7];[.CS7];[.CT7])" office:value-type="string" office:string-value="update BADANIA set TEST_UKRYTY='T' where ID_BADANIA = 940" calcext:value-type="string">
            <text:p>update BADANIA set TEST_UKRYTY='T' where ID_BADANIA = 940</text:p>
          </table:table-cell>
          <table:table-cell office:value-type="string" calcext:value-type="string">
            <text:p>update BADANIA set TEST_UKRYTY='</text:p>
          </table:table-cell>
          <table:table-cell table:formula="of:=[.BC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7]" office:value-type="float" office:value="940" calcext:value-type="float">
            <text:p>940</text:p>
          </table:table-cell>
          <table:table-cell table:style-name="ce2" table:formula="of:=CONCATENATE([.CV7];[.CX7];[.CY7])" office:value-type="string" office:string-value="update BADANIA set TYP_WYNIKU='N' where ID_BADANIA = 940" calcext:value-type="string">
            <text:p>update BADANIA set TYP_WYNIKU='N' where ID_BADANIA = 94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7]" office:value-type="float" office:value="940" calcext:value-type="float">
            <text:p>94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4R|5|46702-7^^^WBC|0.00|p/HPF||N||F||Operator|||UriSed mini</text:p>
          </table:table-cell>
          <table:table-cell office:value-type="string" calcext:value-type="string">
            <text:p>O</text:p>
          </table:table-cell>
          <table:table-cell table:formula="of:=[.C7]+1"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8]" office:value-type="string" office:string-value="O" calcext:value-type="string">
            <text:p>O</text:p>
          </table:table-cell>
          <table:table-cell table:formula="of:=[.C8]" office:value-type="float" office:value="5" calcext:value-type="float">
            <text:p>5</text:p>
          </table:table-cell>
          <table:table-cell table:formula="of:=[.D8]" office:value-type="string" office:string-value="-" calcext:value-type="string">
            <text:p>-</text:p>
          </table:table-cell>
          <table:table-cell table:formula="of:=[.W8]" office:value-type="string" office:string-value="WBC" calcext:value-type="string">
            <text:p>WBC</text:p>
          </table:table-cell>
          <table:table-cell office:value-type="string" calcext:value-type="string">
            <text:p>' where ID_BADANIA=</text:p>
          </table:table-cell>
          <table:table-cell table:formula="of:=[.V8]" office:value-type="float" office:value="941" calcext:value-type="float">
            <text:p>941</text:p>
          </table:table-cell>
          <table:table-cell table:number-columns-repeated="8"/>
          <table:table-cell table:formula="of:=CONCATENATE([.F8];[.G8];[.H8];[.I8];[.J8];[.K8];[.L8];[.M8];[.N8];[.O8];[.P8];[.Q8];[.R8];[.S8];[.T8])" office:value-type="string" office:string-value="update BADANIA set KOD_BADANIA='O5-WBC' where ID_BADANIA=941" calcext:value-type="string">
            <text:p>update BADANIA set KOD_BADANIA='O5-WBC' where ID_BADANIA=941</text:p>
          </table:table-cell>
          <table:table-cell table:formula="of:=[.V7]+1" office:value-type="float" office:value="941" calcext:value-type="float">
            <text:p>941</text:p>
          </table:table-cell>
          <table:table-cell table:number-columns-repeated="2" office:value-type="string" calcext:value-type="string">
            <text:p>WBC</text:p>
          </table:table-cell>
          <table:table-cell table:formula="of:=[.Y7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8];[.C8])" office:value-type="string" office:string-value="O5" calcext:value-type="string">
            <text:p>O5</text:p>
          </table:table-cell>
          <table:table-cell table:number-columns-repeated="6"/>
          <table:table-cell table:formula="of:=[.AJ7]+1" office:value-type="float" office:value="1034" calcext:value-type="float">
            <text:p>1034</text:p>
          </table:table-cell>
          <table:table-cell table:formula="of:=[.AK7]" office:value-type="float" office:value="2" calcext:value-type="float">
            <text:p>2</text:p>
          </table:table-cell>
          <table:table-cell table:formula="of:=[.AL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8];[.CR8];[.CS8];[.CT8])" office:value-type="string" office:string-value="update BADANIA set TEST_UKRYTY='T' where ID_BADANIA = 941" calcext:value-type="string">
            <text:p>update BADANIA set TEST_UKRYTY='T' where ID_BADANIA = 941</text:p>
          </table:table-cell>
          <table:table-cell office:value-type="string" calcext:value-type="string">
            <text:p>update BADANIA set TEST_UKRYTY='</text:p>
          </table:table-cell>
          <table:table-cell table:formula="of:=[.BC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8]" office:value-type="float" office:value="941" calcext:value-type="float">
            <text:p>941</text:p>
          </table:table-cell>
          <table:table-cell table:style-name="ce2" table:formula="of:=CONCATENATE([.CV8];[.CX8];[.CY8])" office:value-type="string" office:string-value="update BADANIA set TYP_WYNIKU='N' where ID_BADANIA = 941" calcext:value-type="string">
            <text:p>update BADANIA set TYP_WYNIKU='N' where ID_BADANIA = 941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8]" office:value-type="float" office:value="941" calcext:value-type="float">
            <text:p>941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5R|6|51487-7^^^WBC|0.00|p/ul||N||F||Operator|||UriSed mini</text:p>
          </table:table-cell>
          <table:table-cell office:value-type="string" calcext:value-type="string">
            <text:p>O</text:p>
          </table:table-cell>
          <table:table-cell table:formula="of:=[.C8]+1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9]" office:value-type="string" office:string-value="O" calcext:value-type="string">
            <text:p>O</text:p>
          </table:table-cell>
          <table:table-cell table:formula="of:=[.C9]" office:value-type="float" office:value="6" calcext:value-type="float">
            <text:p>6</text:p>
          </table:table-cell>
          <table:table-cell table:formula="of:=[.D9]" office:value-type="string" office:string-value="-" calcext:value-type="string">
            <text:p>-</text:p>
          </table:table-cell>
          <table:table-cell table:formula="of:=[.W9]" office:value-type="string" office:string-value="WBC" calcext:value-type="string">
            <text:p>WBC</text:p>
          </table:table-cell>
          <table:table-cell office:value-type="string" calcext:value-type="string">
            <text:p>' where ID_BADANIA=</text:p>
          </table:table-cell>
          <table:table-cell table:formula="of:=[.V9]" office:value-type="float" office:value="942" calcext:value-type="float">
            <text:p>942</text:p>
          </table:table-cell>
          <table:table-cell table:number-columns-repeated="8"/>
          <table:table-cell table:formula="of:=CONCATENATE([.F9];[.G9];[.H9];[.I9];[.J9];[.K9];[.L9];[.M9];[.N9];[.O9];[.P9];[.Q9];[.R9];[.S9];[.T9])" office:value-type="string" office:string-value="update BADANIA set KOD_BADANIA='O6-WBC' where ID_BADANIA=942" calcext:value-type="string">
            <text:p>update BADANIA set KOD_BADANIA='O6-WBC' where ID_BADANIA=942</text:p>
          </table:table-cell>
          <table:table-cell table:formula="of:=[.V8]+1" office:value-type="float" office:value="942" calcext:value-type="float">
            <text:p>942</text:p>
          </table:table-cell>
          <table:table-cell table:number-columns-repeated="2" office:value-type="string" calcext:value-type="string">
            <text:p>WBC</text:p>
          </table:table-cell>
          <table:table-cell table:formula="of:=[.Y8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9];[.C9])" office:value-type="string" office:string-value="O6" calcext:value-type="string">
            <text:p>O6</text:p>
          </table:table-cell>
          <table:table-cell table:number-columns-repeated="6"/>
          <table:table-cell table:formula="of:=[.AJ8]+1" office:value-type="float" office:value="1035" calcext:value-type="float">
            <text:p>1035</text:p>
          </table:table-cell>
          <table:table-cell table:formula="of:=[.AK8]" office:value-type="float" office:value="2" calcext:value-type="float">
            <text:p>2</text:p>
          </table:table-cell>
          <table:table-cell table:formula="of:=[.AL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9];[.CR9];[.CS9];[.CT9])" office:value-type="string" office:string-value="update BADANIA set TEST_UKRYTY='T' where ID_BADANIA = 942" calcext:value-type="string">
            <text:p>update BADANIA set TEST_UKRYTY='T' where ID_BADANIA = 942</text:p>
          </table:table-cell>
          <table:table-cell office:value-type="string" calcext:value-type="string">
            <text:p>update BADANIA set TEST_UKRYTY='</text:p>
          </table:table-cell>
          <table:table-cell table:formula="of:=[.BC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9]" office:value-type="float" office:value="942" calcext:value-type="float">
            <text:p>942</text:p>
          </table:table-cell>
          <table:table-cell table:style-name="ce2" table:formula="of:=CONCATENATE([.CV9];[.CX9];[.CY9])" office:value-type="string" office:string-value="update BADANIA set TYP_WYNIKU='N' where ID_BADANIA = 942" calcext:value-type="string">
            <text:p>update BADANIA set TYP_WYNIKU='N' where ID_BADANIA = 942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9]" office:value-type="float" office:value="942" calcext:value-type="float">
            <text:p>942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6R|7|^^^WBC|0.00|||N||F||Operator|||UriSed mini</text:p>
          </table:table-cell>
          <table:table-cell office:value-type="string" calcext:value-type="string">
            <text:p>O</text:p>
          </table:table-cell>
          <table:table-cell table:formula="of:=[.C9]+1"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10]" office:value-type="string" office:string-value="O" calcext:value-type="string">
            <text:p>O</text:p>
          </table:table-cell>
          <table:table-cell table:formula="of:=[.C10]" office:value-type="float" office:value="7" calcext:value-type="float">
            <text:p>7</text:p>
          </table:table-cell>
          <table:table-cell table:formula="of:=[.D10]" office:value-type="string" office:string-value="-" calcext:value-type="string">
            <text:p>-</text:p>
          </table:table-cell>
          <table:table-cell table:formula="of:=[.W10]" office:value-type="string" office:string-value="WBC" calcext:value-type="string">
            <text:p>WBC</text:p>
          </table:table-cell>
          <table:table-cell office:value-type="string" calcext:value-type="string">
            <text:p>' where ID_BADANIA=</text:p>
          </table:table-cell>
          <table:table-cell table:formula="of:=[.V10]" office:value-type="float" office:value="943" calcext:value-type="float">
            <text:p>943</text:p>
          </table:table-cell>
          <table:table-cell table:number-columns-repeated="8"/>
          <table:table-cell table:formula="of:=CONCATENATE([.F10];[.G10];[.H10];[.I10];[.J10];[.K10];[.L10];[.M10];[.N10];[.O10];[.P10];[.Q10];[.R10];[.S10];[.T10])" office:value-type="string" office:string-value="update BADANIA set KOD_BADANIA='O7-WBC' where ID_BADANIA=943" calcext:value-type="string">
            <text:p>update BADANIA set KOD_BADANIA='O7-WBC' where ID_BADANIA=943</text:p>
          </table:table-cell>
          <table:table-cell table:formula="of:=[.V9]+1" office:value-type="float" office:value="943" calcext:value-type="float">
            <text:p>943</text:p>
          </table:table-cell>
          <table:table-cell table:number-columns-repeated="2" office:value-type="string" calcext:value-type="string">
            <text:p>WBC</text:p>
          </table:table-cell>
          <table:table-cell table:formula="of:=[.Y9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10];[.C10])" office:value-type="string" office:string-value="O7" calcext:value-type="string">
            <text:p>O7</text:p>
          </table:table-cell>
          <table:table-cell table:number-columns-repeated="6"/>
          <table:table-cell table:formula="of:=[.AJ9]+1" office:value-type="float" office:value="1036" calcext:value-type="float">
            <text:p>1036</text:p>
          </table:table-cell>
          <table:table-cell table:formula="of:=[.AK9]" office:value-type="float" office:value="2" calcext:value-type="float">
            <text:p>2</text:p>
          </table:table-cell>
          <table:table-cell table:formula="of:=[.AL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10];[.CR10];[.CS10];[.CT10])" office:value-type="string" office:string-value="update BADANIA set TEST_UKRYTY='T' where ID_BADANIA = 943" calcext:value-type="string">
            <text:p>update BADANIA set TEST_UKRYTY='T' where ID_BADANIA = 943</text:p>
          </table:table-cell>
          <table:table-cell office:value-type="string" calcext:value-type="string">
            <text:p>update BADANIA set TEST_UKRYTY='</text:p>
          </table:table-cell>
          <table:table-cell table:formula="of:=[.BC1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10]" office:value-type="float" office:value="943" calcext:value-type="float">
            <text:p>943</text:p>
          </table:table-cell>
          <table:table-cell table:style-name="ce2" table:formula="of:=CONCATENATE([.CV10];[.CX10];[.CY10])" office:value-type="string" office:string-value="update BADANIA set TYP_WYNIKU='N' where ID_BADANIA = 943" calcext:value-type="string">
            <text:p>update BADANIA set TYP_WYNIKU='N' where ID_BADANIA = 943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10]" office:value-type="float" office:value="943" calcext:value-type="float">
            <text:p>943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7R|8|53316-6^^^WBC|-|||N||F||Operator|||UriSed mini</text:p>
          </table:table-cell>
          <table:table-cell office:value-type="string" calcext:value-type="string">
            <text:p>O</text:p>
          </table:table-cell>
          <table:table-cell table:formula="of:=[.C10]+1"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11]" office:value-type="string" office:string-value="O" calcext:value-type="string">
            <text:p>O</text:p>
          </table:table-cell>
          <table:table-cell table:formula="of:=[.C11]" office:value-type="float" office:value="8" calcext:value-type="float">
            <text:p>8</text:p>
          </table:table-cell>
          <table:table-cell table:formula="of:=[.D11]" office:value-type="string" office:string-value="-" calcext:value-type="string">
            <text:p>-</text:p>
          </table:table-cell>
          <table:table-cell table:formula="of:=[.W11]" office:value-type="string" office:string-value="WBC" calcext:value-type="string">
            <text:p>WBC</text:p>
          </table:table-cell>
          <table:table-cell office:value-type="string" calcext:value-type="string">
            <text:p>' where ID_BADANIA=</text:p>
          </table:table-cell>
          <table:table-cell table:formula="of:=[.V11]" office:value-type="float" office:value="944" calcext:value-type="float">
            <text:p>944</text:p>
          </table:table-cell>
          <table:table-cell table:number-columns-repeated="8"/>
          <table:table-cell table:formula="of:=CONCATENATE([.F11];[.G11];[.H11];[.I11];[.J11];[.K11];[.L11];[.M11];[.N11];[.O11];[.P11];[.Q11];[.R11];[.S11];[.T11])" office:value-type="string" office:string-value="update BADANIA set KOD_BADANIA='O8-WBC' where ID_BADANIA=944" calcext:value-type="string">
            <text:p>update BADANIA set KOD_BADANIA='O8-WBC' where ID_BADANIA=944</text:p>
          </table:table-cell>
          <table:table-cell table:formula="of:=[.V10]+1" office:value-type="float" office:value="944" calcext:value-type="float">
            <text:p>944</text:p>
          </table:table-cell>
          <table:table-cell table:number-columns-repeated="2" office:value-type="string" calcext:value-type="string">
            <text:p>WBC</text:p>
          </table:table-cell>
          <table:table-cell table:formula="of:=[.Y10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11];[.C11])" office:value-type="string" office:string-value="O8" calcext:value-type="string">
            <text:p>O8</text:p>
          </table:table-cell>
          <table:table-cell table:number-columns-repeated="6"/>
          <table:table-cell table:formula="of:=[.AJ10]+1" office:value-type="float" office:value="1037" calcext:value-type="float">
            <text:p>1037</text:p>
          </table:table-cell>
          <table:table-cell table:formula="of:=[.AK10]" office:value-type="float" office:value="2" calcext:value-type="float">
            <text:p>2</text:p>
          </table:table-cell>
          <table:table-cell table:formula="of:=[.AL1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11];[.CR11];[.CS11];[.CT11])" office:value-type="string" office:string-value="update BADANIA set TEST_UKRYTY='T' where ID_BADANIA = 944" calcext:value-type="string">
            <text:p>update BADANIA set TEST_UKRYTY='T' where ID_BADANIA = 944</text:p>
          </table:table-cell>
          <table:table-cell office:value-type="string" calcext:value-type="string">
            <text:p>update BADANIA set TEST_UKRYTY='</text:p>
          </table:table-cell>
          <table:table-cell table:formula="of:=[.BC1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11]" office:value-type="float" office:value="944" calcext:value-type="float">
            <text:p>944</text:p>
          </table:table-cell>
          <table:table-cell table:style-name="ce2" table:formula="of:=CONCATENATE([.CV11];[.CX11];[.CY11])" office:value-type="string" office:string-value="update BADANIA set TYP_WYNIKU='N' where ID_BADANIA = 944" calcext:value-type="string">
            <text:p>update BADANIA set TYP_WYNIKU='N' where ID_BADANIA = 944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11]" office:value-type="float" office:value="944" calcext:value-type="float">
            <text:p>944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0R|9|53307-5^^^CRY|1.50|p/HPF||A||F||Operator|||UriSed mini</text:p>
          </table:table-cell>
          <table:table-cell office:value-type="string" calcext:value-type="string">
            <text:p>O</text:p>
          </table:table-cell>
          <table:table-cell table:formula="of:=[.C11]+1"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12]" office:value-type="string" office:string-value="O" calcext:value-type="string">
            <text:p>O</text:p>
          </table:table-cell>
          <table:table-cell table:formula="of:=[.C12]" office:value-type="float" office:value="9" calcext:value-type="float">
            <text:p>9</text:p>
          </table:table-cell>
          <table:table-cell table:formula="of:=[.D12]" office:value-type="string" office:string-value="-" calcext:value-type="string">
            <text:p>-</text:p>
          </table:table-cell>
          <table:table-cell table:formula="of:=[.W12]" office:value-type="string" office:string-value="CRY" calcext:value-type="string">
            <text:p>CRY</text:p>
          </table:table-cell>
          <table:table-cell office:value-type="string" calcext:value-type="string">
            <text:p>' where ID_BADANIA=</text:p>
          </table:table-cell>
          <table:table-cell table:formula="of:=[.V12]" office:value-type="float" office:value="945" calcext:value-type="float">
            <text:p>945</text:p>
          </table:table-cell>
          <table:table-cell table:number-columns-repeated="8"/>
          <table:table-cell table:formula="of:=CONCATENATE([.F12];[.G12];[.H12];[.I12];[.J12];[.K12];[.L12];[.M12];[.N12];[.O12];[.P12];[.Q12];[.R12];[.S12];[.T12])" office:value-type="string" office:string-value="update BADANIA set KOD_BADANIA='O9-CRY' where ID_BADANIA=945" calcext:value-type="string">
            <text:p>update BADANIA set KOD_BADANIA='O9-CRY' where ID_BADANIA=945</text:p>
          </table:table-cell>
          <table:table-cell table:formula="of:=[.V11]+1" office:value-type="float" office:value="945" calcext:value-type="float">
            <text:p>945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Kryształy</text:p>
          </table:table-cell>
          <table:table-cell table:formula="of:=[.Y11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12];[.C12])" office:value-type="string" office:string-value="O9" calcext:value-type="string">
            <text:p>O9</text:p>
          </table:table-cell>
          <table:table-cell table:number-columns-repeated="6"/>
          <table:table-cell table:formula="of:=[.AJ11]+1" office:value-type="float" office:value="1038" calcext:value-type="float">
            <text:p>1038</text:p>
          </table:table-cell>
          <table:table-cell table:formula="of:=[.AK11]" office:value-type="float" office:value="2" calcext:value-type="float">
            <text:p>2</text:p>
          </table:table-cell>
          <table:table-cell table:formula="of:=[.AL1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12];[.CR12];[.CS12];[.CT12])" office:value-type="string" office:string-value="update BADANIA set TEST_UKRYTY='T' where ID_BADANIA = 945" calcext:value-type="string">
            <text:p>update BADANIA set TEST_UKRYTY='T' where ID_BADANIA = 945</text:p>
          </table:table-cell>
          <table:table-cell office:value-type="string" calcext:value-type="string">
            <text:p>update BADANIA set TEST_UKRYTY='</text:p>
          </table:table-cell>
          <table:table-cell table:formula="of:=[.BC12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12]" office:value-type="float" office:value="945" calcext:value-type="float">
            <text:p>945</text:p>
          </table:table-cell>
          <table:table-cell table:style-name="ce2" table:formula="of:=CONCATENATE([.CV12];[.CX12];[.CY12])" office:value-type="string" office:string-value="update BADANIA set TYP_WYNIKU='N' where ID_BADANIA = 945" calcext:value-type="string">
            <text:p>update BADANIA set TYP_WYNIKU='N' where ID_BADANIA = 945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12]" office:value-type="float" office:value="945" calcext:value-type="float">
            <text:p>945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2R|10|53297-8^^^CRY|6.60|p/ul||A||F||Operator|||UriSed mini</text:p>
          </table:table-cell>
          <table:table-cell office:value-type="string" calcext:value-type="string">
            <text:p>O</text:p>
          </table:table-cell>
          <table:table-cell table:formula="of:=[.C12]+1"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13]" office:value-type="string" office:string-value="O" calcext:value-type="string">
            <text:p>O</text:p>
          </table:table-cell>
          <table:table-cell table:formula="of:=[.C13]" office:value-type="float" office:value="10" calcext:value-type="float">
            <text:p>10</text:p>
          </table:table-cell>
          <table:table-cell table:formula="of:=[.D13]" office:value-type="string" office:string-value="-" calcext:value-type="string">
            <text:p>-</text:p>
          </table:table-cell>
          <table:table-cell table:formula="of:=[.W13]" office:value-type="string" office:string-value="CRY" calcext:value-type="string">
            <text:p>CRY</text:p>
          </table:table-cell>
          <table:table-cell office:value-type="string" calcext:value-type="string">
            <text:p>' where ID_BADANIA=</text:p>
          </table:table-cell>
          <table:table-cell table:formula="of:=[.V13]" office:value-type="float" office:value="946" calcext:value-type="float">
            <text:p>946</text:p>
          </table:table-cell>
          <table:table-cell table:number-columns-repeated="8"/>
          <table:table-cell table:formula="of:=CONCATENATE([.F13];[.G13];[.H13];[.I13];[.J13];[.K13];[.L13];[.M13];[.N13];[.O13];[.P13];[.Q13];[.R13];[.S13];[.T13])" office:value-type="string" office:string-value="update BADANIA set KOD_BADANIA='O10-CRY' where ID_BADANIA=946" calcext:value-type="string">
            <text:p>update BADANIA set KOD_BADANIA='O10-CRY' where ID_BADANIA=946</text:p>
          </table:table-cell>
          <table:table-cell table:formula="of:=[.V12]+1" office:value-type="float" office:value="946" calcext:value-type="float">
            <text:p>946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Kryształy</text:p>
          </table:table-cell>
          <table:table-cell table:formula="of:=[.Y12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13];[.C13])" office:value-type="string" office:string-value="O10" calcext:value-type="string">
            <text:p>O10</text:p>
          </table:table-cell>
          <table:table-cell table:number-columns-repeated="6"/>
          <table:table-cell table:formula="of:=[.AJ12]+1" office:value-type="float" office:value="1039" calcext:value-type="float">
            <text:p>1039</text:p>
          </table:table-cell>
          <table:table-cell table:formula="of:=[.AK12]" office:value-type="float" office:value="2" calcext:value-type="float">
            <text:p>2</text:p>
          </table:table-cell>
          <table:table-cell table:formula="of:=[.AL1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13];[.CR13];[.CS13];[.CT13])" office:value-type="string" office:string-value="update BADANIA set TEST_UKRYTY='T' where ID_BADANIA = 946" calcext:value-type="string">
            <text:p>update BADANIA set TEST_UKRYTY='T' where ID_BADANIA = 946</text:p>
          </table:table-cell>
          <table:table-cell office:value-type="string" calcext:value-type="string">
            <text:p>update BADANIA set TEST_UKRYTY='</text:p>
          </table:table-cell>
          <table:table-cell table:formula="of:=[.BC1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13]" office:value-type="float" office:value="946" calcext:value-type="float">
            <text:p>946</text:p>
          </table:table-cell>
          <table:table-cell table:style-name="ce2" table:formula="of:=CONCATENATE([.CV13];[.CX13];[.CY13])" office:value-type="string" office:string-value="update BADANIA set TYP_WYNIKU='N' where ID_BADANIA = 946" calcext:value-type="string">
            <text:p>update BADANIA set TYP_WYNIKU='N' where ID_BADANIA = 946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13]" office:value-type="float" office:value="946" calcext:value-type="float">
            <text:p>946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4R|11|^^^CRY|1.00|||A||F||Operator|||UriSed mini</text:p>
          </table:table-cell>
          <table:table-cell office:value-type="string" calcext:value-type="string">
            <text:p>O</text:p>
          </table:table-cell>
          <table:table-cell table:formula="of:=[.C13]+1"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14]" office:value-type="string" office:string-value="O" calcext:value-type="string">
            <text:p>O</text:p>
          </table:table-cell>
          <table:table-cell table:formula="of:=[.C14]" office:value-type="float" office:value="11" calcext:value-type="float">
            <text:p>11</text:p>
          </table:table-cell>
          <table:table-cell table:formula="of:=[.D14]" office:value-type="string" office:string-value="-" calcext:value-type="string">
            <text:p>-</text:p>
          </table:table-cell>
          <table:table-cell table:formula="of:=[.W14]" office:value-type="string" office:string-value="CRY" calcext:value-type="string">
            <text:p>CRY</text:p>
          </table:table-cell>
          <table:table-cell office:value-type="string" calcext:value-type="string">
            <text:p>' where ID_BADANIA=</text:p>
          </table:table-cell>
          <table:table-cell table:formula="of:=[.V14]" office:value-type="float" office:value="947" calcext:value-type="float">
            <text:p>947</text:p>
          </table:table-cell>
          <table:table-cell table:number-columns-repeated="8"/>
          <table:table-cell table:formula="of:=CONCATENATE([.F14];[.G14];[.H14];[.I14];[.J14];[.K14];[.L14];[.M14];[.N14];[.O14];[.P14];[.Q14];[.R14];[.S14];[.T14])" office:value-type="string" office:string-value="update BADANIA set KOD_BADANIA='O11-CRY' where ID_BADANIA=947" calcext:value-type="string">
            <text:p>update BADANIA set KOD_BADANIA='O11-CRY' where ID_BADANIA=947</text:p>
          </table:table-cell>
          <table:table-cell table:formula="of:=[.V13]+1" office:value-type="float" office:value="947" calcext:value-type="float">
            <text:p>947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Kryształy</text:p>
          </table:table-cell>
          <table:table-cell table:formula="of:=[.Y13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14];[.C14])" office:value-type="string" office:string-value="O11" calcext:value-type="string">
            <text:p>O11</text:p>
          </table:table-cell>
          <table:table-cell table:number-columns-repeated="6"/>
          <table:table-cell table:formula="of:=[.AJ13]+1" office:value-type="float" office:value="1040" calcext:value-type="float">
            <text:p>1040</text:p>
          </table:table-cell>
          <table:table-cell table:formula="of:=[.AK13]" office:value-type="float" office:value="2" calcext:value-type="float">
            <text:p>2</text:p>
          </table:table-cell>
          <table:table-cell table:formula="of:=[.AL1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14];[.CR14];[.CS14];[.CT14])" office:value-type="string" office:string-value="update BADANIA set TEST_UKRYTY='T' where ID_BADANIA = 947" calcext:value-type="string">
            <text:p>update BADANIA set TEST_UKRYTY='T' where ID_BADANIA = 947</text:p>
          </table:table-cell>
          <table:table-cell office:value-type="string" calcext:value-type="string">
            <text:p>update BADANIA set TEST_UKRYTY='</text:p>
          </table:table-cell>
          <table:table-cell table:formula="of:=[.BC1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14]" office:value-type="float" office:value="947" calcext:value-type="float">
            <text:p>947</text:p>
          </table:table-cell>
          <table:table-cell table:style-name="ce2" table:formula="of:=CONCATENATE([.CV14];[.CX14];[.CY14])" office:value-type="string" office:string-value="update BADANIA set TYP_WYNIKU='N' where ID_BADANIA = 947" calcext:value-type="string">
            <text:p>update BADANIA set TYP_WYNIKU='N' where ID_BADANIA = 94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14]" office:value-type="float" office:value="947" calcext:value-type="float">
            <text:p>947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6R|12|53334-9^^^CRY|+|||A||F||Operator|||UriSed mini</text:p>
          </table:table-cell>
          <table:table-cell office:value-type="string" calcext:value-type="string">
            <text:p>O</text:p>
          </table:table-cell>
          <table:table-cell table:formula="of:=[.C14]+1"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15]" office:value-type="string" office:string-value="O" calcext:value-type="string">
            <text:p>O</text:p>
          </table:table-cell>
          <table:table-cell table:formula="of:=[.C15]" office:value-type="float" office:value="12" calcext:value-type="float">
            <text:p>12</text:p>
          </table:table-cell>
          <table:table-cell table:formula="of:=[.D15]" office:value-type="string" office:string-value="-" calcext:value-type="string">
            <text:p>-</text:p>
          </table:table-cell>
          <table:table-cell table:formula="of:=[.W15]" office:value-type="string" office:string-value="CRY" calcext:value-type="string">
            <text:p>CRY</text:p>
          </table:table-cell>
          <table:table-cell office:value-type="string" calcext:value-type="string">
            <text:p>' where ID_BADANIA=</text:p>
          </table:table-cell>
          <table:table-cell table:formula="of:=[.V15]" office:value-type="float" office:value="948" calcext:value-type="float">
            <text:p>948</text:p>
          </table:table-cell>
          <table:table-cell table:number-columns-repeated="8"/>
          <table:table-cell table:formula="of:=CONCATENATE([.F15];[.G15];[.H15];[.I15];[.J15];[.K15];[.L15];[.M15];[.N15];[.O15];[.P15];[.Q15];[.R15];[.S15];[.T15])" office:value-type="string" office:string-value="update BADANIA set KOD_BADANIA='O12-CRY' where ID_BADANIA=948" calcext:value-type="string">
            <text:p>update BADANIA set KOD_BADANIA='O12-CRY' where ID_BADANIA=948</text:p>
          </table:table-cell>
          <table:table-cell table:formula="of:=[.V14]+1" office:value-type="float" office:value="948" calcext:value-type="float">
            <text:p>948</text:p>
          </table:table-cell>
          <table:table-cell office:value-type="string" calcext:value-type="string">
            <text:p>CRY</text:p>
          </table:table-cell>
          <table:table-cell office:value-type="string" calcext:value-type="string">
            <text:p>Kryształy</text:p>
          </table:table-cell>
          <table:table-cell table:formula="of:=[.Y14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15];[.C15])" office:value-type="string" office:string-value="O12" calcext:value-type="string">
            <text:p>O12</text:p>
          </table:table-cell>
          <table:table-cell table:number-columns-repeated="6"/>
          <table:table-cell table:formula="of:=[.AJ14]+1" office:value-type="float" office:value="1041" calcext:value-type="float">
            <text:p>1041</text:p>
          </table:table-cell>
          <table:table-cell table:formula="of:=[.AK14]" office:value-type="float" office:value="2" calcext:value-type="float">
            <text:p>2</text:p>
          </table:table-cell>
          <table:table-cell table:formula="of:=[.AL1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15];[.CR15];[.CS15];[.CT15])" office:value-type="string" office:string-value="update BADANIA set TEST_UKRYTY='T' where ID_BADANIA = 948" calcext:value-type="string">
            <text:p>update BADANIA set TEST_UKRYTY='T' where ID_BADANIA = 948</text:p>
          </table:table-cell>
          <table:table-cell office:value-type="string" calcext:value-type="string">
            <text:p>update BADANIA set TEST_UKRYTY='</text:p>
          </table:table-cell>
          <table:table-cell table:formula="of:=[.BC1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15]" office:value-type="float" office:value="948" calcext:value-type="float">
            <text:p>948</text:p>
          </table:table-cell>
          <table:table-cell table:style-name="ce2" table:formula="of:=CONCATENATE([.CV15];[.CX15];[.CY15])" office:value-type="string" office:string-value="update BADANIA set TYP_WYNIKU='N' where ID_BADANIA = 948" calcext:value-type="string">
            <text:p>update BADANIA set TYP_WYNIKU='N' where ID_BADANIA = 94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15]" office:value-type="float" office:value="948" calcext:value-type="float">
            <text:p>948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0R|13|53307-5^^^.CRY|1.50|p/HPF||A||F||Operator|||UriSed mini</text:p>
          </table:table-cell>
          <table:table-cell office:value-type="string" calcext:value-type="string">
            <text:p>O</text:p>
          </table:table-cell>
          <table:table-cell table:formula="of:=[.C15]+1"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16]" office:value-type="string" office:string-value="O" calcext:value-type="string">
            <text:p>O</text:p>
          </table:table-cell>
          <table:table-cell table:formula="of:=[.C16]" office:value-type="float" office:value="13" calcext:value-type="float">
            <text:p>13</text:p>
          </table:table-cell>
          <table:table-cell table:formula="of:=[.D16]" office:value-type="string" office:string-value="-" calcext:value-type="string">
            <text:p>-</text:p>
          </table:table-cell>
          <table:table-cell table:formula="of:=[.W16]" office:value-type="string" office:string-value=".CRY" calcext:value-type="string">
            <text:p>.CRY</text:p>
          </table:table-cell>
          <table:table-cell office:value-type="string" calcext:value-type="string">
            <text:p>' where ID_BADANIA=</text:p>
          </table:table-cell>
          <table:table-cell table:formula="of:=[.V16]" office:value-type="float" office:value="949" calcext:value-type="float">
            <text:p>949</text:p>
          </table:table-cell>
          <table:table-cell table:number-columns-repeated="8"/>
          <table:table-cell table:formula="of:=CONCATENATE([.F16];[.G16];[.H16];[.I16];[.J16];[.K16];[.L16];[.M16];[.N16];[.O16];[.P16];[.Q16];[.R16];[.S16];[.T16])" office:value-type="string" office:string-value="update BADANIA set KOD_BADANIA='O13-.CRY' where ID_BADANIA=949" calcext:value-type="string">
            <text:p>update BADANIA set KOD_BADANIA='O13-.CRY' where ID_BADANIA=949</text:p>
          </table:table-cell>
          <table:table-cell table:formula="of:=[.V15]+1" office:value-type="float" office:value="949" calcext:value-type="float">
            <text:p>949</text:p>
          </table:table-cell>
          <table:table-cell office:value-type="string" calcext:value-type="string">
            <text:p>.CRY</text:p>
          </table:table-cell>
          <table:table-cell office:value-type="string" calcext:value-type="string">
            <text:p>Kryształy</text:p>
          </table:table-cell>
          <table:table-cell table:formula="of:=[.Y15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16];[.C16])" office:value-type="string" office:string-value="O13" calcext:value-type="string">
            <text:p>O13</text:p>
          </table:table-cell>
          <table:table-cell table:number-columns-repeated="6"/>
          <table:table-cell table:formula="of:=[.AJ15]+1" office:value-type="float" office:value="1042" calcext:value-type="float">
            <text:p>1042</text:p>
          </table:table-cell>
          <table:table-cell table:formula="of:=[.AK15]" office:value-type="float" office:value="2" calcext:value-type="float">
            <text:p>2</text:p>
          </table:table-cell>
          <table:table-cell table:formula="of:=[.AL1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16];[.CR16];[.CS16];[.CT16])" office:value-type="string" office:string-value="update BADANIA set TEST_UKRYTY='T' where ID_BADANIA = 949" calcext:value-type="string">
            <text:p>update BADANIA set TEST_UKRYTY='T' where ID_BADANIA = 949</text:p>
          </table:table-cell>
          <table:table-cell office:value-type="string" calcext:value-type="string">
            <text:p>update BADANIA set TEST_UKRYTY='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16]" office:value-type="float" office:value="949" calcext:value-type="float">
            <text:p>949</text:p>
          </table:table-cell>
          <table:table-cell table:style-name="ce2" table:formula="of:=CONCATENATE([.CV16];[.CX16];[.CY16])" office:value-type="string" office:string-value="update BADANIA set TYP_WYNIKU='N' where ID_BADANIA = 949" calcext:value-type="string">
            <text:p>update BADANIA set TYP_WYNIKU='N' where ID_BADANIA = 94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16]" office:value-type="float" office:value="949" calcext:value-type="float">
            <text:p>949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2R|14|53297-8^^^.CRY|6.60|p/ul||A||F||Operator|||UriSed mini</text:p>
          </table:table-cell>
          <table:table-cell office:value-type="string" calcext:value-type="string">
            <text:p>O</text:p>
          </table:table-cell>
          <table:table-cell table:formula="of:=[.C16]+1" office:value-type="float" office:value="14" calcext:value-type="float">
            <text:p>1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17]" office:value-type="string" office:string-value="O" calcext:value-type="string">
            <text:p>O</text:p>
          </table:table-cell>
          <table:table-cell table:formula="of:=[.C17]" office:value-type="float" office:value="14" calcext:value-type="float">
            <text:p>14</text:p>
          </table:table-cell>
          <table:table-cell table:formula="of:=[.D17]" office:value-type="string" office:string-value="-" calcext:value-type="string">
            <text:p>-</text:p>
          </table:table-cell>
          <table:table-cell table:formula="of:=[.W17]" office:value-type="string" office:string-value=".CRY" calcext:value-type="string">
            <text:p>.CRY</text:p>
          </table:table-cell>
          <table:table-cell office:value-type="string" calcext:value-type="string">
            <text:p>' where ID_BADANIA=</text:p>
          </table:table-cell>
          <table:table-cell table:formula="of:=[.V17]" office:value-type="float" office:value="950" calcext:value-type="float">
            <text:p>950</text:p>
          </table:table-cell>
          <table:table-cell table:number-columns-repeated="8"/>
          <table:table-cell table:formula="of:=CONCATENATE([.F17];[.G17];[.H17];[.I17];[.J17];[.K17];[.L17];[.M17];[.N17];[.O17];[.P17];[.Q17];[.R17];[.S17];[.T17])" office:value-type="string" office:string-value="update BADANIA set KOD_BADANIA='O14-.CRY' where ID_BADANIA=950" calcext:value-type="string">
            <text:p>update BADANIA set KOD_BADANIA='O14-.CRY' where ID_BADANIA=950</text:p>
          </table:table-cell>
          <table:table-cell table:formula="of:=[.V16]+1" office:value-type="float" office:value="950" calcext:value-type="float">
            <text:p>950</text:p>
          </table:table-cell>
          <table:table-cell office:value-type="string" calcext:value-type="string">
            <text:p>.CRY</text:p>
          </table:table-cell>
          <table:table-cell office:value-type="string" calcext:value-type="string">
            <text:p>Kryształy</text:p>
          </table:table-cell>
          <table:table-cell table:formula="of:=[.Y16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17];[.C17])" office:value-type="string" office:string-value="O14" calcext:value-type="string">
            <text:p>O14</text:p>
          </table:table-cell>
          <table:table-cell table:number-columns-repeated="6"/>
          <table:table-cell table:formula="of:=[.AJ16]+1" office:value-type="float" office:value="1043" calcext:value-type="float">
            <text:p>1043</text:p>
          </table:table-cell>
          <table:table-cell table:formula="of:=[.AK16]" office:value-type="float" office:value="2" calcext:value-type="float">
            <text:p>2</text:p>
          </table:table-cell>
          <table:table-cell table:formula="of:=[.AL1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17];[.CR17];[.CS17];[.CT17])" office:value-type="string" office:string-value="update BADANIA set TEST_UKRYTY='T' where ID_BADANIA = 950" calcext:value-type="string">
            <text:p>update BADANIA set TEST_UKRYTY='T' where ID_BADANIA = 950</text:p>
          </table:table-cell>
          <table:table-cell office:value-type="string" calcext:value-type="string">
            <text:p>update BADANIA set TEST_UKRYTY='</text:p>
          </table:table-cell>
          <table:table-cell table:formula="of:=[.BC1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17]" office:value-type="float" office:value="950" calcext:value-type="float">
            <text:p>950</text:p>
          </table:table-cell>
          <table:table-cell table:style-name="ce2" table:formula="of:=CONCATENATE([.CV17];[.CX17];[.CY17])" office:value-type="string" office:string-value="update BADANIA set TYP_WYNIKU='N' where ID_BADANIA = 950" calcext:value-type="string">
            <text:p>update BADANIA set TYP_WYNIKU='N' where ID_BADANIA = 95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17]" office:value-type="float" office:value="950" calcext:value-type="float">
            <text:p>95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4R|15|^^^.CRY|1.00|||A||F||Operator|||UriSed mini</text:p>
          </table:table-cell>
          <table:table-cell office:value-type="string" calcext:value-type="string">
            <text:p>O</text:p>
          </table:table-cell>
          <table:table-cell table:formula="of:=[.C17]+1"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18]" office:value-type="string" office:string-value="O" calcext:value-type="string">
            <text:p>O</text:p>
          </table:table-cell>
          <table:table-cell table:formula="of:=[.C18]" office:value-type="float" office:value="15" calcext:value-type="float">
            <text:p>15</text:p>
          </table:table-cell>
          <table:table-cell table:formula="of:=[.D18]" office:value-type="string" office:string-value="-" calcext:value-type="string">
            <text:p>-</text:p>
          </table:table-cell>
          <table:table-cell table:formula="of:=[.W18]" office:value-type="string" office:string-value=".CRY" calcext:value-type="string">
            <text:p>.CRY</text:p>
          </table:table-cell>
          <table:table-cell office:value-type="string" calcext:value-type="string">
            <text:p>' where ID_BADANIA=</text:p>
          </table:table-cell>
          <table:table-cell table:formula="of:=[.V18]" office:value-type="float" office:value="951" calcext:value-type="float">
            <text:p>951</text:p>
          </table:table-cell>
          <table:table-cell table:number-columns-repeated="8"/>
          <table:table-cell table:formula="of:=CONCATENATE([.F18];[.G18];[.H18];[.I18];[.J18];[.K18];[.L18];[.M18];[.N18];[.O18];[.P18];[.Q18];[.R18];[.S18];[.T18])" office:value-type="string" office:string-value="update BADANIA set KOD_BADANIA='O15-.CRY' where ID_BADANIA=951" calcext:value-type="string">
            <text:p>update BADANIA set KOD_BADANIA='O15-.CRY' where ID_BADANIA=951</text:p>
          </table:table-cell>
          <table:table-cell table:formula="of:=[.V17]+1" office:value-type="float" office:value="951" calcext:value-type="float">
            <text:p>951</text:p>
          </table:table-cell>
          <table:table-cell office:value-type="string" calcext:value-type="string">
            <text:p>.CRY</text:p>
          </table:table-cell>
          <table:table-cell office:value-type="string" calcext:value-type="string">
            <text:p>Kryształy</text:p>
          </table:table-cell>
          <table:table-cell table:formula="of:=[.Y17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18];[.C18])" office:value-type="string" office:string-value="O15" calcext:value-type="string">
            <text:p>O15</text:p>
          </table:table-cell>
          <table:table-cell table:number-columns-repeated="6"/>
          <table:table-cell table:formula="of:=[.AJ17]+1" office:value-type="float" office:value="1044" calcext:value-type="float">
            <text:p>1044</text:p>
          </table:table-cell>
          <table:table-cell table:formula="of:=[.AK17]" office:value-type="float" office:value="2" calcext:value-type="float">
            <text:p>2</text:p>
          </table:table-cell>
          <table:table-cell table:formula="of:=[.AL1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18];[.CR18];[.CS18];[.CT18])" office:value-type="string" office:string-value="update BADANIA set TEST_UKRYTY='T' where ID_BADANIA = 951" calcext:value-type="string">
            <text:p>update BADANIA set TEST_UKRYTY='T' where ID_BADANIA = 951</text:p>
          </table:table-cell>
          <table:table-cell office:value-type="string" calcext:value-type="string">
            <text:p>update BADANIA set TEST_UKRYTY='</text:p>
          </table:table-cell>
          <table:table-cell table:formula="of:=[.BC1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18]" office:value-type="float" office:value="951" calcext:value-type="float">
            <text:p>951</text:p>
          </table:table-cell>
          <table:table-cell table:style-name="ce2" table:formula="of:=CONCATENATE([.CV18];[.CX18];[.CY18])" office:value-type="string" office:string-value="update BADANIA set TYP_WYNIKU='N' where ID_BADANIA = 951" calcext:value-type="string">
            <text:p>update BADANIA set TYP_WYNIKU='N' where ID_BADANIA = 951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18]" office:value-type="float" office:value="951" calcext:value-type="float">
            <text:p>951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6R|16|53334-9^^^.CRY|+|||A||F||Operator|||UriSed mini</text:p>
          </table:table-cell>
          <table:table-cell office:value-type="string" calcext:value-type="string">
            <text:p>O</text:p>
          </table:table-cell>
          <table:table-cell table:formula="of:=[.C18]+1" office:value-type="float" office:value="16" calcext:value-type="float">
            <text:p>1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19]" office:value-type="string" office:string-value="O" calcext:value-type="string">
            <text:p>O</text:p>
          </table:table-cell>
          <table:table-cell table:formula="of:=[.C19]" office:value-type="float" office:value="16" calcext:value-type="float">
            <text:p>16</text:p>
          </table:table-cell>
          <table:table-cell table:formula="of:=[.D19]" office:value-type="string" office:string-value="-" calcext:value-type="string">
            <text:p>-</text:p>
          </table:table-cell>
          <table:table-cell table:formula="of:=[.W19]" office:value-type="string" office:string-value=".CRY" calcext:value-type="string">
            <text:p>.CRY</text:p>
          </table:table-cell>
          <table:table-cell office:value-type="string" calcext:value-type="string">
            <text:p>' where ID_BADANIA=</text:p>
          </table:table-cell>
          <table:table-cell table:formula="of:=[.V19]" office:value-type="float" office:value="952" calcext:value-type="float">
            <text:p>952</text:p>
          </table:table-cell>
          <table:table-cell table:number-columns-repeated="8"/>
          <table:table-cell table:formula="of:=CONCATENATE([.F19];[.G19];[.H19];[.I19];[.J19];[.K19];[.L19];[.M19];[.N19];[.O19];[.P19];[.Q19];[.R19];[.S19];[.T19])" office:value-type="string" office:string-value="update BADANIA set KOD_BADANIA='O16-.CRY' where ID_BADANIA=952" calcext:value-type="string">
            <text:p>update BADANIA set KOD_BADANIA='O16-.CRY' where ID_BADANIA=952</text:p>
          </table:table-cell>
          <table:table-cell table:formula="of:=[.V18]+1" office:value-type="float" office:value="952" calcext:value-type="float">
            <text:p>952</text:p>
          </table:table-cell>
          <table:table-cell office:value-type="string" calcext:value-type="string">
            <text:p>.CRY</text:p>
          </table:table-cell>
          <table:table-cell office:value-type="string" calcext:value-type="string">
            <text:p>Kryształy</text:p>
          </table:table-cell>
          <table:table-cell table:formula="of:=[.Y18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19];[.C19])" office:value-type="string" office:string-value="O16" calcext:value-type="string">
            <text:p>O16</text:p>
          </table:table-cell>
          <table:table-cell table:number-columns-repeated="6"/>
          <table:table-cell table:formula="of:=[.AJ18]+1" office:value-type="float" office:value="1045" calcext:value-type="float">
            <text:p>1045</text:p>
          </table:table-cell>
          <table:table-cell table:formula="of:=[.AK18]" office:value-type="float" office:value="2" calcext:value-type="float">
            <text:p>2</text:p>
          </table:table-cell>
          <table:table-cell table:formula="of:=[.AL1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19];[.CR19];[.CS19];[.CT19])" office:value-type="string" office:string-value="update BADANIA set TEST_UKRYTY='T' where ID_BADANIA = 952" calcext:value-type="string">
            <text:p>update BADANIA set TEST_UKRYTY='T' where ID_BADANIA = 952</text:p>
          </table:table-cell>
          <table:table-cell office:value-type="string" calcext:value-type="string">
            <text:p>update BADANIA set TEST_UKRYTY='</text:p>
          </table:table-cell>
          <table:table-cell table:formula="of:=[.BC1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19]" office:value-type="float" office:value="952" calcext:value-type="float">
            <text:p>952</text:p>
          </table:table-cell>
          <table:table-cell table:style-name="ce2" table:formula="of:=CONCATENATE([.CV19];[.CX19];[.CY19])" office:value-type="string" office:string-value="update BADANIA set TYP_WYNIKU='N' where ID_BADANIA = 952" calcext:value-type="string">
            <text:p>update BADANIA set TYP_WYNIKU='N' where ID_BADANIA = 952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19]" office:value-type="float" office:value="952" calcext:value-type="float">
            <text:p>952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0R|17|^^^.CaOxm|0.00|p/HPF||N||F||Operator|||UriSed mini</text:p>
          </table:table-cell>
          <table:table-cell office:value-type="string" calcext:value-type="string">
            <text:p>O</text:p>
          </table:table-cell>
          <table:table-cell table:formula="of:=[.C19]+1" office:value-type="float" office:value="17" calcext:value-type="float">
            <text:p>1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20]" office:value-type="string" office:string-value="O" calcext:value-type="string">
            <text:p>O</text:p>
          </table:table-cell>
          <table:table-cell table:formula="of:=[.C20]" office:value-type="float" office:value="17" calcext:value-type="float">
            <text:p>17</text:p>
          </table:table-cell>
          <table:table-cell table:formula="of:=[.D20]" office:value-type="string" office:string-value="-" calcext:value-type="string">
            <text:p>-</text:p>
          </table:table-cell>
          <table:table-cell table:formula="of:=[.W20]" office:value-type="string" office:string-value=".CaOxm" calcext:value-type="string">
            <text:p>.CaOxm</text:p>
          </table:table-cell>
          <table:table-cell office:value-type="string" calcext:value-type="string">
            <text:p>' where ID_BADANIA=</text:p>
          </table:table-cell>
          <table:table-cell table:formula="of:=[.V20]" office:value-type="float" office:value="953" calcext:value-type="float">
            <text:p>953</text:p>
          </table:table-cell>
          <table:table-cell table:number-columns-repeated="8"/>
          <table:table-cell table:formula="of:=CONCATENATE([.F20];[.G20];[.H20];[.I20];[.J20];[.K20];[.L20];[.M20];[.N20];[.O20];[.P20];[.Q20];[.R20];[.S20];[.T20])" office:value-type="string" office:string-value="update BADANIA set KOD_BADANIA='O17-.CaOxm' where ID_BADANIA=953" calcext:value-type="string">
            <text:p>update BADANIA set KOD_BADANIA='O17-.CaOxm' where ID_BADANIA=953</text:p>
          </table:table-cell>
          <table:table-cell table:formula="of:=[.V19]+1" office:value-type="float" office:value="953" calcext:value-type="float">
            <text:p>953</text:p>
          </table:table-cell>
          <table:table-cell office:value-type="string" calcext:value-type="string">
            <text:p>.CaOxm</text:p>
          </table:table-cell>
          <table:table-cell office:value-type="string" calcext:value-type="string">
            <text:p>Jednowodny szczawian wapnia</text:p>
          </table:table-cell>
          <table:table-cell table:formula="of:=[.Y19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20];[.C20])" office:value-type="string" office:string-value="O17" calcext:value-type="string">
            <text:p>O17</text:p>
          </table:table-cell>
          <table:table-cell table:number-columns-repeated="6"/>
          <table:table-cell table:formula="of:=[.AJ19]+1" office:value-type="float" office:value="1046" calcext:value-type="float">
            <text:p>1046</text:p>
          </table:table-cell>
          <table:table-cell table:formula="of:=[.AK19]" office:value-type="float" office:value="2" calcext:value-type="float">
            <text:p>2</text:p>
          </table:table-cell>
          <table:table-cell table:formula="of:=[.AL1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20];[.CR20];[.CS20];[.CT20])" office:value-type="string" office:string-value="update BADANIA set TEST_UKRYTY='T' where ID_BADANIA = 953" calcext:value-type="string">
            <text:p>update BADANIA set TEST_UKRYTY='T' where ID_BADANIA = 953</text:p>
          </table:table-cell>
          <table:table-cell office:value-type="string" calcext:value-type="string">
            <text:p>update BADANIA set TEST_UKRYTY='</text:p>
          </table:table-cell>
          <table:table-cell table:formula="of:=[.BC2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20]" office:value-type="float" office:value="953" calcext:value-type="float">
            <text:p>953</text:p>
          </table:table-cell>
          <table:table-cell table:style-name="ce2" table:formula="of:=CONCATENATE([.CV20];[.CW20];[.CX20];[.CY20])" office:value-type="string" office:string-value="update BADANIA set NAZWA_BADANIA='Jednowodny szczawian wapnia' where ID_BADANIA = 953" calcext:value-type="string">
            <text:p>update BADANIA set NAZWA_BADANIA='Jednowodny szczawian wapnia' where ID_BADANIA = 953</text:p>
          </table:table-cell>
          <table:table-cell office:value-type="string" calcext:value-type="string">
            <text:p>update BADANIA set NAZWA_BADANIA='</text:p>
          </table:table-cell>
          <table:table-cell table:formula="of:=[.X20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 where ID_BADANIA = </text:p>
          </table:table-cell>
          <table:table-cell table:formula="of:=[.V20]" office:value-type="float" office:value="953" calcext:value-type="float">
            <text:p>953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1R|18|^^^.CaOxm|0.00|p/ul||N||F||Operator|||UriSed mini</text:p>
          </table:table-cell>
          <table:table-cell office:value-type="string" calcext:value-type="string">
            <text:p>O</text:p>
          </table:table-cell>
          <table:table-cell table:formula="of:=[.C20]+1"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21]" office:value-type="string" office:string-value="O" calcext:value-type="string">
            <text:p>O</text:p>
          </table:table-cell>
          <table:table-cell table:formula="of:=[.C21]" office:value-type="float" office:value="18" calcext:value-type="float">
            <text:p>18</text:p>
          </table:table-cell>
          <table:table-cell table:formula="of:=[.D21]" office:value-type="string" office:string-value="-" calcext:value-type="string">
            <text:p>-</text:p>
          </table:table-cell>
          <table:table-cell table:formula="of:=[.W21]" office:value-type="string" office:string-value=".CaOxm" calcext:value-type="string">
            <text:p>.CaOxm</text:p>
          </table:table-cell>
          <table:table-cell office:value-type="string" calcext:value-type="string">
            <text:p>' where ID_BADANIA=</text:p>
          </table:table-cell>
          <table:table-cell table:formula="of:=[.V21]" office:value-type="float" office:value="954" calcext:value-type="float">
            <text:p>954</text:p>
          </table:table-cell>
          <table:table-cell table:number-columns-repeated="8"/>
          <table:table-cell table:formula="of:=CONCATENATE([.F21];[.G21];[.H21];[.I21];[.J21];[.K21];[.L21];[.M21];[.N21];[.O21];[.P21];[.Q21];[.R21];[.S21];[.T21])" office:value-type="string" office:string-value="update BADANIA set KOD_BADANIA='O18-.CaOxm' where ID_BADANIA=954" calcext:value-type="string">
            <text:p>update BADANIA set KOD_BADANIA='O18-.CaOxm' where ID_BADANIA=954</text:p>
          </table:table-cell>
          <table:table-cell table:formula="of:=[.V20]+1" office:value-type="float" office:value="954" calcext:value-type="float">
            <text:p>954</text:p>
          </table:table-cell>
          <table:table-cell office:value-type="string" calcext:value-type="string">
            <text:p>.CaOxm</text:p>
          </table:table-cell>
          <table:table-cell office:value-type="string" calcext:value-type="string">
            <text:p>Jednowodny szczawian wapnia</text:p>
          </table:table-cell>
          <table:table-cell table:formula="of:=[.Y20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21];[.C21])" office:value-type="string" office:string-value="O18" calcext:value-type="string">
            <text:p>O18</text:p>
          </table:table-cell>
          <table:table-cell table:number-columns-repeated="6"/>
          <table:table-cell table:formula="of:=[.AJ20]+1" office:value-type="float" office:value="1047" calcext:value-type="float">
            <text:p>1047</text:p>
          </table:table-cell>
          <table:table-cell table:formula="of:=[.AK20]" office:value-type="float" office:value="2" calcext:value-type="float">
            <text:p>2</text:p>
          </table:table-cell>
          <table:table-cell table:formula="of:=[.AL2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21];[.CR21];[.CS21];[.CT21])" office:value-type="string" office:string-value="update BADANIA set TEST_UKRYTY='T' where ID_BADANIA = 954" calcext:value-type="string">
            <text:p>update BADANIA set TEST_UKRYTY='T' where ID_BADANIA = 954</text:p>
          </table:table-cell>
          <table:table-cell office:value-type="string" calcext:value-type="string">
            <text:p>update BADANIA set TEST_UKRYTY='</text:p>
          </table:table-cell>
          <table:table-cell table:formula="of:=[.BC2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21]" office:value-type="float" office:value="954" calcext:value-type="float">
            <text:p>954</text:p>
          </table:table-cell>
          <table:table-cell table:style-name="ce2" table:formula="of:=CONCATENATE([.CV21];[.CW21];[.CX21];[.CY21])" office:value-type="string" office:string-value="update BADANIA set NAZWA_BADANIA='Jednowodny szczawian wapnia' where ID_BADANIA = 954" calcext:value-type="string">
            <text:p>update BADANIA set NAZWA_BADANIA='Jednowodny szczawian wapnia' where ID_BADANIA = 954</text:p>
          </table:table-cell>
          <table:table-cell office:value-type="string" calcext:value-type="string">
            <text:p>update BADANIA set NAZWA_BADANIA='</text:p>
          </table:table-cell>
          <table:table-cell table:formula="of:=[.X21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 where ID_BADANIA = </text:p>
          </table:table-cell>
          <table:table-cell table:formula="of:=[.V21]" office:value-type="float" office:value="954" calcext:value-type="float">
            <text:p>954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2R|19|^^^.CaOxm|0.00|||N||F||Operator|||UriSed mini</text:p>
          </table:table-cell>
          <table:table-cell office:value-type="string" calcext:value-type="string">
            <text:p>O</text:p>
          </table:table-cell>
          <table:table-cell table:formula="of:=[.C21]+1" office:value-type="float" office:value="19" calcext:value-type="float">
            <text:p>1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22]" office:value-type="string" office:string-value="O" calcext:value-type="string">
            <text:p>O</text:p>
          </table:table-cell>
          <table:table-cell table:formula="of:=[.C22]" office:value-type="float" office:value="19" calcext:value-type="float">
            <text:p>19</text:p>
          </table:table-cell>
          <table:table-cell table:formula="of:=[.D22]" office:value-type="string" office:string-value="-" calcext:value-type="string">
            <text:p>-</text:p>
          </table:table-cell>
          <table:table-cell table:formula="of:=[.W22]" office:value-type="string" office:string-value=".CaOxm" calcext:value-type="string">
            <text:p>.CaOxm</text:p>
          </table:table-cell>
          <table:table-cell office:value-type="string" calcext:value-type="string">
            <text:p>' where ID_BADANIA=</text:p>
          </table:table-cell>
          <table:table-cell table:formula="of:=[.V22]" office:value-type="float" office:value="955" calcext:value-type="float">
            <text:p>955</text:p>
          </table:table-cell>
          <table:table-cell table:number-columns-repeated="8"/>
          <table:table-cell table:formula="of:=CONCATENATE([.F22];[.G22];[.H22];[.I22];[.J22];[.K22];[.L22];[.M22];[.N22];[.O22];[.P22];[.Q22];[.R22];[.S22];[.T22])" office:value-type="string" office:string-value="update BADANIA set KOD_BADANIA='O19-.CaOxm' where ID_BADANIA=955" calcext:value-type="string">
            <text:p>update BADANIA set KOD_BADANIA='O19-.CaOxm' where ID_BADANIA=955</text:p>
          </table:table-cell>
          <table:table-cell table:formula="of:=[.V21]+1" office:value-type="float" office:value="955" calcext:value-type="float">
            <text:p>955</text:p>
          </table:table-cell>
          <table:table-cell office:value-type="string" calcext:value-type="string">
            <text:p>.CaOxm</text:p>
          </table:table-cell>
          <table:table-cell office:value-type="string" calcext:value-type="string">
            <text:p>Jednowodny szczawian wapnia</text:p>
          </table:table-cell>
          <table:table-cell table:formula="of:=[.Y21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22];[.C22])" office:value-type="string" office:string-value="O19" calcext:value-type="string">
            <text:p>O19</text:p>
          </table:table-cell>
          <table:table-cell table:number-columns-repeated="6"/>
          <table:table-cell table:formula="of:=[.AJ21]+1" office:value-type="float" office:value="1048" calcext:value-type="float">
            <text:p>1048</text:p>
          </table:table-cell>
          <table:table-cell table:formula="of:=[.AK21]" office:value-type="float" office:value="2" calcext:value-type="float">
            <text:p>2</text:p>
          </table:table-cell>
          <table:table-cell table:formula="of:=[.AL2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22];[.CR22];[.CS22];[.CT22])" office:value-type="string" office:string-value="update BADANIA set TEST_UKRYTY='T' where ID_BADANIA = 955" calcext:value-type="string">
            <text:p>update BADANIA set TEST_UKRYTY='T' where ID_BADANIA = 955</text:p>
          </table:table-cell>
          <table:table-cell office:value-type="string" calcext:value-type="string">
            <text:p>update BADANIA set TEST_UKRYTY='</text:p>
          </table:table-cell>
          <table:table-cell table:formula="of:=[.BC22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22]" office:value-type="float" office:value="955" calcext:value-type="float">
            <text:p>955</text:p>
          </table:table-cell>
          <table:table-cell table:style-name="ce2" table:formula="of:=CONCATENATE([.CV22];[.CW22];[.CX22];[.CY22])" office:value-type="string" office:string-value="update BADANIA set NAZWA_BADANIA='Jednowodny szczawian wapnia' where ID_BADANIA = 955" calcext:value-type="string">
            <text:p>update BADANIA set NAZWA_BADANIA='Jednowodny szczawian wapnia' where ID_BADANIA = 955</text:p>
          </table:table-cell>
          <table:table-cell office:value-type="string" calcext:value-type="string">
            <text:p>update BADANIA set NAZWA_BADANIA='</text:p>
          </table:table-cell>
          <table:table-cell table:formula="of:=[.X22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 where ID_BADANIA = </text:p>
          </table:table-cell>
          <table:table-cell table:formula="of:=[.V22]" office:value-type="float" office:value="955" calcext:value-type="float">
            <text:p>955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3R|20|^^^.CaOxm|-|||N||F||Operator|||UriSed mini</text:p>
          </table:table-cell>
          <table:table-cell office:value-type="string" calcext:value-type="string">
            <text:p>O</text:p>
          </table:table-cell>
          <table:table-cell table:formula="of:=[.C22]+1" office:value-type="float" office:value="20" calcext:value-type="float">
            <text:p>2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23]" office:value-type="string" office:string-value="O" calcext:value-type="string">
            <text:p>O</text:p>
          </table:table-cell>
          <table:table-cell table:formula="of:=[.C23]" office:value-type="float" office:value="20" calcext:value-type="float">
            <text:p>20</text:p>
          </table:table-cell>
          <table:table-cell table:formula="of:=[.D23]" office:value-type="string" office:string-value="-" calcext:value-type="string">
            <text:p>-</text:p>
          </table:table-cell>
          <table:table-cell table:formula="of:=[.W23]" office:value-type="string" office:string-value=".CaOxm" calcext:value-type="string">
            <text:p>.CaOxm</text:p>
          </table:table-cell>
          <table:table-cell office:value-type="string" calcext:value-type="string">
            <text:p>' where ID_BADANIA=</text:p>
          </table:table-cell>
          <table:table-cell table:formula="of:=[.V23]" office:value-type="float" office:value="956" calcext:value-type="float">
            <text:p>956</text:p>
          </table:table-cell>
          <table:table-cell table:number-columns-repeated="8"/>
          <table:table-cell table:formula="of:=CONCATENATE([.F23];[.G23];[.H23];[.I23];[.J23];[.K23];[.L23];[.M23];[.N23];[.O23];[.P23];[.Q23];[.R23];[.S23];[.T23])" office:value-type="string" office:string-value="update BADANIA set KOD_BADANIA='O20-.CaOxm' where ID_BADANIA=956" calcext:value-type="string">
            <text:p>update BADANIA set KOD_BADANIA='O20-.CaOxm' where ID_BADANIA=956</text:p>
          </table:table-cell>
          <table:table-cell table:formula="of:=[.V22]+1" office:value-type="float" office:value="956" calcext:value-type="float">
            <text:p>956</text:p>
          </table:table-cell>
          <table:table-cell office:value-type="string" calcext:value-type="string">
            <text:p>.CaOxm</text:p>
          </table:table-cell>
          <table:table-cell office:value-type="string" calcext:value-type="string">
            <text:p>Jednowodny szczawian wapnia</text:p>
          </table:table-cell>
          <table:table-cell table:formula="of:=[.Y22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23];[.C23])" office:value-type="string" office:string-value="O20" calcext:value-type="string">
            <text:p>O20</text:p>
          </table:table-cell>
          <table:table-cell table:number-columns-repeated="6"/>
          <table:table-cell table:formula="of:=[.AJ22]+1" office:value-type="float" office:value="1049" calcext:value-type="float">
            <text:p>1049</text:p>
          </table:table-cell>
          <table:table-cell table:formula="of:=[.AK22]" office:value-type="float" office:value="2" calcext:value-type="float">
            <text:p>2</text:p>
          </table:table-cell>
          <table:table-cell table:formula="of:=[.AL2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23];[.CR23];[.CS23];[.CT23])" office:value-type="string" office:string-value="update BADANIA set TEST_UKRYTY='T' where ID_BADANIA = 956" calcext:value-type="string">
            <text:p>update BADANIA set TEST_UKRYTY='T' where ID_BADANIA = 956</text:p>
          </table:table-cell>
          <table:table-cell office:value-type="string" calcext:value-type="string">
            <text:p>update BADANIA set TEST_UKRYTY='</text:p>
          </table:table-cell>
          <table:table-cell table:formula="of:=[.BC2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23]" office:value-type="float" office:value="956" calcext:value-type="float">
            <text:p>956</text:p>
          </table:table-cell>
          <table:table-cell table:style-name="ce2" table:formula="of:=CONCATENATE([.CV23];[.CW23];[.CX23];[.CY23])" office:value-type="string" office:string-value="update BADANIA set NAZWA_BADANIA='Jednowodny szczawian wapnia' where ID_BADANIA = 956" calcext:value-type="string">
            <text:p>update BADANIA set NAZWA_BADANIA='Jednowodny szczawian wapnia' where ID_BADANIA = 956</text:p>
          </table:table-cell>
          <table:table-cell office:value-type="string" calcext:value-type="string">
            <text:p>update BADANIA set NAZWA_BADANIA='</text:p>
          </table:table-cell>
          <table:table-cell table:formula="of:=[.X23]" office:value-type="string" office:string-value="Jednowodny szczawian wapnia" calcext:value-type="string">
            <text:p>Jednowodny szczawian wapnia</text:p>
          </table:table-cell>
          <table:table-cell office:value-type="string" calcext:value-type="string">
            <text:p>' where ID_BADANIA = </text:p>
          </table:table-cell>
          <table:table-cell table:formula="of:=[.V23]" office:value-type="float" office:value="956" calcext:value-type="float">
            <text:p>956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4R|21|^^^.CaOxd|0.00|p/HPF||N||F||Operator|||UriSed mini</text:p>
          </table:table-cell>
          <table:table-cell office:value-type="string" calcext:value-type="string">
            <text:p>O</text:p>
          </table:table-cell>
          <table:table-cell table:formula="of:=[.C23]+1" office:value-type="float" office:value="21" calcext:value-type="float">
            <text:p>2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24]" office:value-type="string" office:string-value="O" calcext:value-type="string">
            <text:p>O</text:p>
          </table:table-cell>
          <table:table-cell table:formula="of:=[.C24]" office:value-type="float" office:value="21" calcext:value-type="float">
            <text:p>21</text:p>
          </table:table-cell>
          <table:table-cell table:formula="of:=[.D24]" office:value-type="string" office:string-value="-" calcext:value-type="string">
            <text:p>-</text:p>
          </table:table-cell>
          <table:table-cell table:formula="of:=[.W24]" office:value-type="string" office:string-value=".CaOxd" calcext:value-type="string">
            <text:p>.CaOxd</text:p>
          </table:table-cell>
          <table:table-cell office:value-type="string" calcext:value-type="string">
            <text:p>' where ID_BADANIA=</text:p>
          </table:table-cell>
          <table:table-cell table:formula="of:=[.V24]" office:value-type="float" office:value="957" calcext:value-type="float">
            <text:p>957</text:p>
          </table:table-cell>
          <table:table-cell table:number-columns-repeated="8"/>
          <table:table-cell table:formula="of:=CONCATENATE([.F24];[.G24];[.H24];[.I24];[.J24];[.K24];[.L24];[.M24];[.N24];[.O24];[.P24];[.Q24];[.R24];[.S24];[.T24])" office:value-type="string" office:string-value="update BADANIA set KOD_BADANIA='O21-.CaOxd' where ID_BADANIA=957" calcext:value-type="string">
            <text:p>update BADANIA set KOD_BADANIA='O21-.CaOxd' where ID_BADANIA=957</text:p>
          </table:table-cell>
          <table:table-cell table:formula="of:=[.V23]+1" office:value-type="float" office:value="957" calcext:value-type="float">
            <text:p>957</text:p>
          </table:table-cell>
          <table:table-cell office:value-type="string" calcext:value-type="string">
            <text:p>.CaOxd</text:p>
          </table:table-cell>
          <table:table-cell office:value-type="string" calcext:value-type="string">
            <text:p>Dwuwodny szczawian wapnia</text:p>
          </table:table-cell>
          <table:table-cell table:formula="of:=[.Y23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24];[.C24])" office:value-type="string" office:string-value="O21" calcext:value-type="string">
            <text:p>O21</text:p>
          </table:table-cell>
          <table:table-cell table:number-columns-repeated="6"/>
          <table:table-cell table:formula="of:=[.AJ23]+1" office:value-type="float" office:value="1050" calcext:value-type="float">
            <text:p>1050</text:p>
          </table:table-cell>
          <table:table-cell table:formula="of:=[.AK23]" office:value-type="float" office:value="2" calcext:value-type="float">
            <text:p>2</text:p>
          </table:table-cell>
          <table:table-cell table:formula="of:=[.AL2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24];[.CR24];[.CS24];[.CT24])" office:value-type="string" office:string-value="update BADANIA set TEST_UKRYTY='T' where ID_BADANIA = 957" calcext:value-type="string">
            <text:p>update BADANIA set TEST_UKRYTY='T' where ID_BADANIA = 957</text:p>
          </table:table-cell>
          <table:table-cell office:value-type="string" calcext:value-type="string">
            <text:p>update BADANIA set TEST_UKRYTY='</text:p>
          </table:table-cell>
          <table:table-cell table:formula="of:=[.BC2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24]" office:value-type="float" office:value="957" calcext:value-type="float">
            <text:p>957</text:p>
          </table:table-cell>
          <table:table-cell table:style-name="ce2" table:formula="of:=CONCATENATE([.CV24];[.CW24];[.CX24];[.CY24])" office:value-type="string" office:string-value="update BADANIA set NAZWA_BADANIA='Dwuwodny szczawian wapnia' where ID_BADANIA = 957" calcext:value-type="string">
            <text:p>update BADANIA set NAZWA_BADANIA='Dwuwodny szczawian wapnia' where ID_BADANIA = 957</text:p>
          </table:table-cell>
          <table:table-cell office:value-type="string" calcext:value-type="string">
            <text:p>update BADANIA set NAZWA_BADANIA='</text:p>
          </table:table-cell>
          <table:table-cell table:formula="of:=[.X24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 where ID_BADANIA = </text:p>
          </table:table-cell>
          <table:table-cell table:formula="of:=[.V24]" office:value-type="float" office:value="957" calcext:value-type="float">
            <text:p>957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5R|22|^^^.CaOxd|0.00|p/ul||N||F||Operator|||UriSed mini</text:p>
          </table:table-cell>
          <table:table-cell office:value-type="string" calcext:value-type="string">
            <text:p>O</text:p>
          </table:table-cell>
          <table:table-cell table:formula="of:=[.C24]+1"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25]" office:value-type="string" office:string-value="O" calcext:value-type="string">
            <text:p>O</text:p>
          </table:table-cell>
          <table:table-cell table:formula="of:=[.C25]" office:value-type="float" office:value="22" calcext:value-type="float">
            <text:p>22</text:p>
          </table:table-cell>
          <table:table-cell table:formula="of:=[.D25]" office:value-type="string" office:string-value="-" calcext:value-type="string">
            <text:p>-</text:p>
          </table:table-cell>
          <table:table-cell table:formula="of:=[.W25]" office:value-type="string" office:string-value=".CaOxd" calcext:value-type="string">
            <text:p>.CaOxd</text:p>
          </table:table-cell>
          <table:table-cell office:value-type="string" calcext:value-type="string">
            <text:p>' where ID_BADANIA=</text:p>
          </table:table-cell>
          <table:table-cell table:formula="of:=[.V25]" office:value-type="float" office:value="958" calcext:value-type="float">
            <text:p>958</text:p>
          </table:table-cell>
          <table:table-cell table:number-columns-repeated="8"/>
          <table:table-cell table:formula="of:=CONCATENATE([.F25];[.G25];[.H25];[.I25];[.J25];[.K25];[.L25];[.M25];[.N25];[.O25];[.P25];[.Q25];[.R25];[.S25];[.T25])" office:value-type="string" office:string-value="update BADANIA set KOD_BADANIA='O22-.CaOxd' where ID_BADANIA=958" calcext:value-type="string">
            <text:p>update BADANIA set KOD_BADANIA='O22-.CaOxd' where ID_BADANIA=958</text:p>
          </table:table-cell>
          <table:table-cell table:formula="of:=[.V24]+1" office:value-type="float" office:value="958" calcext:value-type="float">
            <text:p>958</text:p>
          </table:table-cell>
          <table:table-cell office:value-type="string" calcext:value-type="string">
            <text:p>.CaOxd</text:p>
          </table:table-cell>
          <table:table-cell office:value-type="string" calcext:value-type="string">
            <text:p>Dwuwodny szczawian wapnia</text:p>
          </table:table-cell>
          <table:table-cell table:formula="of:=[.Y24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25];[.C25])" office:value-type="string" office:string-value="O22" calcext:value-type="string">
            <text:p>O22</text:p>
          </table:table-cell>
          <table:table-cell table:number-columns-repeated="6"/>
          <table:table-cell table:formula="of:=[.AJ24]+1" office:value-type="float" office:value="1051" calcext:value-type="float">
            <text:p>1051</text:p>
          </table:table-cell>
          <table:table-cell table:formula="of:=[.AK24]" office:value-type="float" office:value="2" calcext:value-type="float">
            <text:p>2</text:p>
          </table:table-cell>
          <table:table-cell table:formula="of:=[.AL2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25];[.CR25];[.CS25];[.CT25])" office:value-type="string" office:string-value="update BADANIA set TEST_UKRYTY='T' where ID_BADANIA = 958" calcext:value-type="string">
            <text:p>update BADANIA set TEST_UKRYTY='T' where ID_BADANIA = 958</text:p>
          </table:table-cell>
          <table:table-cell office:value-type="string" calcext:value-type="string">
            <text:p>update BADANIA set TEST_UKRYTY='</text:p>
          </table:table-cell>
          <table:table-cell table:formula="of:=[.BC2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25]" office:value-type="float" office:value="958" calcext:value-type="float">
            <text:p>958</text:p>
          </table:table-cell>
          <table:table-cell table:style-name="ce2" table:formula="of:=CONCATENATE([.CV25];[.CW25];[.CX25];[.CY25])" office:value-type="string" office:string-value="update BADANIA set NAZWA_BADANIA='Dwuwodny szczawian wapnia' where ID_BADANIA = 958" calcext:value-type="string">
            <text:p>update BADANIA set NAZWA_BADANIA='Dwuwodny szczawian wapnia' where ID_BADANIA = 958</text:p>
          </table:table-cell>
          <table:table-cell office:value-type="string" calcext:value-type="string">
            <text:p>update BADANIA set NAZWA_BADANIA='</text:p>
          </table:table-cell>
          <table:table-cell table:formula="of:=[.X25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 where ID_BADANIA = </text:p>
          </table:table-cell>
          <table:table-cell table:formula="of:=[.V25]" office:value-type="float" office:value="958" calcext:value-type="float">
            <text:p>958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6R|23|^^^.CaOxd|0.00|||N||F||Operator|||UriSed mini</text:p>
          </table:table-cell>
          <table:table-cell office:value-type="string" calcext:value-type="string">
            <text:p>O</text:p>
          </table:table-cell>
          <table:table-cell table:formula="of:=[.C25]+1" office:value-type="float" office:value="23" calcext:value-type="float">
            <text:p>2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26]" office:value-type="string" office:string-value="O" calcext:value-type="string">
            <text:p>O</text:p>
          </table:table-cell>
          <table:table-cell table:formula="of:=[.C26]" office:value-type="float" office:value="23" calcext:value-type="float">
            <text:p>23</text:p>
          </table:table-cell>
          <table:table-cell table:formula="of:=[.D26]" office:value-type="string" office:string-value="-" calcext:value-type="string">
            <text:p>-</text:p>
          </table:table-cell>
          <table:table-cell table:formula="of:=[.W26]" office:value-type="string" office:string-value=".CaOxd" calcext:value-type="string">
            <text:p>.CaOxd</text:p>
          </table:table-cell>
          <table:table-cell office:value-type="string" calcext:value-type="string">
            <text:p>' where ID_BADANIA=</text:p>
          </table:table-cell>
          <table:table-cell table:formula="of:=[.V26]" office:value-type="float" office:value="959" calcext:value-type="float">
            <text:p>959</text:p>
          </table:table-cell>
          <table:table-cell table:number-columns-repeated="8"/>
          <table:table-cell table:formula="of:=CONCATENATE([.F26];[.G26];[.H26];[.I26];[.J26];[.K26];[.L26];[.M26];[.N26];[.O26];[.P26];[.Q26];[.R26];[.S26];[.T26])" office:value-type="string" office:string-value="update BADANIA set KOD_BADANIA='O23-.CaOxd' where ID_BADANIA=959" calcext:value-type="string">
            <text:p>update BADANIA set KOD_BADANIA='O23-.CaOxd' where ID_BADANIA=959</text:p>
          </table:table-cell>
          <table:table-cell table:formula="of:=[.V25]+1" office:value-type="float" office:value="959" calcext:value-type="float">
            <text:p>959</text:p>
          </table:table-cell>
          <table:table-cell office:value-type="string" calcext:value-type="string">
            <text:p>.CaOxd</text:p>
          </table:table-cell>
          <table:table-cell office:value-type="string" calcext:value-type="string">
            <text:p>Dwuwodny szczawian wapnia</text:p>
          </table:table-cell>
          <table:table-cell table:formula="of:=[.Y25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26];[.C26])" office:value-type="string" office:string-value="O23" calcext:value-type="string">
            <text:p>O23</text:p>
          </table:table-cell>
          <table:table-cell table:number-columns-repeated="6"/>
          <table:table-cell table:formula="of:=[.AJ25]+1" office:value-type="float" office:value="1052" calcext:value-type="float">
            <text:p>1052</text:p>
          </table:table-cell>
          <table:table-cell table:formula="of:=[.AK25]" office:value-type="float" office:value="2" calcext:value-type="float">
            <text:p>2</text:p>
          </table:table-cell>
          <table:table-cell table:formula="of:=[.AL2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26];[.CR26];[.CS26];[.CT26])" office:value-type="string" office:string-value="update BADANIA set TEST_UKRYTY='T' where ID_BADANIA = 959" calcext:value-type="string">
            <text:p>update BADANIA set TEST_UKRYTY='T' where ID_BADANIA = 959</text:p>
          </table:table-cell>
          <table:table-cell office:value-type="string" calcext:value-type="string">
            <text:p>update BADANIA set TEST_UKRYTY='</text:p>
          </table:table-cell>
          <table:table-cell table:formula="of:=[.BC2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26]" office:value-type="float" office:value="959" calcext:value-type="float">
            <text:p>959</text:p>
          </table:table-cell>
          <table:table-cell table:style-name="ce2" table:formula="of:=CONCATENATE([.CV26];[.CW26];[.CX26];[.CY26])" office:value-type="string" office:string-value="update BADANIA set NAZWA_BADANIA='Dwuwodny szczawian wapnia' where ID_BADANIA = 959" calcext:value-type="string">
            <text:p>update BADANIA set NAZWA_BADANIA='Dwuwodny szczawian wapnia' where ID_BADANIA = 959</text:p>
          </table:table-cell>
          <table:table-cell office:value-type="string" calcext:value-type="string">
            <text:p>update BADANIA set NAZWA_BADANIA='</text:p>
          </table:table-cell>
          <table:table-cell table:formula="of:=[.X26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 where ID_BADANIA = </text:p>
          </table:table-cell>
          <table:table-cell table:formula="of:=[.V26]" office:value-type="float" office:value="959" calcext:value-type="float">
            <text:p>959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7R|24|38993-2^^^.CaOxd|-|||N||F||Operator|||UriSed mini</text:p>
          </table:table-cell>
          <table:table-cell office:value-type="string" calcext:value-type="string">
            <text:p>O</text:p>
          </table:table-cell>
          <table:table-cell table:formula="of:=[.C26]+1"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27]" office:value-type="string" office:string-value="O" calcext:value-type="string">
            <text:p>O</text:p>
          </table:table-cell>
          <table:table-cell table:formula="of:=[.C27]" office:value-type="float" office:value="24" calcext:value-type="float">
            <text:p>24</text:p>
          </table:table-cell>
          <table:table-cell table:formula="of:=[.D27]" office:value-type="string" office:string-value="-" calcext:value-type="string">
            <text:p>-</text:p>
          </table:table-cell>
          <table:table-cell table:formula="of:=[.W27]" office:value-type="string" office:string-value=".CaOxd" calcext:value-type="string">
            <text:p>.CaOxd</text:p>
          </table:table-cell>
          <table:table-cell office:value-type="string" calcext:value-type="string">
            <text:p>' where ID_BADANIA=</text:p>
          </table:table-cell>
          <table:table-cell table:formula="of:=[.V27]" office:value-type="float" office:value="960" calcext:value-type="float">
            <text:p>960</text:p>
          </table:table-cell>
          <table:table-cell table:number-columns-repeated="8"/>
          <table:table-cell table:formula="of:=CONCATENATE([.F27];[.G27];[.H27];[.I27];[.J27];[.K27];[.L27];[.M27];[.N27];[.O27];[.P27];[.Q27];[.R27];[.S27];[.T27])" office:value-type="string" office:string-value="update BADANIA set KOD_BADANIA='O24-.CaOxd' where ID_BADANIA=960" calcext:value-type="string">
            <text:p>update BADANIA set KOD_BADANIA='O24-.CaOxd' where ID_BADANIA=960</text:p>
          </table:table-cell>
          <table:table-cell table:formula="of:=[.V26]+1" office:value-type="float" office:value="960" calcext:value-type="float">
            <text:p>960</text:p>
          </table:table-cell>
          <table:table-cell office:value-type="string" calcext:value-type="string">
            <text:p>.CaOxd</text:p>
          </table:table-cell>
          <table:table-cell office:value-type="string" calcext:value-type="string">
            <text:p>Dwuwodny szczawian wapnia</text:p>
          </table:table-cell>
          <table:table-cell table:formula="of:=[.Y26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27];[.C27])" office:value-type="string" office:string-value="O24" calcext:value-type="string">
            <text:p>O24</text:p>
          </table:table-cell>
          <table:table-cell table:number-columns-repeated="6"/>
          <table:table-cell table:formula="of:=[.AJ26]+1" office:value-type="float" office:value="1053" calcext:value-type="float">
            <text:p>1053</text:p>
          </table:table-cell>
          <table:table-cell table:formula="of:=[.AK26]" office:value-type="float" office:value="2" calcext:value-type="float">
            <text:p>2</text:p>
          </table:table-cell>
          <table:table-cell table:formula="of:=[.AL2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27];[.CR27];[.CS27];[.CT27])" office:value-type="string" office:string-value="update BADANIA set TEST_UKRYTY='T' where ID_BADANIA = 960" calcext:value-type="string">
            <text:p>update BADANIA set TEST_UKRYTY='T' where ID_BADANIA = 960</text:p>
          </table:table-cell>
          <table:table-cell office:value-type="string" calcext:value-type="string">
            <text:p>update BADANIA set TEST_UKRYTY='</text:p>
          </table:table-cell>
          <table:table-cell table:formula="of:=[.BC2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27]" office:value-type="float" office:value="960" calcext:value-type="float">
            <text:p>960</text:p>
          </table:table-cell>
          <table:table-cell table:style-name="ce2" table:formula="of:=CONCATENATE([.CV27];[.CW27];[.CX27];[.CY27])" office:value-type="string" office:string-value="update BADANIA set NAZWA_BADANIA='Dwuwodny szczawian wapnia' where ID_BADANIA = 960" calcext:value-type="string">
            <text:p>update BADANIA set NAZWA_BADANIA='Dwuwodny szczawian wapnia' where ID_BADANIA = 960</text:p>
          </table:table-cell>
          <table:table-cell office:value-type="string" calcext:value-type="string">
            <text:p>update BADANIA set NAZWA_BADANIA='</text:p>
          </table:table-cell>
          <table:table-cell table:formula="of:=[.X27]" office:value-type="string" office:string-value="Dwuwodny szczawian wapnia" calcext:value-type="string">
            <text:p>Dwuwodny szczawian wapnia</text:p>
          </table:table-cell>
          <table:table-cell office:value-type="string" calcext:value-type="string">
            <text:p>' where ID_BADANIA = </text:p>
          </table:table-cell>
          <table:table-cell table:formula="of:=[.V27]" office:value-type="float" office:value="960" calcext:value-type="float">
            <text:p>96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0R|25|33223-9^^^HYA|0.00|p/HPF||N||F||Operator|||UriSed mini</text:p>
          </table:table-cell>
          <table:table-cell office:value-type="string" calcext:value-type="string">
            <text:p>O</text:p>
          </table:table-cell>
          <table:table-cell table:formula="of:=[.C27]+1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28]" office:value-type="string" office:string-value="O" calcext:value-type="string">
            <text:p>O</text:p>
          </table:table-cell>
          <table:table-cell table:formula="of:=[.C28]" office:value-type="float" office:value="25" calcext:value-type="float">
            <text:p>25</text:p>
          </table:table-cell>
          <table:table-cell table:formula="of:=[.D28]" office:value-type="string" office:string-value="-" calcext:value-type="string">
            <text:p>-</text:p>
          </table:table-cell>
          <table:table-cell table:formula="of:=[.W28]" office:value-type="string" office:string-value="HYA" calcext:value-type="string">
            <text:p>HYA</text:p>
          </table:table-cell>
          <table:table-cell office:value-type="string" calcext:value-type="string">
            <text:p>' where ID_BADANIA=</text:p>
          </table:table-cell>
          <table:table-cell table:formula="of:=[.V28]" office:value-type="float" office:value="961" calcext:value-type="float">
            <text:p>961</text:p>
          </table:table-cell>
          <table:table-cell table:number-columns-repeated="8"/>
          <table:table-cell table:formula="of:=CONCATENATE([.F28];[.G28];[.H28];[.I28];[.J28];[.K28];[.L28];[.M28];[.N28];[.O28];[.P28];[.Q28];[.R28];[.S28];[.T28])" office:value-type="string" office:string-value="update BADANIA set KOD_BADANIA='O25-HYA' where ID_BADANIA=961" calcext:value-type="string">
            <text:p>update BADANIA set KOD_BADANIA='O25-HYA' where ID_BADANIA=961</text:p>
          </table:table-cell>
          <table:table-cell table:formula="of:=[.V27]+1" office:value-type="float" office:value="961" calcext:value-type="float">
            <text:p>961</text:p>
          </table:table-cell>
          <table:table-cell office:value-type="string" calcext:value-type="string">
            <text:p>HYA</text:p>
          </table:table-cell>
          <table:table-cell office:value-type="string" calcext:value-type="string">
            <text:p>Wałeczki szkliste</text:p>
          </table:table-cell>
          <table:table-cell table:formula="of:=[.Y27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28];[.C28])" office:value-type="string" office:string-value="O25" calcext:value-type="string">
            <text:p>O25</text:p>
          </table:table-cell>
          <table:table-cell table:number-columns-repeated="6"/>
          <table:table-cell table:formula="of:=[.AJ27]+1" office:value-type="float" office:value="1054" calcext:value-type="float">
            <text:p>1054</text:p>
          </table:table-cell>
          <table:table-cell table:formula="of:=[.AK27]" office:value-type="float" office:value="2" calcext:value-type="float">
            <text:p>2</text:p>
          </table:table-cell>
          <table:table-cell table:formula="of:=[.AL2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28];[.CR28];[.CS28];[.CT28])" office:value-type="string" office:string-value="update BADANIA set TEST_UKRYTY='T' where ID_BADANIA = 961" calcext:value-type="string">
            <text:p>update BADANIA set TEST_UKRYTY='T' where ID_BADANIA = 961</text:p>
          </table:table-cell>
          <table:table-cell office:value-type="string" calcext:value-type="string">
            <text:p>update BADANIA set TEST_UKRYTY='</text:p>
          </table:table-cell>
          <table:table-cell table:formula="of:=[.BC2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28]" office:value-type="float" office:value="961" calcext:value-type="float">
            <text:p>961</text:p>
          </table:table-cell>
          <table:table-cell table:style-name="ce2" table:formula="of:=CONCATENATE([.CV28];[.CW28];[.CX28];[.CY28])" office:value-type="string" office:string-value="update BADANIA set NAZWA_BADANIA='Wałeczki szkliste' where ID_BADANIA = 961" calcext:value-type="string">
            <text:p>update BADANIA set NAZWA_BADANIA='Wałeczki szkliste' where ID_BADANIA = 961</text:p>
          </table:table-cell>
          <table:table-cell office:value-type="string" calcext:value-type="string">
            <text:p>update BADANIA set NAZWA_BADANIA='</text:p>
          </table:table-cell>
          <table:table-cell table:formula="of:=[.X28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 where ID_BADANIA = </text:p>
          </table:table-cell>
          <table:table-cell table:formula="of:=[.V28]" office:value-type="float" office:value="961" calcext:value-type="float">
            <text:p>961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1R|26|51484-4^^^HYA|0.00|p/ul||N||F||Operator|||UriSed mini</text:p>
          </table:table-cell>
          <table:table-cell office:value-type="string" calcext:value-type="string">
            <text:p>O</text:p>
          </table:table-cell>
          <table:table-cell table:formula="of:=[.C28]+1"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29]" office:value-type="string" office:string-value="O" calcext:value-type="string">
            <text:p>O</text:p>
          </table:table-cell>
          <table:table-cell table:formula="of:=[.C29]" office:value-type="float" office:value="26" calcext:value-type="float">
            <text:p>26</text:p>
          </table:table-cell>
          <table:table-cell table:formula="of:=[.D29]" office:value-type="string" office:string-value="-" calcext:value-type="string">
            <text:p>-</text:p>
          </table:table-cell>
          <table:table-cell table:formula="of:=[.W29]" office:value-type="string" office:string-value="HYA" calcext:value-type="string">
            <text:p>HYA</text:p>
          </table:table-cell>
          <table:table-cell office:value-type="string" calcext:value-type="string">
            <text:p>' where ID_BADANIA=</text:p>
          </table:table-cell>
          <table:table-cell table:formula="of:=[.V29]" office:value-type="float" office:value="962" calcext:value-type="float">
            <text:p>962</text:p>
          </table:table-cell>
          <table:table-cell table:number-columns-repeated="8"/>
          <table:table-cell table:formula="of:=CONCATENATE([.F29];[.G29];[.H29];[.I29];[.J29];[.K29];[.L29];[.M29];[.N29];[.O29];[.P29];[.Q29];[.R29];[.S29];[.T29])" office:value-type="string" office:string-value="update BADANIA set KOD_BADANIA='O26-HYA' where ID_BADANIA=962" calcext:value-type="string">
            <text:p>update BADANIA set KOD_BADANIA='O26-HYA' where ID_BADANIA=962</text:p>
          </table:table-cell>
          <table:table-cell table:formula="of:=[.V28]+1" office:value-type="float" office:value="962" calcext:value-type="float">
            <text:p>962</text:p>
          </table:table-cell>
          <table:table-cell office:value-type="string" calcext:value-type="string">
            <text:p>HYA</text:p>
          </table:table-cell>
          <table:table-cell office:value-type="string" calcext:value-type="string">
            <text:p>Wałeczki szkliste</text:p>
          </table:table-cell>
          <table:table-cell table:formula="of:=[.Y28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29];[.C29])" office:value-type="string" office:string-value="O26" calcext:value-type="string">
            <text:p>O26</text:p>
          </table:table-cell>
          <table:table-cell table:number-columns-repeated="6"/>
          <table:table-cell table:formula="of:=[.AJ28]+1" office:value-type="float" office:value="1055" calcext:value-type="float">
            <text:p>1055</text:p>
          </table:table-cell>
          <table:table-cell table:formula="of:=[.AK28]" office:value-type="float" office:value="2" calcext:value-type="float">
            <text:p>2</text:p>
          </table:table-cell>
          <table:table-cell table:formula="of:=[.AL2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29];[.CR29];[.CS29];[.CT29])" office:value-type="string" office:string-value="update BADANIA set TEST_UKRYTY='T' where ID_BADANIA = 962" calcext:value-type="string">
            <text:p>update BADANIA set TEST_UKRYTY='T' where ID_BADANIA = 962</text:p>
          </table:table-cell>
          <table:table-cell office:value-type="string" calcext:value-type="string">
            <text:p>update BADANIA set TEST_UKRYTY='</text:p>
          </table:table-cell>
          <table:table-cell table:formula="of:=[.BC2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29]" office:value-type="float" office:value="962" calcext:value-type="float">
            <text:p>962</text:p>
          </table:table-cell>
          <table:table-cell table:style-name="ce2" table:formula="of:=CONCATENATE([.CV29];[.CW29];[.CX29];[.CY29])" office:value-type="string" office:string-value="update BADANIA set NAZWA_BADANIA='Wałeczki szkliste' where ID_BADANIA = 962" calcext:value-type="string">
            <text:p>update BADANIA set NAZWA_BADANIA='Wałeczki szkliste' where ID_BADANIA = 962</text:p>
          </table:table-cell>
          <table:table-cell office:value-type="string" calcext:value-type="string">
            <text:p>update BADANIA set NAZWA_BADANIA='</text:p>
          </table:table-cell>
          <table:table-cell table:formula="of:=[.X29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 where ID_BADANIA = </text:p>
          </table:table-cell>
          <table:table-cell table:formula="of:=[.V29]" office:value-type="float" office:value="962" calcext:value-type="float">
            <text:p>962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2R|27|^^^HYA|0.00|||N||F||Operator|||UriSed mini</text:p>
          </table:table-cell>
          <table:table-cell office:value-type="string" calcext:value-type="string">
            <text:p>O</text:p>
          </table:table-cell>
          <table:table-cell table:formula="of:=[.C29]+1" office:value-type="float" office:value="27" calcext:value-type="float">
            <text:p>2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30]" office:value-type="string" office:string-value="O" calcext:value-type="string">
            <text:p>O</text:p>
          </table:table-cell>
          <table:table-cell table:formula="of:=[.C30]" office:value-type="float" office:value="27" calcext:value-type="float">
            <text:p>27</text:p>
          </table:table-cell>
          <table:table-cell table:formula="of:=[.D30]" office:value-type="string" office:string-value="-" calcext:value-type="string">
            <text:p>-</text:p>
          </table:table-cell>
          <table:table-cell table:formula="of:=[.W30]" office:value-type="string" office:string-value="HYA" calcext:value-type="string">
            <text:p>HYA</text:p>
          </table:table-cell>
          <table:table-cell office:value-type="string" calcext:value-type="string">
            <text:p>' where ID_BADANIA=</text:p>
          </table:table-cell>
          <table:table-cell table:formula="of:=[.V30]" office:value-type="float" office:value="963" calcext:value-type="float">
            <text:p>963</text:p>
          </table:table-cell>
          <table:table-cell table:number-columns-repeated="8"/>
          <table:table-cell table:formula="of:=CONCATENATE([.F30];[.G30];[.H30];[.I30];[.J30];[.K30];[.L30];[.M30];[.N30];[.O30];[.P30];[.Q30];[.R30];[.S30];[.T30])" office:value-type="string" office:string-value="update BADANIA set KOD_BADANIA='O27-HYA' where ID_BADANIA=963" calcext:value-type="string">
            <text:p>update BADANIA set KOD_BADANIA='O27-HYA' where ID_BADANIA=963</text:p>
          </table:table-cell>
          <table:table-cell table:formula="of:=[.V29]+1" office:value-type="float" office:value="963" calcext:value-type="float">
            <text:p>963</text:p>
          </table:table-cell>
          <table:table-cell office:value-type="string" calcext:value-type="string">
            <text:p>HYA</text:p>
          </table:table-cell>
          <table:table-cell office:value-type="string" calcext:value-type="string">
            <text:p>Wałeczki szkliste</text:p>
          </table:table-cell>
          <table:table-cell table:formula="of:=[.Y29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30];[.C30])" office:value-type="string" office:string-value="O27" calcext:value-type="string">
            <text:p>O27</text:p>
          </table:table-cell>
          <table:table-cell table:number-columns-repeated="6"/>
          <table:table-cell table:formula="of:=[.AJ29]+1" office:value-type="float" office:value="1056" calcext:value-type="float">
            <text:p>1056</text:p>
          </table:table-cell>
          <table:table-cell table:formula="of:=[.AK29]" office:value-type="float" office:value="2" calcext:value-type="float">
            <text:p>2</text:p>
          </table:table-cell>
          <table:table-cell table:formula="of:=[.AL2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30];[.CR30];[.CS30];[.CT30])" office:value-type="string" office:string-value="update BADANIA set TEST_UKRYTY='T' where ID_BADANIA = 963" calcext:value-type="string">
            <text:p>update BADANIA set TEST_UKRYTY='T' where ID_BADANIA = 963</text:p>
          </table:table-cell>
          <table:table-cell office:value-type="string" calcext:value-type="string">
            <text:p>update BADANIA set TEST_UKRYTY='</text:p>
          </table:table-cell>
          <table:table-cell table:formula="of:=[.BC3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30]" office:value-type="float" office:value="963" calcext:value-type="float">
            <text:p>963</text:p>
          </table:table-cell>
          <table:table-cell table:style-name="ce2" table:formula="of:=CONCATENATE([.CV30];[.CW30];[.CX30];[.CY30])" office:value-type="string" office:string-value="update BADANIA set NAZWA_BADANIA='Wałeczki szkliste' where ID_BADANIA = 963" calcext:value-type="string">
            <text:p>update BADANIA set NAZWA_BADANIA='Wałeczki szkliste' where ID_BADANIA = 963</text:p>
          </table:table-cell>
          <table:table-cell office:value-type="string" calcext:value-type="string">
            <text:p>update BADANIA set NAZWA_BADANIA='</text:p>
          </table:table-cell>
          <table:table-cell table:formula="of:=[.X30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 where ID_BADANIA = </text:p>
          </table:table-cell>
          <table:table-cell table:formula="of:=[.V30]" office:value-type="float" office:value="963" calcext:value-type="float">
            <text:p>963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3R|28|50231-0^^^HYA|-|||N||F||Operator|||UriSed mini</text:p>
          </table:table-cell>
          <table:table-cell office:value-type="string" calcext:value-type="string">
            <text:p>O</text:p>
          </table:table-cell>
          <table:table-cell table:formula="of:=[.C30]+1"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31]" office:value-type="string" office:string-value="O" calcext:value-type="string">
            <text:p>O</text:p>
          </table:table-cell>
          <table:table-cell table:formula="of:=[.C31]" office:value-type="float" office:value="28" calcext:value-type="float">
            <text:p>28</text:p>
          </table:table-cell>
          <table:table-cell table:formula="of:=[.D31]" office:value-type="string" office:string-value="-" calcext:value-type="string">
            <text:p>-</text:p>
          </table:table-cell>
          <table:table-cell table:formula="of:=[.W31]" office:value-type="string" office:string-value="HYA" calcext:value-type="string">
            <text:p>HYA</text:p>
          </table:table-cell>
          <table:table-cell office:value-type="string" calcext:value-type="string">
            <text:p>' where ID_BADANIA=</text:p>
          </table:table-cell>
          <table:table-cell table:formula="of:=[.V31]" office:value-type="float" office:value="964" calcext:value-type="float">
            <text:p>964</text:p>
          </table:table-cell>
          <table:table-cell table:number-columns-repeated="8"/>
          <table:table-cell table:formula="of:=CONCATENATE([.F31];[.G31];[.H31];[.I31];[.J31];[.K31];[.L31];[.M31];[.N31];[.O31];[.P31];[.Q31];[.R31];[.S31];[.T31])" office:value-type="string" office:string-value="update BADANIA set KOD_BADANIA='O28-HYA' where ID_BADANIA=964" calcext:value-type="string">
            <text:p>update BADANIA set KOD_BADANIA='O28-HYA' where ID_BADANIA=964</text:p>
          </table:table-cell>
          <table:table-cell table:formula="of:=[.V30]+1" office:value-type="float" office:value="964" calcext:value-type="float">
            <text:p>964</text:p>
          </table:table-cell>
          <table:table-cell office:value-type="string" calcext:value-type="string">
            <text:p>HYA</text:p>
          </table:table-cell>
          <table:table-cell office:value-type="string" calcext:value-type="string">
            <text:p>Wałeczki szkliste</text:p>
          </table:table-cell>
          <table:table-cell table:formula="of:=[.Y30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31];[.C31])" office:value-type="string" office:string-value="O28" calcext:value-type="string">
            <text:p>O28</text:p>
          </table:table-cell>
          <table:table-cell table:number-columns-repeated="6"/>
          <table:table-cell table:formula="of:=[.AJ30]+1" office:value-type="float" office:value="1057" calcext:value-type="float">
            <text:p>1057</text:p>
          </table:table-cell>
          <table:table-cell table:formula="of:=[.AK30]" office:value-type="float" office:value="2" calcext:value-type="float">
            <text:p>2</text:p>
          </table:table-cell>
          <table:table-cell table:formula="of:=[.AL3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31];[.CR31];[.CS31];[.CT31])" office:value-type="string" office:string-value="update BADANIA set TEST_UKRYTY='T' where ID_BADANIA = 964" calcext:value-type="string">
            <text:p>update BADANIA set TEST_UKRYTY='T' where ID_BADANIA = 964</text:p>
          </table:table-cell>
          <table:table-cell office:value-type="string" calcext:value-type="string">
            <text:p>update BADANIA set TEST_UKRYTY='</text:p>
          </table:table-cell>
          <table:table-cell table:formula="of:=[.BC3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31]" office:value-type="float" office:value="964" calcext:value-type="float">
            <text:p>964</text:p>
          </table:table-cell>
          <table:table-cell table:style-name="ce2" table:formula="of:=CONCATENATE([.CV31];[.CW31];[.CX31];[.CY31])" office:value-type="string" office:string-value="update BADANIA set NAZWA_BADANIA='Wałeczki szkliste' where ID_BADANIA = 964" calcext:value-type="string">
            <text:p>update BADANIA set NAZWA_BADANIA='Wałeczki szkliste' where ID_BADANIA = 964</text:p>
          </table:table-cell>
          <table:table-cell office:value-type="string" calcext:value-type="string">
            <text:p>update BADANIA set NAZWA_BADANIA='</text:p>
          </table:table-cell>
          <table:table-cell table:formula="of:=[.X31]" office:value-type="string" office:string-value="Wałeczki szkliste" calcext:value-type="string">
            <text:p>Wałeczki szkliste</text:p>
          </table:table-cell>
          <table:table-cell office:value-type="string" calcext:value-type="string">
            <text:p>' where ID_BADANIA = </text:p>
          </table:table-cell>
          <table:table-cell table:formula="of:=[.V31]" office:value-type="float" office:value="964" calcext:value-type="float">
            <text:p>964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4R|29|^^^PAT|0.00|p/HPF||N||F||Operator|||UriSed mini</text:p>
          </table:table-cell>
          <table:table-cell office:value-type="string" calcext:value-type="string">
            <text:p>O</text:p>
          </table:table-cell>
          <table:table-cell table:formula="of:=[.C31]+1" office:value-type="float" office:value="29" calcext:value-type="float">
            <text:p>2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32]" office:value-type="string" office:string-value="O" calcext:value-type="string">
            <text:p>O</text:p>
          </table:table-cell>
          <table:table-cell table:formula="of:=[.C32]" office:value-type="float" office:value="29" calcext:value-type="float">
            <text:p>29</text:p>
          </table:table-cell>
          <table:table-cell table:formula="of:=[.D32]" office:value-type="string" office:string-value="-" calcext:value-type="string">
            <text:p>-</text:p>
          </table:table-cell>
          <table:table-cell table:formula="of:=[.W32]" office:value-type="string" office:string-value="PAT" calcext:value-type="string">
            <text:p>PAT</text:p>
          </table:table-cell>
          <table:table-cell office:value-type="string" calcext:value-type="string">
            <text:p>' where ID_BADANIA=</text:p>
          </table:table-cell>
          <table:table-cell table:formula="of:=[.V32]" office:value-type="float" office:value="965" calcext:value-type="float">
            <text:p>965</text:p>
          </table:table-cell>
          <table:table-cell table:number-columns-repeated="8"/>
          <table:table-cell table:formula="of:=CONCATENATE([.F32];[.G32];[.H32];[.I32];[.J32];[.K32];[.L32];[.M32];[.N32];[.O32];[.P32];[.Q32];[.R32];[.S32];[.T32])" office:value-type="string" office:string-value="update BADANIA set KOD_BADANIA='O29-PAT' where ID_BADANIA=965" calcext:value-type="string">
            <text:p>update BADANIA set KOD_BADANIA='O29-PAT' where ID_BADANIA=965</text:p>
          </table:table-cell>
          <table:table-cell table:formula="of:=[.V31]+1" office:value-type="float" office:value="965" calcext:value-type="float">
            <text:p>965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Wałeczki patologiczne</text:p>
          </table:table-cell>
          <table:table-cell table:formula="of:=[.Y31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32];[.C32])" office:value-type="string" office:string-value="O29" calcext:value-type="string">
            <text:p>O29</text:p>
          </table:table-cell>
          <table:table-cell table:number-columns-repeated="6"/>
          <table:table-cell table:formula="of:=[.AJ31]+1" office:value-type="float" office:value="1058" calcext:value-type="float">
            <text:p>1058</text:p>
          </table:table-cell>
          <table:table-cell table:formula="of:=[.AK31]" office:value-type="float" office:value="2" calcext:value-type="float">
            <text:p>2</text:p>
          </table:table-cell>
          <table:table-cell table:formula="of:=[.AL3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32];[.CR32];[.CS32];[.CT32])" office:value-type="string" office:string-value="update BADANIA set TEST_UKRYTY='T' where ID_BADANIA = 965" calcext:value-type="string">
            <text:p>update BADANIA set TEST_UKRYTY='T' where ID_BADANIA = 965</text:p>
          </table:table-cell>
          <table:table-cell office:value-type="string" calcext:value-type="string">
            <text:p>update BADANIA set TEST_UKRYTY='</text:p>
          </table:table-cell>
          <table:table-cell table:formula="of:=[.BC32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32]" office:value-type="float" office:value="965" calcext:value-type="float">
            <text:p>965</text:p>
          </table:table-cell>
          <table:table-cell table:style-name="ce2" table:formula="of:=CONCATENATE([.CV32];[.CX32];[.CY32])" office:value-type="string" office:string-value="update BADANIA set TYP_WYNIKU='N' where ID_BADANIA = 965" calcext:value-type="string">
            <text:p>update BADANIA set TYP_WYNIKU='N' where ID_BADANIA = 965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32]" office:value-type="float" office:value="965" calcext:value-type="float">
            <text:p>965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5R|30|^^^PAT|0.00|p/ul||N||F||Operator|||UriSed mini</text:p>
          </table:table-cell>
          <table:table-cell office:value-type="string" calcext:value-type="string">
            <text:p>O</text:p>
          </table:table-cell>
          <table:table-cell table:formula="of:=[.C32]+1"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33]" office:value-type="string" office:string-value="O" calcext:value-type="string">
            <text:p>O</text:p>
          </table:table-cell>
          <table:table-cell table:formula="of:=[.C33]" office:value-type="float" office:value="30" calcext:value-type="float">
            <text:p>30</text:p>
          </table:table-cell>
          <table:table-cell table:formula="of:=[.D33]" office:value-type="string" office:string-value="-" calcext:value-type="string">
            <text:p>-</text:p>
          </table:table-cell>
          <table:table-cell table:formula="of:=[.W33]" office:value-type="string" office:string-value="PAT" calcext:value-type="string">
            <text:p>PAT</text:p>
          </table:table-cell>
          <table:table-cell office:value-type="string" calcext:value-type="string">
            <text:p>' where ID_BADANIA=</text:p>
          </table:table-cell>
          <table:table-cell table:formula="of:=[.V33]" office:value-type="float" office:value="966" calcext:value-type="float">
            <text:p>966</text:p>
          </table:table-cell>
          <table:table-cell table:number-columns-repeated="8"/>
          <table:table-cell table:formula="of:=CONCATENATE([.F33];[.G33];[.H33];[.I33];[.J33];[.K33];[.L33];[.M33];[.N33];[.O33];[.P33];[.Q33];[.R33];[.S33];[.T33])" office:value-type="string" office:string-value="update BADANIA set KOD_BADANIA='O30-PAT' where ID_BADANIA=966" calcext:value-type="string">
            <text:p>update BADANIA set KOD_BADANIA='O30-PAT' where ID_BADANIA=966</text:p>
          </table:table-cell>
          <table:table-cell table:formula="of:=[.V32]+1" office:value-type="float" office:value="966" calcext:value-type="float">
            <text:p>966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Wałeczki patologiczne</text:p>
          </table:table-cell>
          <table:table-cell table:formula="of:=[.Y32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33];[.C33])" office:value-type="string" office:string-value="O30" calcext:value-type="string">
            <text:p>O30</text:p>
          </table:table-cell>
          <table:table-cell table:number-columns-repeated="6"/>
          <table:table-cell table:formula="of:=[.AJ32]+1" office:value-type="float" office:value="1059" calcext:value-type="float">
            <text:p>1059</text:p>
          </table:table-cell>
          <table:table-cell table:formula="of:=[.AK32]" office:value-type="float" office:value="2" calcext:value-type="float">
            <text:p>2</text:p>
          </table:table-cell>
          <table:table-cell table:formula="of:=[.AL3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33];[.CR33];[.CS33];[.CT33])" office:value-type="string" office:string-value="update BADANIA set TEST_UKRYTY='T' where ID_BADANIA = 966" calcext:value-type="string">
            <text:p>update BADANIA set TEST_UKRYTY='T' where ID_BADANIA = 966</text:p>
          </table:table-cell>
          <table:table-cell office:value-type="string" calcext:value-type="string">
            <text:p>update BADANIA set TEST_UKRYTY='</text:p>
          </table:table-cell>
          <table:table-cell table:formula="of:=[.BC3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33]" office:value-type="float" office:value="966" calcext:value-type="float">
            <text:p>966</text:p>
          </table:table-cell>
          <table:table-cell table:style-name="ce2" table:formula="of:=CONCATENATE([.CV33];[.CX33];[.CY33])" office:value-type="string" office:string-value="update BADANIA set TYP_WYNIKU='N' where ID_BADANIA = 966" calcext:value-type="string">
            <text:p>update BADANIA set TYP_WYNIKU='N' where ID_BADANIA = 966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33]" office:value-type="float" office:value="966" calcext:value-type="float">
            <text:p>966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6R|31|^^^PAT|0.00|||N||F||Operator|||UriSed mini</text:p>
          </table:table-cell>
          <table:table-cell office:value-type="string" calcext:value-type="string">
            <text:p>O</text:p>
          </table:table-cell>
          <table:table-cell table:formula="of:=[.C33]+1"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34]" office:value-type="string" office:string-value="O" calcext:value-type="string">
            <text:p>O</text:p>
          </table:table-cell>
          <table:table-cell table:formula="of:=[.C34]" office:value-type="float" office:value="31" calcext:value-type="float">
            <text:p>31</text:p>
          </table:table-cell>
          <table:table-cell table:formula="of:=[.D34]" office:value-type="string" office:string-value="-" calcext:value-type="string">
            <text:p>-</text:p>
          </table:table-cell>
          <table:table-cell table:formula="of:=[.W34]" office:value-type="string" office:string-value="PAT" calcext:value-type="string">
            <text:p>PAT</text:p>
          </table:table-cell>
          <table:table-cell office:value-type="string" calcext:value-type="string">
            <text:p>' where ID_BADANIA=</text:p>
          </table:table-cell>
          <table:table-cell table:formula="of:=[.V34]" office:value-type="float" office:value="967" calcext:value-type="float">
            <text:p>967</text:p>
          </table:table-cell>
          <table:table-cell table:number-columns-repeated="8"/>
          <table:table-cell table:formula="of:=CONCATENATE([.F34];[.G34];[.H34];[.I34];[.J34];[.K34];[.L34];[.M34];[.N34];[.O34];[.P34];[.Q34];[.R34];[.S34];[.T34])" office:value-type="string" office:string-value="update BADANIA set KOD_BADANIA='O31-PAT' where ID_BADANIA=967" calcext:value-type="string">
            <text:p>update BADANIA set KOD_BADANIA='O31-PAT' where ID_BADANIA=967</text:p>
          </table:table-cell>
          <table:table-cell table:formula="of:=[.V33]+1" office:value-type="float" office:value="967" calcext:value-type="float">
            <text:p>967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Wałeczki patologiczne</text:p>
          </table:table-cell>
          <table:table-cell table:formula="of:=[.Y33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34];[.C34])" office:value-type="string" office:string-value="O31" calcext:value-type="string">
            <text:p>O31</text:p>
          </table:table-cell>
          <table:table-cell table:number-columns-repeated="6"/>
          <table:table-cell table:formula="of:=[.AJ33]+1" office:value-type="float" office:value="1060" calcext:value-type="float">
            <text:p>1060</text:p>
          </table:table-cell>
          <table:table-cell table:formula="of:=[.AK33]" office:value-type="float" office:value="2" calcext:value-type="float">
            <text:p>2</text:p>
          </table:table-cell>
          <table:table-cell table:formula="of:=[.AL3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34];[.CR34];[.CS34];[.CT34])" office:value-type="string" office:string-value="update BADANIA set TEST_UKRYTY='T' where ID_BADANIA = 967" calcext:value-type="string">
            <text:p>update BADANIA set TEST_UKRYTY='T' where ID_BADANIA = 967</text:p>
          </table:table-cell>
          <table:table-cell office:value-type="string" calcext:value-type="string">
            <text:p>update BADANIA set TEST_UKRYTY='</text:p>
          </table:table-cell>
          <table:table-cell table:formula="of:=[.BC3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34]" office:value-type="float" office:value="967" calcext:value-type="float">
            <text:p>967</text:p>
          </table:table-cell>
          <table:table-cell table:style-name="ce2" table:formula="of:=CONCATENATE([.CV34];[.CX34];[.CY34])" office:value-type="string" office:string-value="update BADANIA set TYP_WYNIKU='N' where ID_BADANIA = 967" calcext:value-type="string">
            <text:p>update BADANIA set TYP_WYNIKU='N' where ID_BADANIA = 96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34]" office:value-type="float" office:value="967" calcext:value-type="float">
            <text:p>967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7R|32|72224-9^^^PAT|-|||N||F||Operator|||UriSed mini</text:p>
          </table:table-cell>
          <table:table-cell office:value-type="string" calcext:value-type="string">
            <text:p>O</text:p>
          </table:table-cell>
          <table:table-cell table:formula="of:=[.C34]+1" office:value-type="float" office:value="32" calcext:value-type="float">
            <text:p>3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35]" office:value-type="string" office:string-value="O" calcext:value-type="string">
            <text:p>O</text:p>
          </table:table-cell>
          <table:table-cell table:formula="of:=[.C35]" office:value-type="float" office:value="32" calcext:value-type="float">
            <text:p>32</text:p>
          </table:table-cell>
          <table:table-cell table:formula="of:=[.D35]" office:value-type="string" office:string-value="-" calcext:value-type="string">
            <text:p>-</text:p>
          </table:table-cell>
          <table:table-cell table:formula="of:=[.W35]" office:value-type="string" office:string-value="PAT" calcext:value-type="string">
            <text:p>PAT</text:p>
          </table:table-cell>
          <table:table-cell office:value-type="string" calcext:value-type="string">
            <text:p>' where ID_BADANIA=</text:p>
          </table:table-cell>
          <table:table-cell table:formula="of:=[.V35]" office:value-type="float" office:value="968" calcext:value-type="float">
            <text:p>968</text:p>
          </table:table-cell>
          <table:table-cell table:number-columns-repeated="8"/>
          <table:table-cell table:formula="of:=CONCATENATE([.F35];[.G35];[.H35];[.I35];[.J35];[.K35];[.L35];[.M35];[.N35];[.O35];[.P35];[.Q35];[.R35];[.S35];[.T35])" office:value-type="string" office:string-value="update BADANIA set KOD_BADANIA='O32-PAT' where ID_BADANIA=968" calcext:value-type="string">
            <text:p>update BADANIA set KOD_BADANIA='O32-PAT' where ID_BADANIA=968</text:p>
          </table:table-cell>
          <table:table-cell table:formula="of:=[.V34]+1" office:value-type="float" office:value="968" calcext:value-type="float">
            <text:p>968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Wałeczki patologiczne</text:p>
          </table:table-cell>
          <table:table-cell table:formula="of:=[.Y34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35];[.C35])" office:value-type="string" office:string-value="O32" calcext:value-type="string">
            <text:p>O32</text:p>
          </table:table-cell>
          <table:table-cell table:number-columns-repeated="6"/>
          <table:table-cell table:formula="of:=[.AJ34]+1" office:value-type="float" office:value="1061" calcext:value-type="float">
            <text:p>1061</text:p>
          </table:table-cell>
          <table:table-cell table:formula="of:=[.AK34]" office:value-type="float" office:value="2" calcext:value-type="float">
            <text:p>2</text:p>
          </table:table-cell>
          <table:table-cell table:formula="of:=[.AL3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35];[.CR35];[.CS35];[.CT35])" office:value-type="string" office:string-value="update BADANIA set TEST_UKRYTY='T' where ID_BADANIA = 968" calcext:value-type="string">
            <text:p>update BADANIA set TEST_UKRYTY='T' where ID_BADANIA = 968</text:p>
          </table:table-cell>
          <table:table-cell office:value-type="string" calcext:value-type="string">
            <text:p>update BADANIA set TEST_UKRYTY='</text:p>
          </table:table-cell>
          <table:table-cell table:formula="of:=[.BC3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35]" office:value-type="float" office:value="968" calcext:value-type="float">
            <text:p>968</text:p>
          </table:table-cell>
          <table:table-cell table:style-name="ce2" table:formula="of:=CONCATENATE([.CV35];[.CX35];[.CY35])" office:value-type="string" office:string-value="update BADANIA set TYP_WYNIKU='N' where ID_BADANIA = 968" calcext:value-type="string">
            <text:p>update BADANIA set TYP_WYNIKU='N' where ID_BADANIA = 96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35]" office:value-type="float" office:value="968" calcext:value-type="float">
            <text:p>968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0R|33|53294-5^^^NEC|0.00|p/HPF||N||F||Operator|||UriSed mini</text:p>
          </table:table-cell>
          <table:table-cell office:value-type="string" calcext:value-type="string">
            <text:p>O</text:p>
          </table:table-cell>
          <table:table-cell table:formula="of:=[.C35]+1" office:value-type="float" office:value="33" calcext:value-type="float">
            <text:p>3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36]" office:value-type="string" office:string-value="O" calcext:value-type="string">
            <text:p>O</text:p>
          </table:table-cell>
          <table:table-cell table:formula="of:=[.C36]" office:value-type="float" office:value="33" calcext:value-type="float">
            <text:p>33</text:p>
          </table:table-cell>
          <table:table-cell table:formula="of:=[.D36]" office:value-type="string" office:string-value="-" calcext:value-type="string">
            <text:p>-</text:p>
          </table:table-cell>
          <table:table-cell table:formula="of:=[.W36]" office:value-type="string" office:string-value="NEC" calcext:value-type="string">
            <text:p>NEC</text:p>
          </table:table-cell>
          <table:table-cell office:value-type="string" calcext:value-type="string">
            <text:p>' where ID_BADANIA=</text:p>
          </table:table-cell>
          <table:table-cell table:formula="of:=[.V36]" office:value-type="float" office:value="969" calcext:value-type="float">
            <text:p>969</text:p>
          </table:table-cell>
          <table:table-cell table:number-columns-repeated="8"/>
          <table:table-cell table:formula="of:=CONCATENATE([.F36];[.G36];[.H36];[.I36];[.J36];[.K36];[.L36];[.M36];[.N36];[.O36];[.P36];[.Q36];[.R36];[.S36];[.T36])" office:value-type="string" office:string-value="update BADANIA set KOD_BADANIA='O33-NEC' where ID_BADANIA=969" calcext:value-type="string">
            <text:p>update BADANIA set KOD_BADANIA='O33-NEC' where ID_BADANIA=969</text:p>
          </table:table-cell>
          <table:table-cell table:formula="of:=[.V35]+1" office:value-type="float" office:value="969" calcext:value-type="float">
            <text:p>969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Nabłonki inne niż płaskie</text:p>
          </table:table-cell>
          <table:table-cell table:formula="of:=[.Y35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36];[.C36])" office:value-type="string" office:string-value="O33" calcext:value-type="string">
            <text:p>O33</text:p>
          </table:table-cell>
          <table:table-cell table:number-columns-repeated="6"/>
          <table:table-cell table:formula="of:=[.AJ35]+1" office:value-type="float" office:value="1062" calcext:value-type="float">
            <text:p>1062</text:p>
          </table:table-cell>
          <table:table-cell table:formula="of:=[.AK35]" office:value-type="float" office:value="2" calcext:value-type="float">
            <text:p>2</text:p>
          </table:table-cell>
          <table:table-cell table:formula="of:=[.AL3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36];[.CR36];[.CS36];[.CT36])" office:value-type="string" office:string-value="update BADANIA set TEST_UKRYTY='T' where ID_BADANIA = 969" calcext:value-type="string">
            <text:p>update BADANIA set TEST_UKRYTY='T' where ID_BADANIA = 969</text:p>
          </table:table-cell>
          <table:table-cell office:value-type="string" calcext:value-type="string">
            <text:p>update BADANIA set TEST_UKRYTY='</text:p>
          </table:table-cell>
          <table:table-cell table:formula="of:=[.BC3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36]" office:value-type="float" office:value="969" calcext:value-type="float">
            <text:p>969</text:p>
          </table:table-cell>
          <table:table-cell table:style-name="ce2" table:formula="of:=CONCATENATE([.CV36];[.CX36];[.CY36])" office:value-type="string" office:string-value="update BADANIA set TYP_WYNIKU='N' where ID_BADANIA = 969" calcext:value-type="string">
            <text:p>update BADANIA set TYP_WYNIKU='N' where ID_BADANIA = 96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36]" office:value-type="float" office:value="969" calcext:value-type="float">
            <text:p>969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1R|34|51485-1^^^NEC|0.00|p/ul||N||F||Operator|||UriSed mini</text:p>
          </table:table-cell>
          <table:table-cell office:value-type="string" calcext:value-type="string">
            <text:p>O</text:p>
          </table:table-cell>
          <table:table-cell table:formula="of:=[.C36]+1" office:value-type="float" office:value="34" calcext:value-type="float">
            <text:p>3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37]" office:value-type="string" office:string-value="O" calcext:value-type="string">
            <text:p>O</text:p>
          </table:table-cell>
          <table:table-cell table:formula="of:=[.C37]" office:value-type="float" office:value="34" calcext:value-type="float">
            <text:p>34</text:p>
          </table:table-cell>
          <table:table-cell table:formula="of:=[.D37]" office:value-type="string" office:string-value="-" calcext:value-type="string">
            <text:p>-</text:p>
          </table:table-cell>
          <table:table-cell table:formula="of:=[.W37]" office:value-type="string" office:string-value="NEC" calcext:value-type="string">
            <text:p>NEC</text:p>
          </table:table-cell>
          <table:table-cell office:value-type="string" calcext:value-type="string">
            <text:p>' where ID_BADANIA=</text:p>
          </table:table-cell>
          <table:table-cell table:formula="of:=[.V37]" office:value-type="float" office:value="970" calcext:value-type="float">
            <text:p>970</text:p>
          </table:table-cell>
          <table:table-cell table:number-columns-repeated="8"/>
          <table:table-cell table:formula="of:=CONCATENATE([.F37];[.G37];[.H37];[.I37];[.J37];[.K37];[.L37];[.M37];[.N37];[.O37];[.P37];[.Q37];[.R37];[.S37];[.T37])" office:value-type="string" office:string-value="update BADANIA set KOD_BADANIA='O34-NEC' where ID_BADANIA=970" calcext:value-type="string">
            <text:p>update BADANIA set KOD_BADANIA='O34-NEC' where ID_BADANIA=970</text:p>
          </table:table-cell>
          <table:table-cell table:formula="of:=[.V36]+1" office:value-type="float" office:value="970" calcext:value-type="float">
            <text:p>970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Nabłonki inne niż płaskie</text:p>
          </table:table-cell>
          <table:table-cell table:formula="of:=[.Y36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37];[.C37])" office:value-type="string" office:string-value="O34" calcext:value-type="string">
            <text:p>O34</text:p>
          </table:table-cell>
          <table:table-cell table:number-columns-repeated="6"/>
          <table:table-cell table:formula="of:=[.AJ36]+1" office:value-type="float" office:value="1063" calcext:value-type="float">
            <text:p>1063</text:p>
          </table:table-cell>
          <table:table-cell table:formula="of:=[.AK36]" office:value-type="float" office:value="2" calcext:value-type="float">
            <text:p>2</text:p>
          </table:table-cell>
          <table:table-cell table:formula="of:=[.AL3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37];[.CR37];[.CS37];[.CT37])" office:value-type="string" office:string-value="update BADANIA set TEST_UKRYTY='T' where ID_BADANIA = 970" calcext:value-type="string">
            <text:p>update BADANIA set TEST_UKRYTY='T' where ID_BADANIA = 970</text:p>
          </table:table-cell>
          <table:table-cell office:value-type="string" calcext:value-type="string">
            <text:p>update BADANIA set TEST_UKRYTY='</text:p>
          </table:table-cell>
          <table:table-cell table:formula="of:=[.BC3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37]" office:value-type="float" office:value="970" calcext:value-type="float">
            <text:p>970</text:p>
          </table:table-cell>
          <table:table-cell table:style-name="ce2" table:formula="of:=CONCATENATE([.CV37];[.CX37];[.CY37])" office:value-type="string" office:string-value="update BADANIA set TYP_WYNIKU='N' where ID_BADANIA = 970" calcext:value-type="string">
            <text:p>update BADANIA set TYP_WYNIKU='N' where ID_BADANIA = 97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37]" office:value-type="float" office:value="970" calcext:value-type="float">
            <text:p>97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2R|35|^^^NEC|0.00|||N||F||Operator|||UriSed mini</text:p>
          </table:table-cell>
          <table:table-cell office:value-type="string" calcext:value-type="string">
            <text:p>O</text:p>
          </table:table-cell>
          <table:table-cell table:formula="of:=[.C37]+1" office:value-type="float" office:value="35" calcext:value-type="float">
            <text:p>3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38]" office:value-type="string" office:string-value="O" calcext:value-type="string">
            <text:p>O</text:p>
          </table:table-cell>
          <table:table-cell table:formula="of:=[.C38]" office:value-type="float" office:value="35" calcext:value-type="float">
            <text:p>35</text:p>
          </table:table-cell>
          <table:table-cell table:formula="of:=[.D38]" office:value-type="string" office:string-value="-" calcext:value-type="string">
            <text:p>-</text:p>
          </table:table-cell>
          <table:table-cell table:formula="of:=[.W38]" office:value-type="string" office:string-value="NEC" calcext:value-type="string">
            <text:p>NEC</text:p>
          </table:table-cell>
          <table:table-cell office:value-type="string" calcext:value-type="string">
            <text:p>' where ID_BADANIA=</text:p>
          </table:table-cell>
          <table:table-cell table:formula="of:=[.V38]" office:value-type="float" office:value="971" calcext:value-type="float">
            <text:p>971</text:p>
          </table:table-cell>
          <table:table-cell table:number-columns-repeated="8"/>
          <table:table-cell table:formula="of:=CONCATENATE([.F38];[.G38];[.H38];[.I38];[.J38];[.K38];[.L38];[.M38];[.N38];[.O38];[.P38];[.Q38];[.R38];[.S38];[.T38])" office:value-type="string" office:string-value="update BADANIA set KOD_BADANIA='O35-NEC' where ID_BADANIA=971" calcext:value-type="string">
            <text:p>update BADANIA set KOD_BADANIA='O35-NEC' where ID_BADANIA=971</text:p>
          </table:table-cell>
          <table:table-cell table:formula="of:=[.V37]+1" office:value-type="float" office:value="971" calcext:value-type="float">
            <text:p>971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Nabłonki inne niż płaskie</text:p>
          </table:table-cell>
          <table:table-cell table:formula="of:=[.Y37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38];[.C38])" office:value-type="string" office:string-value="O35" calcext:value-type="string">
            <text:p>O35</text:p>
          </table:table-cell>
          <table:table-cell table:number-columns-repeated="6"/>
          <table:table-cell table:formula="of:=[.AJ37]+1" office:value-type="float" office:value="1064" calcext:value-type="float">
            <text:p>1064</text:p>
          </table:table-cell>
          <table:table-cell table:formula="of:=[.AK37]" office:value-type="float" office:value="2" calcext:value-type="float">
            <text:p>2</text:p>
          </table:table-cell>
          <table:table-cell table:formula="of:=[.AL3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38];[.CR38];[.CS38];[.CT38])" office:value-type="string" office:string-value="update BADANIA set TEST_UKRYTY='T' where ID_BADANIA = 971" calcext:value-type="string">
            <text:p>update BADANIA set TEST_UKRYTY='T' where ID_BADANIA = 971</text:p>
          </table:table-cell>
          <table:table-cell office:value-type="string" calcext:value-type="string">
            <text:p>update BADANIA set TEST_UKRYTY='</text:p>
          </table:table-cell>
          <table:table-cell table:formula="of:=[.BC3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38]" office:value-type="float" office:value="971" calcext:value-type="float">
            <text:p>971</text:p>
          </table:table-cell>
          <table:table-cell table:style-name="ce2" table:formula="of:=CONCATENATE([.CV38];[.CX38];[.CY38])" office:value-type="string" office:string-value="update BADANIA set TYP_WYNIKU='N' where ID_BADANIA = 971" calcext:value-type="string">
            <text:p>update BADANIA set TYP_WYNIKU='N' where ID_BADANIA = 971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38]" office:value-type="float" office:value="971" calcext:value-type="float">
            <text:p>971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3R|36|50225-2^^^NEC|-|||N||F||Operator|||UriSed mini</text:p>
          </table:table-cell>
          <table:table-cell office:value-type="string" calcext:value-type="string">
            <text:p>O</text:p>
          </table:table-cell>
          <table:table-cell table:formula="of:=[.C38]+1" office:value-type="float" office:value="36" calcext:value-type="float">
            <text:p>3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39]" office:value-type="string" office:string-value="O" calcext:value-type="string">
            <text:p>O</text:p>
          </table:table-cell>
          <table:table-cell table:formula="of:=[.C39]" office:value-type="float" office:value="36" calcext:value-type="float">
            <text:p>36</text:p>
          </table:table-cell>
          <table:table-cell table:formula="of:=[.D39]" office:value-type="string" office:string-value="-" calcext:value-type="string">
            <text:p>-</text:p>
          </table:table-cell>
          <table:table-cell table:formula="of:=[.W39]" office:value-type="string" office:string-value="NEC" calcext:value-type="string">
            <text:p>NEC</text:p>
          </table:table-cell>
          <table:table-cell office:value-type="string" calcext:value-type="string">
            <text:p>' where ID_BADANIA=</text:p>
          </table:table-cell>
          <table:table-cell table:formula="of:=[.V39]" office:value-type="float" office:value="972" calcext:value-type="float">
            <text:p>972</text:p>
          </table:table-cell>
          <table:table-cell table:number-columns-repeated="8"/>
          <table:table-cell table:formula="of:=CONCATENATE([.F39];[.G39];[.H39];[.I39];[.J39];[.K39];[.L39];[.M39];[.N39];[.O39];[.P39];[.Q39];[.R39];[.S39];[.T39])" office:value-type="string" office:string-value="update BADANIA set KOD_BADANIA='O36-NEC' where ID_BADANIA=972" calcext:value-type="string">
            <text:p>update BADANIA set KOD_BADANIA='O36-NEC' where ID_BADANIA=972</text:p>
          </table:table-cell>
          <table:table-cell table:formula="of:=[.V38]+1" office:value-type="float" office:value="972" calcext:value-type="float">
            <text:p>972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Nabłonki inne niż płaskie</text:p>
          </table:table-cell>
          <table:table-cell table:formula="of:=[.Y38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39];[.C39])" office:value-type="string" office:string-value="O36" calcext:value-type="string">
            <text:p>O36</text:p>
          </table:table-cell>
          <table:table-cell table:number-columns-repeated="6"/>
          <table:table-cell table:formula="of:=[.AJ38]+1" office:value-type="float" office:value="1065" calcext:value-type="float">
            <text:p>1065</text:p>
          </table:table-cell>
          <table:table-cell table:formula="of:=[.AK38]" office:value-type="float" office:value="2" calcext:value-type="float">
            <text:p>2</text:p>
          </table:table-cell>
          <table:table-cell table:formula="of:=[.AL3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39];[.CR39];[.CS39];[.CT39])" office:value-type="string" office:string-value="update BADANIA set TEST_UKRYTY='T' where ID_BADANIA = 972" calcext:value-type="string">
            <text:p>update BADANIA set TEST_UKRYTY='T' where ID_BADANIA = 972</text:p>
          </table:table-cell>
          <table:table-cell office:value-type="string" calcext:value-type="string">
            <text:p>update BADANIA set TEST_UKRYTY='</text:p>
          </table:table-cell>
          <table:table-cell table:formula="of:=[.BC3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39]" office:value-type="float" office:value="972" calcext:value-type="float">
            <text:p>972</text:p>
          </table:table-cell>
          <table:table-cell table:style-name="ce2" table:formula="of:=CONCATENATE([.CV39];[.CX39];[.CY39])" office:value-type="string" office:string-value="update BADANIA set TYP_WYNIKU='N' where ID_BADANIA = 972" calcext:value-type="string">
            <text:p>update BADANIA set TYP_WYNIKU='N' where ID_BADANIA = 972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39]" office:value-type="float" office:value="972" calcext:value-type="float">
            <text:p>972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4R|37|33219-7^^^EPI|0.00|p/HPF||N||F||Operator|||UriSed mini</text:p>
          </table:table-cell>
          <table:table-cell office:value-type="string" calcext:value-type="string">
            <text:p>O</text:p>
          </table:table-cell>
          <table:table-cell table:formula="of:=[.C39]+1"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40]" office:value-type="string" office:string-value="O" calcext:value-type="string">
            <text:p>O</text:p>
          </table:table-cell>
          <table:table-cell table:formula="of:=[.C40]" office:value-type="float" office:value="37" calcext:value-type="float">
            <text:p>37</text:p>
          </table:table-cell>
          <table:table-cell table:formula="of:=[.D40]" office:value-type="string" office:string-value="-" calcext:value-type="string">
            <text:p>-</text:p>
          </table:table-cell>
          <table:table-cell table:formula="of:=[.W40]" office:value-type="string" office:string-value="EPI" calcext:value-type="string">
            <text:p>EPI</text:p>
          </table:table-cell>
          <table:table-cell office:value-type="string" calcext:value-type="string">
            <text:p>' where ID_BADANIA=</text:p>
          </table:table-cell>
          <table:table-cell table:formula="of:=[.V40]" office:value-type="float" office:value="973" calcext:value-type="float">
            <text:p>973</text:p>
          </table:table-cell>
          <table:table-cell table:number-columns-repeated="8"/>
          <table:table-cell table:formula="of:=CONCATENATE([.F40];[.G40];[.H40];[.I40];[.J40];[.K40];[.L40];[.M40];[.N40];[.O40];[.P40];[.Q40];[.R40];[.S40];[.T40])" office:value-type="string" office:string-value="update BADANIA set KOD_BADANIA='O37-EPI' where ID_BADANIA=973" calcext:value-type="string">
            <text:p>update BADANIA set KOD_BADANIA='O37-EPI' where ID_BADANIA=973</text:p>
          </table:table-cell>
          <table:table-cell table:formula="of:=[.V39]+1" office:value-type="float" office:value="973" calcext:value-type="float">
            <text:p>973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Nabłonki</text:p>
          </table:table-cell>
          <table:table-cell table:formula="of:=[.Y39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40];[.C40])" office:value-type="string" office:string-value="O37" calcext:value-type="string">
            <text:p>O37</text:p>
          </table:table-cell>
          <table:table-cell table:number-columns-repeated="6"/>
          <table:table-cell table:formula="of:=[.AJ39]+1" office:value-type="float" office:value="1066" calcext:value-type="float">
            <text:p>1066</text:p>
          </table:table-cell>
          <table:table-cell table:formula="of:=[.AK39]" office:value-type="float" office:value="2" calcext:value-type="float">
            <text:p>2</text:p>
          </table:table-cell>
          <table:table-cell table:formula="of:=[.AL3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40];[.CR40];[.CS40];[.CT40])" office:value-type="string" office:string-value="update BADANIA set TEST_UKRYTY='T' where ID_BADANIA = 973" calcext:value-type="string">
            <text:p>update BADANIA set TEST_UKRYTY='T' where ID_BADANIA = 973</text:p>
          </table:table-cell>
          <table:table-cell office:value-type="string" calcext:value-type="string">
            <text:p>update BADANIA set TEST_UKRYTY='</text:p>
          </table:table-cell>
          <table:table-cell table:formula="of:=[.BC4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40]" office:value-type="float" office:value="973" calcext:value-type="float">
            <text:p>973</text:p>
          </table:table-cell>
          <table:table-cell table:style-name="ce2" table:formula="of:=CONCATENATE([.CV40];[.CX40];[.CY40])" office:value-type="string" office:string-value="update BADANIA set TYP_WYNIKU='N' where ID_BADANIA = 973" calcext:value-type="string">
            <text:p>update BADANIA set TYP_WYNIKU='N' where ID_BADANIA = 973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40]" office:value-type="float" office:value="973" calcext:value-type="float">
            <text:p>973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5R|38|51486-9^^^EPI|0.00|p/ul||N||F||Operator|||UriSed mini</text:p>
          </table:table-cell>
          <table:table-cell office:value-type="string" calcext:value-type="string">
            <text:p>O</text:p>
          </table:table-cell>
          <table:table-cell table:formula="of:=[.C40]+1" office:value-type="float" office:value="38" calcext:value-type="float">
            <text:p>3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41]" office:value-type="string" office:string-value="O" calcext:value-type="string">
            <text:p>O</text:p>
          </table:table-cell>
          <table:table-cell table:formula="of:=[.C41]" office:value-type="float" office:value="38" calcext:value-type="float">
            <text:p>38</text:p>
          </table:table-cell>
          <table:table-cell table:formula="of:=[.D41]" office:value-type="string" office:string-value="-" calcext:value-type="string">
            <text:p>-</text:p>
          </table:table-cell>
          <table:table-cell table:formula="of:=[.W41]" office:value-type="string" office:string-value="EPI" calcext:value-type="string">
            <text:p>EPI</text:p>
          </table:table-cell>
          <table:table-cell office:value-type="string" calcext:value-type="string">
            <text:p>' where ID_BADANIA=</text:p>
          </table:table-cell>
          <table:table-cell table:formula="of:=[.V41]" office:value-type="float" office:value="974" calcext:value-type="float">
            <text:p>974</text:p>
          </table:table-cell>
          <table:table-cell table:number-columns-repeated="8"/>
          <table:table-cell table:formula="of:=CONCATENATE([.F41];[.G41];[.H41];[.I41];[.J41];[.K41];[.L41];[.M41];[.N41];[.O41];[.P41];[.Q41];[.R41];[.S41];[.T41])" office:value-type="string" office:string-value="update BADANIA set KOD_BADANIA='O38-EPI' where ID_BADANIA=974" calcext:value-type="string">
            <text:p>update BADANIA set KOD_BADANIA='O38-EPI' where ID_BADANIA=974</text:p>
          </table:table-cell>
          <table:table-cell table:formula="of:=[.V40]+1" office:value-type="float" office:value="974" calcext:value-type="float">
            <text:p>974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Nabłonki</text:p>
          </table:table-cell>
          <table:table-cell table:formula="of:=[.Y40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41];[.C41])" office:value-type="string" office:string-value="O38" calcext:value-type="string">
            <text:p>O38</text:p>
          </table:table-cell>
          <table:table-cell table:number-columns-repeated="6"/>
          <table:table-cell table:formula="of:=[.AJ40]+1" office:value-type="float" office:value="1067" calcext:value-type="float">
            <text:p>1067</text:p>
          </table:table-cell>
          <table:table-cell table:formula="of:=[.AK40]" office:value-type="float" office:value="2" calcext:value-type="float">
            <text:p>2</text:p>
          </table:table-cell>
          <table:table-cell table:formula="of:=[.AL4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41];[.CR41];[.CS41];[.CT41])" office:value-type="string" office:string-value="update BADANIA set TEST_UKRYTY='T' where ID_BADANIA = 974" calcext:value-type="string">
            <text:p>update BADANIA set TEST_UKRYTY='T' where ID_BADANIA = 974</text:p>
          </table:table-cell>
          <table:table-cell office:value-type="string" calcext:value-type="string">
            <text:p>update BADANIA set TEST_UKRYTY='</text:p>
          </table:table-cell>
          <table:table-cell table:formula="of:=[.BC4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41]" office:value-type="float" office:value="974" calcext:value-type="float">
            <text:p>974</text:p>
          </table:table-cell>
          <table:table-cell table:style-name="ce2" table:formula="of:=CONCATENATE([.CV41];[.CX41];[.CY41])" office:value-type="string" office:string-value="update BADANIA set TYP_WYNIKU='N' where ID_BADANIA = 974" calcext:value-type="string">
            <text:p>update BADANIA set TYP_WYNIKU='N' where ID_BADANIA = 974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41]" office:value-type="float" office:value="974" calcext:value-type="float">
            <text:p>974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6R|39|^^^EPI|0.00|||N||F||Operator|||UriSed mini</text:p>
          </table:table-cell>
          <table:table-cell office:value-type="string" calcext:value-type="string">
            <text:p>O</text:p>
          </table:table-cell>
          <table:table-cell table:formula="of:=[.C41]+1" office:value-type="float" office:value="39" calcext:value-type="float">
            <text:p>3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42]" office:value-type="string" office:string-value="O" calcext:value-type="string">
            <text:p>O</text:p>
          </table:table-cell>
          <table:table-cell table:formula="of:=[.C42]" office:value-type="float" office:value="39" calcext:value-type="float">
            <text:p>39</text:p>
          </table:table-cell>
          <table:table-cell table:formula="of:=[.D42]" office:value-type="string" office:string-value="-" calcext:value-type="string">
            <text:p>-</text:p>
          </table:table-cell>
          <table:table-cell table:formula="of:=[.W42]" office:value-type="string" office:string-value="EPI" calcext:value-type="string">
            <text:p>EPI</text:p>
          </table:table-cell>
          <table:table-cell office:value-type="string" calcext:value-type="string">
            <text:p>' where ID_BADANIA=</text:p>
          </table:table-cell>
          <table:table-cell table:formula="of:=[.V42]" office:value-type="float" office:value="975" calcext:value-type="float">
            <text:p>975</text:p>
          </table:table-cell>
          <table:table-cell table:number-columns-repeated="8"/>
          <table:table-cell table:formula="of:=CONCATENATE([.F42];[.G42];[.H42];[.I42];[.J42];[.K42];[.L42];[.M42];[.N42];[.O42];[.P42];[.Q42];[.R42];[.S42];[.T42])" office:value-type="string" office:string-value="update BADANIA set KOD_BADANIA='O39-EPI' where ID_BADANIA=975" calcext:value-type="string">
            <text:p>update BADANIA set KOD_BADANIA='O39-EPI' where ID_BADANIA=975</text:p>
          </table:table-cell>
          <table:table-cell table:formula="of:=[.V41]+1" office:value-type="float" office:value="975" calcext:value-type="float">
            <text:p>975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Nabłonki</text:p>
          </table:table-cell>
          <table:table-cell table:formula="of:=[.Y41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42];[.C42])" office:value-type="string" office:string-value="O39" calcext:value-type="string">
            <text:p>O39</text:p>
          </table:table-cell>
          <table:table-cell table:number-columns-repeated="6"/>
          <table:table-cell table:formula="of:=[.AJ41]+1" office:value-type="float" office:value="1068" calcext:value-type="float">
            <text:p>1068</text:p>
          </table:table-cell>
          <table:table-cell table:formula="of:=[.AK41]" office:value-type="float" office:value="2" calcext:value-type="float">
            <text:p>2</text:p>
          </table:table-cell>
          <table:table-cell table:formula="of:=[.AL4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42];[.CR42];[.CS42];[.CT42])" office:value-type="string" office:string-value="update BADANIA set TEST_UKRYTY='T' where ID_BADANIA = 975" calcext:value-type="string">
            <text:p>update BADANIA set TEST_UKRYTY='T' where ID_BADANIA = 975</text:p>
          </table:table-cell>
          <table:table-cell office:value-type="string" calcext:value-type="string">
            <text:p>update BADANIA set TEST_UKRYTY='</text:p>
          </table:table-cell>
          <table:table-cell table:formula="of:=[.BC42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42]" office:value-type="float" office:value="975" calcext:value-type="float">
            <text:p>975</text:p>
          </table:table-cell>
          <table:table-cell table:style-name="ce2" table:formula="of:=CONCATENATE([.CV42];[.CX42];[.CY42])" office:value-type="string" office:string-value="update BADANIA set TYP_WYNIKU='N' where ID_BADANIA = 975" calcext:value-type="string">
            <text:p>update BADANIA set TYP_WYNIKU='N' where ID_BADANIA = 975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42]" office:value-type="float" office:value="975" calcext:value-type="float">
            <text:p>975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7R|40|53318-2^^^EPI|-|||N||F||Operator|||UriSed mini</text:p>
          </table:table-cell>
          <table:table-cell office:value-type="string" calcext:value-type="string">
            <text:p>O</text:p>
          </table:table-cell>
          <table:table-cell table:formula="of:=[.C42]+1"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43]" office:value-type="string" office:string-value="O" calcext:value-type="string">
            <text:p>O</text:p>
          </table:table-cell>
          <table:table-cell table:formula="of:=[.C43]" office:value-type="float" office:value="40" calcext:value-type="float">
            <text:p>40</text:p>
          </table:table-cell>
          <table:table-cell table:formula="of:=[.D43]" office:value-type="string" office:string-value="-" calcext:value-type="string">
            <text:p>-</text:p>
          </table:table-cell>
          <table:table-cell table:formula="of:=[.W43]" office:value-type="string" office:string-value="EPI" calcext:value-type="string">
            <text:p>EPI</text:p>
          </table:table-cell>
          <table:table-cell office:value-type="string" calcext:value-type="string">
            <text:p>' where ID_BADANIA=</text:p>
          </table:table-cell>
          <table:table-cell table:formula="of:=[.V43]" office:value-type="float" office:value="976" calcext:value-type="float">
            <text:p>976</text:p>
          </table:table-cell>
          <table:table-cell table:number-columns-repeated="8"/>
          <table:table-cell table:formula="of:=CONCATENATE([.F43];[.G43];[.H43];[.I43];[.J43];[.K43];[.L43];[.M43];[.N43];[.O43];[.P43];[.Q43];[.R43];[.S43];[.T43])" office:value-type="string" office:string-value="update BADANIA set KOD_BADANIA='O40-EPI' where ID_BADANIA=976" calcext:value-type="string">
            <text:p>update BADANIA set KOD_BADANIA='O40-EPI' where ID_BADANIA=976</text:p>
          </table:table-cell>
          <table:table-cell table:formula="of:=[.V42]+1" office:value-type="float" office:value="976" calcext:value-type="float">
            <text:p>976</text:p>
          </table:table-cell>
          <table:table-cell office:value-type="string" calcext:value-type="string">
            <text:p>EPI</text:p>
          </table:table-cell>
          <table:table-cell office:value-type="string" calcext:value-type="string">
            <text:p>Nabłonki</text:p>
          </table:table-cell>
          <table:table-cell table:formula="of:=[.Y42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43];[.C43])" office:value-type="string" office:string-value="O40" calcext:value-type="string">
            <text:p>O40</text:p>
          </table:table-cell>
          <table:table-cell table:number-columns-repeated="6"/>
          <table:table-cell table:formula="of:=[.AJ42]+1" office:value-type="float" office:value="1069" calcext:value-type="float">
            <text:p>1069</text:p>
          </table:table-cell>
          <table:table-cell table:formula="of:=[.AK42]" office:value-type="float" office:value="2" calcext:value-type="float">
            <text:p>2</text:p>
          </table:table-cell>
          <table:table-cell table:formula="of:=[.AL4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43];[.CR43];[.CS43];[.CT43])" office:value-type="string" office:string-value="update BADANIA set TEST_UKRYTY='T' where ID_BADANIA = 976" calcext:value-type="string">
            <text:p>update BADANIA set TEST_UKRYTY='T' where ID_BADANIA = 976</text:p>
          </table:table-cell>
          <table:table-cell office:value-type="string" calcext:value-type="string">
            <text:p>update BADANIA set TEST_UKRYTY='</text:p>
          </table:table-cell>
          <table:table-cell table:formula="of:=[.BC4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43]" office:value-type="float" office:value="976" calcext:value-type="float">
            <text:p>976</text:p>
          </table:table-cell>
          <table:table-cell table:style-name="ce2" table:formula="of:=CONCATENATE([.CV43];[.CX43];[.CY43])" office:value-type="string" office:string-value="update BADANIA set TYP_WYNIKU='N' where ID_BADANIA = 976" calcext:value-type="string">
            <text:p>update BADANIA set TYP_WYNIKU='N' where ID_BADANIA = 976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43]" office:value-type="float" office:value="976" calcext:value-type="float">
            <text:p>976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0R|41|^^^YEA|0.40|p/HPF||N||F||Operator|||UriSed mini</text:p>
          </table:table-cell>
          <table:table-cell office:value-type="string" calcext:value-type="string">
            <text:p>O</text:p>
          </table:table-cell>
          <table:table-cell table:formula="of:=[.C43]+1" office:value-type="float" office:value="41" calcext:value-type="float">
            <text:p>4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44]" office:value-type="string" office:string-value="O" calcext:value-type="string">
            <text:p>O</text:p>
          </table:table-cell>
          <table:table-cell table:formula="of:=[.C44]" office:value-type="float" office:value="41" calcext:value-type="float">
            <text:p>41</text:p>
          </table:table-cell>
          <table:table-cell table:formula="of:=[.D44]" office:value-type="string" office:string-value="-" calcext:value-type="string">
            <text:p>-</text:p>
          </table:table-cell>
          <table:table-cell table:formula="of:=[.W44]" office:value-type="string" office:string-value="YEA" calcext:value-type="string">
            <text:p>YEA</text:p>
          </table:table-cell>
          <table:table-cell office:value-type="string" calcext:value-type="string">
            <text:p>' where ID_BADANIA=</text:p>
          </table:table-cell>
          <table:table-cell table:formula="of:=[.V44]" office:value-type="float" office:value="977" calcext:value-type="float">
            <text:p>977</text:p>
          </table:table-cell>
          <table:table-cell table:number-columns-repeated="8"/>
          <table:table-cell table:formula="of:=CONCATENATE([.F44];[.G44];[.H44];[.I44];[.J44];[.K44];[.L44];[.M44];[.N44];[.O44];[.P44];[.Q44];[.R44];[.S44];[.T44])" office:value-type="string" office:string-value="update BADANIA set KOD_BADANIA='O41-YEA' where ID_BADANIA=977" calcext:value-type="string">
            <text:p>update BADANIA set KOD_BADANIA='O41-YEA' where ID_BADANIA=977</text:p>
          </table:table-cell>
          <table:table-cell table:formula="of:=[.V43]+1" office:value-type="float" office:value="977" calcext:value-type="float">
            <text:p>977</text:p>
          </table:table-cell>
          <table:table-cell office:value-type="string" calcext:value-type="string">
            <text:p>YEA</text:p>
          </table:table-cell>
          <table:table-cell office:value-type="string" calcext:value-type="string">
            <text:p>Grzyby</text:p>
          </table:table-cell>
          <table:table-cell table:formula="of:=[.Y43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44];[.C44])" office:value-type="string" office:string-value="O41" calcext:value-type="string">
            <text:p>O41</text:p>
          </table:table-cell>
          <table:table-cell table:number-columns-repeated="6"/>
          <table:table-cell table:formula="of:=[.AJ43]+1" office:value-type="float" office:value="1070" calcext:value-type="float">
            <text:p>1070</text:p>
          </table:table-cell>
          <table:table-cell table:formula="of:=[.AK43]" office:value-type="float" office:value="2" calcext:value-type="float">
            <text:p>2</text:p>
          </table:table-cell>
          <table:table-cell table:formula="of:=[.AL4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44];[.CR44];[.CS44];[.CT44])" office:value-type="string" office:string-value="update BADANIA set TEST_UKRYTY='T' where ID_BADANIA = 977" calcext:value-type="string">
            <text:p>update BADANIA set TEST_UKRYTY='T' where ID_BADANIA = 977</text:p>
          </table:table-cell>
          <table:table-cell office:value-type="string" calcext:value-type="string">
            <text:p>update BADANIA set TEST_UKRYTY='</text:p>
          </table:table-cell>
          <table:table-cell table:formula="of:=[.BC4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44]" office:value-type="float" office:value="977" calcext:value-type="float">
            <text:p>977</text:p>
          </table:table-cell>
          <table:table-cell table:style-name="ce2" table:formula="of:=CONCATENATE([.CV44];[.CX44];[.CY44])" office:value-type="string" office:string-value="update BADANIA set TYP_WYNIKU='N' where ID_BADANIA = 977" calcext:value-type="string">
            <text:p>update BADANIA set TYP_WYNIKU='N' where ID_BADANIA = 97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44]" office:value-type="float" office:value="977" calcext:value-type="float">
            <text:p>977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1R|42|51481-0^^^YEA|1.76|p/ul||N||F||Operator|||UriSed mini</text:p>
          </table:table-cell>
          <table:table-cell office:value-type="string" calcext:value-type="string">
            <text:p>O</text:p>
          </table:table-cell>
          <table:table-cell table:formula="of:=[.C44]+1" office:value-type="float" office:value="42" calcext:value-type="float">
            <text:p>4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45]" office:value-type="string" office:string-value="O" calcext:value-type="string">
            <text:p>O</text:p>
          </table:table-cell>
          <table:table-cell table:formula="of:=[.C45]" office:value-type="float" office:value="42" calcext:value-type="float">
            <text:p>42</text:p>
          </table:table-cell>
          <table:table-cell table:formula="of:=[.D45]" office:value-type="string" office:string-value="-" calcext:value-type="string">
            <text:p>-</text:p>
          </table:table-cell>
          <table:table-cell table:formula="of:=[.W45]" office:value-type="string" office:string-value="YEA" calcext:value-type="string">
            <text:p>YEA</text:p>
          </table:table-cell>
          <table:table-cell office:value-type="string" calcext:value-type="string">
            <text:p>' where ID_BADANIA=</text:p>
          </table:table-cell>
          <table:table-cell table:formula="of:=[.V45]" office:value-type="float" office:value="978" calcext:value-type="float">
            <text:p>978</text:p>
          </table:table-cell>
          <table:table-cell table:number-columns-repeated="8"/>
          <table:table-cell table:formula="of:=CONCATENATE([.F45];[.G45];[.H45];[.I45];[.J45];[.K45];[.L45];[.M45];[.N45];[.O45];[.P45];[.Q45];[.R45];[.S45];[.T45])" office:value-type="string" office:string-value="update BADANIA set KOD_BADANIA='O42-YEA' where ID_BADANIA=978" calcext:value-type="string">
            <text:p>update BADANIA set KOD_BADANIA='O42-YEA' where ID_BADANIA=978</text:p>
          </table:table-cell>
          <table:table-cell table:formula="of:=[.V44]+1" office:value-type="float" office:value="978" calcext:value-type="float">
            <text:p>978</text:p>
          </table:table-cell>
          <table:table-cell office:value-type="string" calcext:value-type="string">
            <text:p>YEA</text:p>
          </table:table-cell>
          <table:table-cell office:value-type="string" calcext:value-type="string">
            <text:p>Grzyby</text:p>
          </table:table-cell>
          <table:table-cell table:formula="of:=[.Y44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45];[.C45])" office:value-type="string" office:string-value="O42" calcext:value-type="string">
            <text:p>O42</text:p>
          </table:table-cell>
          <table:table-cell table:number-columns-repeated="6"/>
          <table:table-cell table:formula="of:=[.AJ44]+1" office:value-type="float" office:value="1071" calcext:value-type="float">
            <text:p>1071</text:p>
          </table:table-cell>
          <table:table-cell table:formula="of:=[.AK44]" office:value-type="float" office:value="2" calcext:value-type="float">
            <text:p>2</text:p>
          </table:table-cell>
          <table:table-cell table:formula="of:=[.AL4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45];[.CR45];[.CS45];[.CT45])" office:value-type="string" office:string-value="update BADANIA set TEST_UKRYTY='T' where ID_BADANIA = 978" calcext:value-type="string">
            <text:p>update BADANIA set TEST_UKRYTY='T' where ID_BADANIA = 978</text:p>
          </table:table-cell>
          <table:table-cell office:value-type="string" calcext:value-type="string">
            <text:p>update BADANIA set TEST_UKRYTY='</text:p>
          </table:table-cell>
          <table:table-cell table:formula="of:=[.BC4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45]" office:value-type="float" office:value="978" calcext:value-type="float">
            <text:p>978</text:p>
          </table:table-cell>
          <table:table-cell table:style-name="ce2" table:formula="of:=CONCATENATE([.CV45];[.CX45];[.CY45])" office:value-type="string" office:string-value="update BADANIA set TYP_WYNIKU='N' where ID_BADANIA = 978" calcext:value-type="string">
            <text:p>update BADANIA set TYP_WYNIKU='N' where ID_BADANIA = 97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45]" office:value-type="float" office:value="978" calcext:value-type="float">
            <text:p>978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2R|43|^^^YEA|0.27|||N||F||Operator|||UriSed mini</text:p>
          </table:table-cell>
          <table:table-cell office:value-type="string" calcext:value-type="string">
            <text:p>O</text:p>
          </table:table-cell>
          <table:table-cell table:formula="of:=[.C45]+1" office:value-type="float" office:value="43" calcext:value-type="float">
            <text:p>4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46]" office:value-type="string" office:string-value="O" calcext:value-type="string">
            <text:p>O</text:p>
          </table:table-cell>
          <table:table-cell table:formula="of:=[.C46]" office:value-type="float" office:value="43" calcext:value-type="float">
            <text:p>43</text:p>
          </table:table-cell>
          <table:table-cell table:formula="of:=[.D46]" office:value-type="string" office:string-value="-" calcext:value-type="string">
            <text:p>-</text:p>
          </table:table-cell>
          <table:table-cell table:formula="of:=[.W46]" office:value-type="string" office:string-value="YEA" calcext:value-type="string">
            <text:p>YEA</text:p>
          </table:table-cell>
          <table:table-cell office:value-type="string" calcext:value-type="string">
            <text:p>' where ID_BADANIA=</text:p>
          </table:table-cell>
          <table:table-cell table:formula="of:=[.V46]" office:value-type="float" office:value="979" calcext:value-type="float">
            <text:p>979</text:p>
          </table:table-cell>
          <table:table-cell table:number-columns-repeated="8"/>
          <table:table-cell table:formula="of:=CONCATENATE([.F46];[.G46];[.H46];[.I46];[.J46];[.K46];[.L46];[.M46];[.N46];[.O46];[.P46];[.Q46];[.R46];[.S46];[.T46])" office:value-type="string" office:string-value="update BADANIA set KOD_BADANIA='O43-YEA' where ID_BADANIA=979" calcext:value-type="string">
            <text:p>update BADANIA set KOD_BADANIA='O43-YEA' where ID_BADANIA=979</text:p>
          </table:table-cell>
          <table:table-cell table:formula="of:=[.V45]+1" office:value-type="float" office:value="979" calcext:value-type="float">
            <text:p>979</text:p>
          </table:table-cell>
          <table:table-cell office:value-type="string" calcext:value-type="string">
            <text:p>YEA</text:p>
          </table:table-cell>
          <table:table-cell office:value-type="string" calcext:value-type="string">
            <text:p>Grzyby</text:p>
          </table:table-cell>
          <table:table-cell table:formula="of:=[.Y45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46];[.C46])" office:value-type="string" office:string-value="O43" calcext:value-type="string">
            <text:p>O43</text:p>
          </table:table-cell>
          <table:table-cell table:number-columns-repeated="6"/>
          <table:table-cell table:formula="of:=[.AJ45]+1" office:value-type="float" office:value="1072" calcext:value-type="float">
            <text:p>1072</text:p>
          </table:table-cell>
          <table:table-cell table:formula="of:=[.AK45]" office:value-type="float" office:value="2" calcext:value-type="float">
            <text:p>2</text:p>
          </table:table-cell>
          <table:table-cell table:formula="of:=[.AL4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46];[.CR46];[.CS46];[.CT46])" office:value-type="string" office:string-value="update BADANIA set TEST_UKRYTY='T' where ID_BADANIA = 979" calcext:value-type="string">
            <text:p>update BADANIA set TEST_UKRYTY='T' where ID_BADANIA = 979</text:p>
          </table:table-cell>
          <table:table-cell office:value-type="string" calcext:value-type="string">
            <text:p>update BADANIA set TEST_UKRYTY='</text:p>
          </table:table-cell>
          <table:table-cell table:formula="of:=[.BC4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46]" office:value-type="float" office:value="979" calcext:value-type="float">
            <text:p>979</text:p>
          </table:table-cell>
          <table:table-cell table:style-name="ce2" table:formula="of:=CONCATENATE([.CV46];[.CX46];[.CY46])" office:value-type="string" office:string-value="update BADANIA set TYP_WYNIKU='N' where ID_BADANIA = 979" calcext:value-type="string">
            <text:p>update BADANIA set TYP_WYNIKU='N' where ID_BADANIA = 97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46]" office:value-type="float" office:value="979" calcext:value-type="float">
            <text:p>979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3R|44|72223-1^^^YEA|-|||N||F||Operator|||UriSed mini</text:p>
          </table:table-cell>
          <table:table-cell office:value-type="string" calcext:value-type="string">
            <text:p>O</text:p>
          </table:table-cell>
          <table:table-cell table:formula="of:=[.C46]+1" office:value-type="float" office:value="44" calcext:value-type="float">
            <text:p>4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47]" office:value-type="string" office:string-value="O" calcext:value-type="string">
            <text:p>O</text:p>
          </table:table-cell>
          <table:table-cell table:formula="of:=[.C47]" office:value-type="float" office:value="44" calcext:value-type="float">
            <text:p>44</text:p>
          </table:table-cell>
          <table:table-cell table:formula="of:=[.D47]" office:value-type="string" office:string-value="-" calcext:value-type="string">
            <text:p>-</text:p>
          </table:table-cell>
          <table:table-cell table:formula="of:=[.W47]" office:value-type="string" office:string-value="YEA" calcext:value-type="string">
            <text:p>YEA</text:p>
          </table:table-cell>
          <table:table-cell office:value-type="string" calcext:value-type="string">
            <text:p>' where ID_BADANIA=</text:p>
          </table:table-cell>
          <table:table-cell table:formula="of:=[.V47]" office:value-type="float" office:value="980" calcext:value-type="float">
            <text:p>980</text:p>
          </table:table-cell>
          <table:table-cell table:number-columns-repeated="8"/>
          <table:table-cell table:formula="of:=CONCATENATE([.F47];[.G47];[.H47];[.I47];[.J47];[.K47];[.L47];[.M47];[.N47];[.O47];[.P47];[.Q47];[.R47];[.S47];[.T47])" office:value-type="string" office:string-value="update BADANIA set KOD_BADANIA='O44-YEA' where ID_BADANIA=980" calcext:value-type="string">
            <text:p>update BADANIA set KOD_BADANIA='O44-YEA' where ID_BADANIA=980</text:p>
          </table:table-cell>
          <table:table-cell table:formula="of:=[.V46]+1" office:value-type="float" office:value="980" calcext:value-type="float">
            <text:p>980</text:p>
          </table:table-cell>
          <table:table-cell office:value-type="string" calcext:value-type="string">
            <text:p>YEA</text:p>
          </table:table-cell>
          <table:table-cell office:value-type="string" calcext:value-type="string">
            <text:p>Grzyby</text:p>
          </table:table-cell>
          <table:table-cell table:formula="of:=[.Y46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47];[.C47])" office:value-type="string" office:string-value="O44" calcext:value-type="string">
            <text:p>O44</text:p>
          </table:table-cell>
          <table:table-cell table:number-columns-repeated="6"/>
          <table:table-cell table:formula="of:=[.AJ46]+1" office:value-type="float" office:value="1073" calcext:value-type="float">
            <text:p>1073</text:p>
          </table:table-cell>
          <table:table-cell table:formula="of:=[.AK46]" office:value-type="float" office:value="2" calcext:value-type="float">
            <text:p>2</text:p>
          </table:table-cell>
          <table:table-cell table:formula="of:=[.AL4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47];[.CR47];[.CS47];[.CT47])" office:value-type="string" office:string-value="update BADANIA set TEST_UKRYTY='T' where ID_BADANIA = 980" calcext:value-type="string">
            <text:p>update BADANIA set TEST_UKRYTY='T' where ID_BADANIA = 980</text:p>
          </table:table-cell>
          <table:table-cell office:value-type="string" calcext:value-type="string">
            <text:p>update BADANIA set TEST_UKRYTY='</text:p>
          </table:table-cell>
          <table:table-cell table:formula="of:=[.BC4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47]" office:value-type="float" office:value="980" calcext:value-type="float">
            <text:p>980</text:p>
          </table:table-cell>
          <table:table-cell table:style-name="ce2" table:formula="of:=CONCATENATE([.CV47];[.CX47];[.CY47])" office:value-type="string" office:string-value="update BADANIA set TYP_WYNIKU='N' where ID_BADANIA = 980" calcext:value-type="string">
            <text:p>update BADANIA set TYP_WYNIKU='N' where ID_BADANIA = 98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47]" office:value-type="float" office:value="980" calcext:value-type="float">
            <text:p>98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4R|45|33218-9^^^BAC|1.90|p/HPF||N||F||Operator|||UriSed mini</text:p>
          </table:table-cell>
          <table:table-cell office:value-type="string" calcext:value-type="string">
            <text:p>O</text:p>
          </table:table-cell>
          <table:table-cell table:formula="of:=[.C47]+1" office:value-type="float" office:value="45" calcext:value-type="float">
            <text:p>4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48]" office:value-type="string" office:string-value="O" calcext:value-type="string">
            <text:p>O</text:p>
          </table:table-cell>
          <table:table-cell table:formula="of:=[.C48]" office:value-type="float" office:value="45" calcext:value-type="float">
            <text:p>45</text:p>
          </table:table-cell>
          <table:table-cell table:formula="of:=[.D48]" office:value-type="string" office:string-value="-" calcext:value-type="string">
            <text:p>-</text:p>
          </table:table-cell>
          <table:table-cell table:formula="of:=[.W48]" office:value-type="string" office:string-value="BAC" calcext:value-type="string">
            <text:p>BAC</text:p>
          </table:table-cell>
          <table:table-cell office:value-type="string" calcext:value-type="string">
            <text:p>' where ID_BADANIA=</text:p>
          </table:table-cell>
          <table:table-cell table:formula="of:=[.V48]" office:value-type="float" office:value="981" calcext:value-type="float">
            <text:p>981</text:p>
          </table:table-cell>
          <table:table-cell table:number-columns-repeated="8"/>
          <table:table-cell table:formula="of:=CONCATENATE([.F48];[.G48];[.H48];[.I48];[.J48];[.K48];[.L48];[.M48];[.N48];[.O48];[.P48];[.Q48];[.R48];[.S48];[.T48])" office:value-type="string" office:string-value="update BADANIA set KOD_BADANIA='O45-BAC' where ID_BADANIA=981" calcext:value-type="string">
            <text:p>update BADANIA set KOD_BADANIA='O45-BAC' where ID_BADANIA=981</text:p>
          </table:table-cell>
          <table:table-cell table:formula="of:=[.V47]+1" office:value-type="float" office:value="981" calcext:value-type="float">
            <text:p>981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akterie</text:p>
          </table:table-cell>
          <table:table-cell table:formula="of:=[.Y47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48];[.C48])" office:value-type="string" office:string-value="O45" calcext:value-type="string">
            <text:p>O45</text:p>
          </table:table-cell>
          <table:table-cell table:number-columns-repeated="6"/>
          <table:table-cell table:formula="of:=[.AJ47]+1" office:value-type="float" office:value="1074" calcext:value-type="float">
            <text:p>1074</text:p>
          </table:table-cell>
          <table:table-cell table:formula="of:=[.AK47]" office:value-type="float" office:value="2" calcext:value-type="float">
            <text:p>2</text:p>
          </table:table-cell>
          <table:table-cell table:formula="of:=[.AL4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48];[.CR48];[.CS48];[.CT48])" office:value-type="string" office:string-value="update BADANIA set TEST_UKRYTY='T' where ID_BADANIA = 981" calcext:value-type="string">
            <text:p>update BADANIA set TEST_UKRYTY='T' where ID_BADANIA = 981</text:p>
          </table:table-cell>
          <table:table-cell office:value-type="string" calcext:value-type="string">
            <text:p>update BADANIA set TEST_UKRYTY='</text:p>
          </table:table-cell>
          <table:table-cell table:formula="of:=[.BC4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48]" office:value-type="float" office:value="981" calcext:value-type="float">
            <text:p>981</text:p>
          </table:table-cell>
          <table:table-cell table:style-name="ce2" table:formula="of:=CONCATENATE([.CV48];[.CX48];[.CY48])" office:value-type="string" office:string-value="update BADANIA set TYP_WYNIKU='N' where ID_BADANIA = 981" calcext:value-type="string">
            <text:p>update BADANIA set TYP_WYNIKU='N' where ID_BADANIA = 981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48]" office:value-type="float" office:value="981" calcext:value-type="float">
            <text:p>981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5R|46|51480-2^^^BAC|8.36|p/ul||N||F||Operator|||UriSed mini</text:p>
          </table:table-cell>
          <table:table-cell office:value-type="string" calcext:value-type="string">
            <text:p>O</text:p>
          </table:table-cell>
          <table:table-cell table:formula="of:=[.C48]+1" office:value-type="float" office:value="46" calcext:value-type="float">
            <text:p>4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49]" office:value-type="string" office:string-value="O" calcext:value-type="string">
            <text:p>O</text:p>
          </table:table-cell>
          <table:table-cell table:formula="of:=[.C49]" office:value-type="float" office:value="46" calcext:value-type="float">
            <text:p>46</text:p>
          </table:table-cell>
          <table:table-cell table:formula="of:=[.D49]" office:value-type="string" office:string-value="-" calcext:value-type="string">
            <text:p>-</text:p>
          </table:table-cell>
          <table:table-cell table:formula="of:=[.W49]" office:value-type="string" office:string-value="BAC" calcext:value-type="string">
            <text:p>BAC</text:p>
          </table:table-cell>
          <table:table-cell office:value-type="string" calcext:value-type="string">
            <text:p>' where ID_BADANIA=</text:p>
          </table:table-cell>
          <table:table-cell table:formula="of:=[.V49]" office:value-type="float" office:value="982" calcext:value-type="float">
            <text:p>982</text:p>
          </table:table-cell>
          <table:table-cell table:number-columns-repeated="8"/>
          <table:table-cell table:formula="of:=CONCATENATE([.F49];[.G49];[.H49];[.I49];[.J49];[.K49];[.L49];[.M49];[.N49];[.O49];[.P49];[.Q49];[.R49];[.S49];[.T49])" office:value-type="string" office:string-value="update BADANIA set KOD_BADANIA='O46-BAC' where ID_BADANIA=982" calcext:value-type="string">
            <text:p>update BADANIA set KOD_BADANIA='O46-BAC' where ID_BADANIA=982</text:p>
          </table:table-cell>
          <table:table-cell table:formula="of:=[.V48]+1" office:value-type="float" office:value="982" calcext:value-type="float">
            <text:p>982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akterie</text:p>
          </table:table-cell>
          <table:table-cell table:formula="of:=[.Y48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49];[.C49])" office:value-type="string" office:string-value="O46" calcext:value-type="string">
            <text:p>O46</text:p>
          </table:table-cell>
          <table:table-cell table:number-columns-repeated="6"/>
          <table:table-cell table:formula="of:=[.AJ48]+1" office:value-type="float" office:value="1075" calcext:value-type="float">
            <text:p>1075</text:p>
          </table:table-cell>
          <table:table-cell table:formula="of:=[.AK48]" office:value-type="float" office:value="2" calcext:value-type="float">
            <text:p>2</text:p>
          </table:table-cell>
          <table:table-cell table:formula="of:=[.AL4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49];[.CR49];[.CS49];[.CT49])" office:value-type="string" office:string-value="update BADANIA set TEST_UKRYTY='T' where ID_BADANIA = 982" calcext:value-type="string">
            <text:p>update BADANIA set TEST_UKRYTY='T' where ID_BADANIA = 982</text:p>
          </table:table-cell>
          <table:table-cell office:value-type="string" calcext:value-type="string">
            <text:p>update BADANIA set TEST_UKRYTY='</text:p>
          </table:table-cell>
          <table:table-cell table:formula="of:=[.BC4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49]" office:value-type="float" office:value="982" calcext:value-type="float">
            <text:p>982</text:p>
          </table:table-cell>
          <table:table-cell table:style-name="ce2" table:formula="of:=CONCATENATE([.CV49];[.CX49];[.CY49])" office:value-type="string" office:string-value="update BADANIA set TYP_WYNIKU='N' where ID_BADANIA = 982" calcext:value-type="string">
            <text:p>update BADANIA set TYP_WYNIKU='N' where ID_BADANIA = 982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49]" office:value-type="float" office:value="982" calcext:value-type="float">
            <text:p>982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6R|47|^^^BAC|1.27|||N||F||Operator|||UriSed mini</text:p>
          </table:table-cell>
          <table:table-cell office:value-type="string" calcext:value-type="string">
            <text:p>O</text:p>
          </table:table-cell>
          <table:table-cell table:formula="of:=[.C49]+1" office:value-type="float" office:value="47" calcext:value-type="float">
            <text:p>4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50]" office:value-type="string" office:string-value="O" calcext:value-type="string">
            <text:p>O</text:p>
          </table:table-cell>
          <table:table-cell table:formula="of:=[.C50]" office:value-type="float" office:value="47" calcext:value-type="float">
            <text:p>47</text:p>
          </table:table-cell>
          <table:table-cell table:formula="of:=[.D50]" office:value-type="string" office:string-value="-" calcext:value-type="string">
            <text:p>-</text:p>
          </table:table-cell>
          <table:table-cell table:formula="of:=[.W50]" office:value-type="string" office:string-value="BAC" calcext:value-type="string">
            <text:p>BAC</text:p>
          </table:table-cell>
          <table:table-cell office:value-type="string" calcext:value-type="string">
            <text:p>' where ID_BADANIA=</text:p>
          </table:table-cell>
          <table:table-cell table:formula="of:=[.V50]" office:value-type="float" office:value="983" calcext:value-type="float">
            <text:p>983</text:p>
          </table:table-cell>
          <table:table-cell table:number-columns-repeated="8"/>
          <table:table-cell table:formula="of:=CONCATENATE([.F50];[.G50];[.H50];[.I50];[.J50];[.K50];[.L50];[.M50];[.N50];[.O50];[.P50];[.Q50];[.R50];[.S50];[.T50])" office:value-type="string" office:string-value="update BADANIA set KOD_BADANIA='O47-BAC' where ID_BADANIA=983" calcext:value-type="string">
            <text:p>update BADANIA set KOD_BADANIA='O47-BAC' where ID_BADANIA=983</text:p>
          </table:table-cell>
          <table:table-cell table:formula="of:=[.V49]+1" office:value-type="float" office:value="983" calcext:value-type="float">
            <text:p>983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akterie</text:p>
          </table:table-cell>
          <table:table-cell table:formula="of:=[.Y49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50];[.C50])" office:value-type="string" office:string-value="O47" calcext:value-type="string">
            <text:p>O47</text:p>
          </table:table-cell>
          <table:table-cell table:number-columns-repeated="6"/>
          <table:table-cell table:formula="of:=[.AJ49]+1" office:value-type="float" office:value="1076" calcext:value-type="float">
            <text:p>1076</text:p>
          </table:table-cell>
          <table:table-cell table:formula="of:=[.AK49]" office:value-type="float" office:value="2" calcext:value-type="float">
            <text:p>2</text:p>
          </table:table-cell>
          <table:table-cell table:formula="of:=[.AL4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50];[.CR50];[.CS50];[.CT50])" office:value-type="string" office:string-value="update BADANIA set TEST_UKRYTY='T' where ID_BADANIA = 983" calcext:value-type="string">
            <text:p>update BADANIA set TEST_UKRYTY='T' where ID_BADANIA = 983</text:p>
          </table:table-cell>
          <table:table-cell office:value-type="string" calcext:value-type="string">
            <text:p>update BADANIA set TEST_UKRYTY='</text:p>
          </table:table-cell>
          <table:table-cell table:formula="of:=[.BC5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50]" office:value-type="float" office:value="983" calcext:value-type="float">
            <text:p>983</text:p>
          </table:table-cell>
          <table:table-cell table:style-name="ce2" table:formula="of:=CONCATENATE([.CV50];[.CX50];[.CY50])" office:value-type="string" office:string-value="update BADANIA set TYP_WYNIKU='N' where ID_BADANIA = 983" calcext:value-type="string">
            <text:p>update BADANIA set TYP_WYNIKU='N' where ID_BADANIA = 983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50]" office:value-type="float" office:value="983" calcext:value-type="float">
            <text:p>983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7R|48|50221-1^^^BAC|-|||N||F||Operator|||UriSed mini</text:p>
          </table:table-cell>
          <table:table-cell office:value-type="string" calcext:value-type="string">
            <text:p>O</text:p>
          </table:table-cell>
          <table:table-cell table:formula="of:=[.C50]+1" office:value-type="float" office:value="48" calcext:value-type="float">
            <text:p>4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51]" office:value-type="string" office:string-value="O" calcext:value-type="string">
            <text:p>O</text:p>
          </table:table-cell>
          <table:table-cell table:formula="of:=[.C51]" office:value-type="float" office:value="48" calcext:value-type="float">
            <text:p>48</text:p>
          </table:table-cell>
          <table:table-cell table:formula="of:=[.D51]" office:value-type="string" office:string-value="-" calcext:value-type="string">
            <text:p>-</text:p>
          </table:table-cell>
          <table:table-cell table:formula="of:=[.W51]" office:value-type="string" office:string-value="BAC" calcext:value-type="string">
            <text:p>BAC</text:p>
          </table:table-cell>
          <table:table-cell office:value-type="string" calcext:value-type="string">
            <text:p>' where ID_BADANIA=</text:p>
          </table:table-cell>
          <table:table-cell table:formula="of:=[.V51]" office:value-type="float" office:value="984" calcext:value-type="float">
            <text:p>984</text:p>
          </table:table-cell>
          <table:table-cell table:number-columns-repeated="8"/>
          <table:table-cell table:formula="of:=CONCATENATE([.F51];[.G51];[.H51];[.I51];[.J51];[.K51];[.L51];[.M51];[.N51];[.O51];[.P51];[.Q51];[.R51];[.S51];[.T51])" office:value-type="string" office:string-value="update BADANIA set KOD_BADANIA='O48-BAC' where ID_BADANIA=984" calcext:value-type="string">
            <text:p>update BADANIA set KOD_BADANIA='O48-BAC' where ID_BADANIA=984</text:p>
          </table:table-cell>
          <table:table-cell table:formula="of:=[.V50]+1" office:value-type="float" office:value="984" calcext:value-type="float">
            <text:p>984</text:p>
          </table:table-cell>
          <table:table-cell office:value-type="string" calcext:value-type="string">
            <text:p>BAC</text:p>
          </table:table-cell>
          <table:table-cell office:value-type="string" calcext:value-type="string">
            <text:p>Bakterie</text:p>
          </table:table-cell>
          <table:table-cell table:formula="of:=[.Y50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51];[.C51])" office:value-type="string" office:string-value="O48" calcext:value-type="string">
            <text:p>O48</text:p>
          </table:table-cell>
          <table:table-cell table:number-columns-repeated="6"/>
          <table:table-cell table:formula="of:=[.AJ50]+1" office:value-type="float" office:value="1077" calcext:value-type="float">
            <text:p>1077</text:p>
          </table:table-cell>
          <table:table-cell table:formula="of:=[.AK50]" office:value-type="float" office:value="2" calcext:value-type="float">
            <text:p>2</text:p>
          </table:table-cell>
          <table:table-cell table:formula="of:=[.AL5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51];[.CR51];[.CS51];[.CT51])" office:value-type="string" office:string-value="update BADANIA set TEST_UKRYTY='T' where ID_BADANIA = 984" calcext:value-type="string">
            <text:p>update BADANIA set TEST_UKRYTY='T' where ID_BADANIA = 984</text:p>
          </table:table-cell>
          <table:table-cell office:value-type="string" calcext:value-type="string">
            <text:p>update BADANIA set TEST_UKRYTY='</text:p>
          </table:table-cell>
          <table:table-cell table:formula="of:=[.BC5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51]" office:value-type="float" office:value="984" calcext:value-type="float">
            <text:p>984</text:p>
          </table:table-cell>
          <table:table-cell table:style-name="ce2" table:formula="of:=CONCATENATE([.CV51];[.CX51];[.CY51])" office:value-type="string" office:string-value="update BADANIA set TYP_WYNIKU='N' where ID_BADANIA = 984" calcext:value-type="string">
            <text:p>update BADANIA set TYP_WYNIKU='N' where ID_BADANIA = 984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51]" office:value-type="float" office:value="984" calcext:value-type="float">
            <text:p>984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0R|49|33218-9^^^.BAC|0.00|p/HPF||N||F||Operator|||UriSed mini</text:p>
          </table:table-cell>
          <table:table-cell office:value-type="string" calcext:value-type="string">
            <text:p>O</text:p>
          </table:table-cell>
          <table:table-cell table:formula="of:=[.C51]+1" office:value-type="float" office:value="49" calcext:value-type="float">
            <text:p>4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52]" office:value-type="string" office:string-value="O" calcext:value-type="string">
            <text:p>O</text:p>
          </table:table-cell>
          <table:table-cell table:formula="of:=[.C52]" office:value-type="float" office:value="49" calcext:value-type="float">
            <text:p>49</text:p>
          </table:table-cell>
          <table:table-cell table:formula="of:=[.D52]" office:value-type="string" office:string-value="-" calcext:value-type="string">
            <text:p>-</text:p>
          </table:table-cell>
          <table:table-cell table:formula="of:=[.W52]" office:value-type="string" office:string-value=".BAC" calcext:value-type="string">
            <text:p>.BAC</text:p>
          </table:table-cell>
          <table:table-cell office:value-type="string" calcext:value-type="string">
            <text:p>' where ID_BADANIA=</text:p>
          </table:table-cell>
          <table:table-cell table:formula="of:=[.V52]" office:value-type="float" office:value="985" calcext:value-type="float">
            <text:p>985</text:p>
          </table:table-cell>
          <table:table-cell table:number-columns-repeated="8"/>
          <table:table-cell table:formula="of:=CONCATENATE([.F52];[.G52];[.H52];[.I52];[.J52];[.K52];[.L52];[.M52];[.N52];[.O52];[.P52];[.Q52];[.R52];[.S52];[.T52])" office:value-type="string" office:string-value="update BADANIA set KOD_BADANIA='O49-.BAC' where ID_BADANIA=985" calcext:value-type="string">
            <text:p>update BADANIA set KOD_BADANIA='O49-.BAC' where ID_BADANIA=985</text:p>
          </table:table-cell>
          <table:table-cell table:formula="of:=[.V51]+1" office:value-type="float" office:value="985" calcext:value-type="float">
            <text:p>985</text:p>
          </table:table-cell>
          <table:table-cell office:value-type="string" calcext:value-type="string">
            <text:p>.BAC</text:p>
          </table:table-cell>
          <table:table-cell office:value-type="string" calcext:value-type="string">
            <text:p>Bakterie</text:p>
          </table:table-cell>
          <table:table-cell table:formula="of:=[.Y51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52];[.C52])" office:value-type="string" office:string-value="O49" calcext:value-type="string">
            <text:p>O49</text:p>
          </table:table-cell>
          <table:table-cell table:number-columns-repeated="6"/>
          <table:table-cell table:formula="of:=[.AJ51]+1" office:value-type="float" office:value="1078" calcext:value-type="float">
            <text:p>1078</text:p>
          </table:table-cell>
          <table:table-cell table:formula="of:=[.AK51]" office:value-type="float" office:value="2" calcext:value-type="float">
            <text:p>2</text:p>
          </table:table-cell>
          <table:table-cell table:formula="of:=[.AL5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52];[.CR52];[.CS52];[.CT52])" office:value-type="string" office:string-value="update BADANIA set TEST_UKRYTY='T' where ID_BADANIA = 985" calcext:value-type="string">
            <text:p>update BADANIA set TEST_UKRYTY='T' where ID_BADANIA = 985</text:p>
          </table:table-cell>
          <table:table-cell office:value-type="string" calcext:value-type="string">
            <text:p>update BADANIA set TEST_UKRYTY='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52]" office:value-type="float" office:value="985" calcext:value-type="float">
            <text:p>985</text:p>
          </table:table-cell>
          <table:table-cell table:style-name="ce2" table:formula="of:=CONCATENATE([.CV52];[.CX52];[.CY52])" office:value-type="string" office:string-value="update BADANIA set TYP_WYNIKU='N' where ID_BADANIA = 985" calcext:value-type="string">
            <text:p>update BADANIA set TYP_WYNIKU='N' where ID_BADANIA = 985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52]" office:value-type="float" office:value="985" calcext:value-type="float">
            <text:p>985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1R|50|51480-2^^^.BAC|0.00|p/ul||N||F||Operator|||UriSed mini</text:p>
          </table:table-cell>
          <table:table-cell office:value-type="string" calcext:value-type="string">
            <text:p>O</text:p>
          </table:table-cell>
          <table:table-cell table:formula="of:=[.C52]+1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53]" office:value-type="string" office:string-value="O" calcext:value-type="string">
            <text:p>O</text:p>
          </table:table-cell>
          <table:table-cell table:formula="of:=[.C53]" office:value-type="float" office:value="50" calcext:value-type="float">
            <text:p>50</text:p>
          </table:table-cell>
          <table:table-cell table:formula="of:=[.D53]" office:value-type="string" office:string-value="-" calcext:value-type="string">
            <text:p>-</text:p>
          </table:table-cell>
          <table:table-cell table:formula="of:=[.W53]" office:value-type="string" office:string-value=".BAC" calcext:value-type="string">
            <text:p>.BAC</text:p>
          </table:table-cell>
          <table:table-cell office:value-type="string" calcext:value-type="string">
            <text:p>' where ID_BADANIA=</text:p>
          </table:table-cell>
          <table:table-cell table:formula="of:=[.V53]" office:value-type="float" office:value="986" calcext:value-type="float">
            <text:p>986</text:p>
          </table:table-cell>
          <table:table-cell table:number-columns-repeated="8"/>
          <table:table-cell table:formula="of:=CONCATENATE([.F53];[.G53];[.H53];[.I53];[.J53];[.K53];[.L53];[.M53];[.N53];[.O53];[.P53];[.Q53];[.R53];[.S53];[.T53])" office:value-type="string" office:string-value="update BADANIA set KOD_BADANIA='O50-.BAC' where ID_BADANIA=986" calcext:value-type="string">
            <text:p>update BADANIA set KOD_BADANIA='O50-.BAC' where ID_BADANIA=986</text:p>
          </table:table-cell>
          <table:table-cell table:formula="of:=[.V52]+1" office:value-type="float" office:value="986" calcext:value-type="float">
            <text:p>986</text:p>
          </table:table-cell>
          <table:table-cell office:value-type="string" calcext:value-type="string">
            <text:p>.BAC</text:p>
          </table:table-cell>
          <table:table-cell office:value-type="string" calcext:value-type="string">
            <text:p>Bakterie</text:p>
          </table:table-cell>
          <table:table-cell table:formula="of:=[.Y52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53];[.C53])" office:value-type="string" office:string-value="O50" calcext:value-type="string">
            <text:p>O50</text:p>
          </table:table-cell>
          <table:table-cell table:number-columns-repeated="6"/>
          <table:table-cell table:formula="of:=[.AJ52]+1" office:value-type="float" office:value="1079" calcext:value-type="float">
            <text:p>1079</text:p>
          </table:table-cell>
          <table:table-cell table:formula="of:=[.AK52]" office:value-type="float" office:value="2" calcext:value-type="float">
            <text:p>2</text:p>
          </table:table-cell>
          <table:table-cell table:formula="of:=[.AL5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53];[.CR53];[.CS53];[.CT53])" office:value-type="string" office:string-value="update BADANIA set TEST_UKRYTY='T' where ID_BADANIA = 986" calcext:value-type="string">
            <text:p>update BADANIA set TEST_UKRYTY='T' where ID_BADANIA = 986</text:p>
          </table:table-cell>
          <table:table-cell office:value-type="string" calcext:value-type="string">
            <text:p>update BADANIA set TEST_UKRYTY='</text:p>
          </table:table-cell>
          <table:table-cell table:formula="of:=[.BC5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53]" office:value-type="float" office:value="986" calcext:value-type="float">
            <text:p>986</text:p>
          </table:table-cell>
          <table:table-cell table:style-name="ce2" table:formula="of:=CONCATENATE([.CV53];[.CX53];[.CY53])" office:value-type="string" office:string-value="update BADANIA set TYP_WYNIKU='N' where ID_BADANIA = 986" calcext:value-type="string">
            <text:p>update BADANIA set TYP_WYNIKU='N' where ID_BADANIA = 986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53]" office:value-type="float" office:value="986" calcext:value-type="float">
            <text:p>986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2R|51|^^^.BAC|0.00|||N||F||Operator|||UriSed mini</text:p>
          </table:table-cell>
          <table:table-cell office:value-type="string" calcext:value-type="string">
            <text:p>O</text:p>
          </table:table-cell>
          <table:table-cell table:formula="of:=[.C53]+1" office:value-type="float" office:value="51" calcext:value-type="float">
            <text:p>5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54]" office:value-type="string" office:string-value="O" calcext:value-type="string">
            <text:p>O</text:p>
          </table:table-cell>
          <table:table-cell table:formula="of:=[.C54]" office:value-type="float" office:value="51" calcext:value-type="float">
            <text:p>51</text:p>
          </table:table-cell>
          <table:table-cell table:formula="of:=[.D54]" office:value-type="string" office:string-value="-" calcext:value-type="string">
            <text:p>-</text:p>
          </table:table-cell>
          <table:table-cell table:formula="of:=[.W54]" office:value-type="string" office:string-value=".BAC" calcext:value-type="string">
            <text:p>.BAC</text:p>
          </table:table-cell>
          <table:table-cell office:value-type="string" calcext:value-type="string">
            <text:p>' where ID_BADANIA=</text:p>
          </table:table-cell>
          <table:table-cell table:formula="of:=[.V54]" office:value-type="float" office:value="987" calcext:value-type="float">
            <text:p>987</text:p>
          </table:table-cell>
          <table:table-cell table:number-columns-repeated="8"/>
          <table:table-cell table:formula="of:=CONCATENATE([.F54];[.G54];[.H54];[.I54];[.J54];[.K54];[.L54];[.M54];[.N54];[.O54];[.P54];[.Q54];[.R54];[.S54];[.T54])" office:value-type="string" office:string-value="update BADANIA set KOD_BADANIA='O51-.BAC' where ID_BADANIA=987" calcext:value-type="string">
            <text:p>update BADANIA set KOD_BADANIA='O51-.BAC' where ID_BADANIA=987</text:p>
          </table:table-cell>
          <table:table-cell table:formula="of:=[.V53]+1" office:value-type="float" office:value="987" calcext:value-type="float">
            <text:p>987</text:p>
          </table:table-cell>
          <table:table-cell office:value-type="string" calcext:value-type="string">
            <text:p>.BAC</text:p>
          </table:table-cell>
          <table:table-cell office:value-type="string" calcext:value-type="string">
            <text:p>Bakterie</text:p>
          </table:table-cell>
          <table:table-cell table:formula="of:=[.Y53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54];[.C54])" office:value-type="string" office:string-value="O51" calcext:value-type="string">
            <text:p>O51</text:p>
          </table:table-cell>
          <table:table-cell table:number-columns-repeated="6"/>
          <table:table-cell table:formula="of:=[.AJ53]+1" office:value-type="float" office:value="1080" calcext:value-type="float">
            <text:p>1080</text:p>
          </table:table-cell>
          <table:table-cell table:formula="of:=[.AK53]" office:value-type="float" office:value="2" calcext:value-type="float">
            <text:p>2</text:p>
          </table:table-cell>
          <table:table-cell table:formula="of:=[.AL5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54];[.CR54];[.CS54];[.CT54])" office:value-type="string" office:string-value="update BADANIA set TEST_UKRYTY='T' where ID_BADANIA = 987" calcext:value-type="string">
            <text:p>update BADANIA set TEST_UKRYTY='T' where ID_BADANIA = 987</text:p>
          </table:table-cell>
          <table:table-cell office:value-type="string" calcext:value-type="string">
            <text:p>update BADANIA set TEST_UKRYTY='</text:p>
          </table:table-cell>
          <table:table-cell table:formula="of:=[.BC5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54]" office:value-type="float" office:value="987" calcext:value-type="float">
            <text:p>987</text:p>
          </table:table-cell>
          <table:table-cell table:style-name="ce2" table:formula="of:=CONCATENATE([.CV54];[.CX54];[.CY54])" office:value-type="string" office:string-value="update BADANIA set TYP_WYNIKU='N' where ID_BADANIA = 987" calcext:value-type="string">
            <text:p>update BADANIA set TYP_WYNIKU='N' where ID_BADANIA = 98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54]" office:value-type="float" office:value="987" calcext:value-type="float">
            <text:p>987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3R|52|50221-1^^^.BAC|-|||N||F||Operator|||UriSed mini</text:p>
          </table:table-cell>
          <table:table-cell office:value-type="string" calcext:value-type="string">
            <text:p>O</text:p>
          </table:table-cell>
          <table:table-cell table:formula="of:=[.C54]+1" office:value-type="float" office:value="52" calcext:value-type="float">
            <text:p>5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55]" office:value-type="string" office:string-value="O" calcext:value-type="string">
            <text:p>O</text:p>
          </table:table-cell>
          <table:table-cell table:formula="of:=[.C55]" office:value-type="float" office:value="52" calcext:value-type="float">
            <text:p>52</text:p>
          </table:table-cell>
          <table:table-cell table:formula="of:=[.D55]" office:value-type="string" office:string-value="-" calcext:value-type="string">
            <text:p>-</text:p>
          </table:table-cell>
          <table:table-cell table:formula="of:=[.W55]" office:value-type="string" office:string-value=".BAC" calcext:value-type="string">
            <text:p>.BAC</text:p>
          </table:table-cell>
          <table:table-cell office:value-type="string" calcext:value-type="string">
            <text:p>' where ID_BADANIA=</text:p>
          </table:table-cell>
          <table:table-cell table:formula="of:=[.V55]" office:value-type="float" office:value="988" calcext:value-type="float">
            <text:p>988</text:p>
          </table:table-cell>
          <table:table-cell table:number-columns-repeated="8"/>
          <table:table-cell table:formula="of:=CONCATENATE([.F55];[.G55];[.H55];[.I55];[.J55];[.K55];[.L55];[.M55];[.N55];[.O55];[.P55];[.Q55];[.R55];[.S55];[.T55])" office:value-type="string" office:string-value="update BADANIA set KOD_BADANIA='O52-.BAC' where ID_BADANIA=988" calcext:value-type="string">
            <text:p>update BADANIA set KOD_BADANIA='O52-.BAC' where ID_BADANIA=988</text:p>
          </table:table-cell>
          <table:table-cell table:formula="of:=[.V54]+1" office:value-type="float" office:value="988" calcext:value-type="float">
            <text:p>988</text:p>
          </table:table-cell>
          <table:table-cell office:value-type="string" calcext:value-type="string">
            <text:p>.BAC</text:p>
          </table:table-cell>
          <table:table-cell office:value-type="string" calcext:value-type="string">
            <text:p>Bakterie</text:p>
          </table:table-cell>
          <table:table-cell table:formula="of:=[.Y54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55];[.C55])" office:value-type="string" office:string-value="O52" calcext:value-type="string">
            <text:p>O52</text:p>
          </table:table-cell>
          <table:table-cell table:number-columns-repeated="6"/>
          <table:table-cell table:formula="of:=[.AJ54]+1" office:value-type="float" office:value="1081" calcext:value-type="float">
            <text:p>1081</text:p>
          </table:table-cell>
          <table:table-cell table:formula="of:=[.AK54]" office:value-type="float" office:value="2" calcext:value-type="float">
            <text:p>2</text:p>
          </table:table-cell>
          <table:table-cell table:formula="of:=[.AL5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55];[.CR55];[.CS55];[.CT55])" office:value-type="string" office:string-value="update BADANIA set TEST_UKRYTY='T' where ID_BADANIA = 988" calcext:value-type="string">
            <text:p>update BADANIA set TEST_UKRYTY='T' where ID_BADANIA = 988</text:p>
          </table:table-cell>
          <table:table-cell office:value-type="string" calcext:value-type="string">
            <text:p>update BADANIA set TEST_UKRYTY='</text:p>
          </table:table-cell>
          <table:table-cell table:formula="of:=[.BC5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55]" office:value-type="float" office:value="988" calcext:value-type="float">
            <text:p>988</text:p>
          </table:table-cell>
          <table:table-cell table:style-name="ce2" table:formula="of:=CONCATENATE([.CV55];[.CX55];[.CY55])" office:value-type="string" office:string-value="update BADANIA set TYP_WYNIKU='N' where ID_BADANIA = 988" calcext:value-type="string">
            <text:p>update BADANIA set TYP_WYNIKU='N' where ID_BADANIA = 98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55]" office:value-type="float" office:value="988" calcext:value-type="float">
            <text:p>988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4R|53|^^^.BACr|1.30|p/HPF||N||F||Operator|||UriSed mini</text:p>
          </table:table-cell>
          <table:table-cell office:value-type="string" calcext:value-type="string">
            <text:p>O</text:p>
          </table:table-cell>
          <table:table-cell table:formula="of:=[.C55]+1" office:value-type="float" office:value="53" calcext:value-type="float">
            <text:p>5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56]" office:value-type="string" office:string-value="O" calcext:value-type="string">
            <text:p>O</text:p>
          </table:table-cell>
          <table:table-cell table:formula="of:=[.C56]" office:value-type="float" office:value="53" calcext:value-type="float">
            <text:p>53</text:p>
          </table:table-cell>
          <table:table-cell table:formula="of:=[.D56]" office:value-type="string" office:string-value="-" calcext:value-type="string">
            <text:p>-</text:p>
          </table:table-cell>
          <table:table-cell table:formula="of:=[.W56]" office:value-type="string" office:string-value=".BACr" calcext:value-type="string">
            <text:p>.BACr</text:p>
          </table:table-cell>
          <table:table-cell office:value-type="string" calcext:value-type="string">
            <text:p>' where ID_BADANIA=</text:p>
          </table:table-cell>
          <table:table-cell table:formula="of:=[.V56]" office:value-type="float" office:value="989" calcext:value-type="float">
            <text:p>989</text:p>
          </table:table-cell>
          <table:table-cell table:number-columns-repeated="8"/>
          <table:table-cell table:formula="of:=CONCATENATE([.F56];[.G56];[.H56];[.I56];[.J56];[.K56];[.L56];[.M56];[.N56];[.O56];[.P56];[.Q56];[.R56];[.S56];[.T56])" office:value-type="string" office:string-value="update BADANIA set KOD_BADANIA='O53-.BACr' where ID_BADANIA=989" calcext:value-type="string">
            <text:p>update BADANIA set KOD_BADANIA='O53-.BACr' where ID_BADANIA=989</text:p>
          </table:table-cell>
          <table:table-cell table:formula="of:=[.V55]+1" office:value-type="float" office:value="989" calcext:value-type="float">
            <text:p>989</text:p>
          </table:table-cell>
          <table:table-cell office:value-type="string" calcext:value-type="string">
            <text:p>.BACr</text:p>
          </table:table-cell>
          <table:table-cell office:value-type="string" calcext:value-type="string">
            <text:p>Bakterie pałeczki</text:p>
          </table:table-cell>
          <table:table-cell table:formula="of:=[.Y55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56];[.C56])" office:value-type="string" office:string-value="O53" calcext:value-type="string">
            <text:p>O53</text:p>
          </table:table-cell>
          <table:table-cell table:number-columns-repeated="6"/>
          <table:table-cell table:formula="of:=[.AJ55]+1" office:value-type="float" office:value="1082" calcext:value-type="float">
            <text:p>1082</text:p>
          </table:table-cell>
          <table:table-cell table:formula="of:=[.AK55]" office:value-type="float" office:value="2" calcext:value-type="float">
            <text:p>2</text:p>
          </table:table-cell>
          <table:table-cell table:formula="of:=[.AL5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56];[.CR56];[.CS56];[.CT56])" office:value-type="string" office:string-value="update BADANIA set TEST_UKRYTY='T' where ID_BADANIA = 989" calcext:value-type="string">
            <text:p>update BADANIA set TEST_UKRYTY='T' where ID_BADANIA = 989</text:p>
          </table:table-cell>
          <table:table-cell office:value-type="string" calcext:value-type="string">
            <text:p>update BADANIA set TEST_UKRYTY='</text:p>
          </table:table-cell>
          <table:table-cell table:formula="of:=[.BC5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56]" office:value-type="float" office:value="989" calcext:value-type="float">
            <text:p>989</text:p>
          </table:table-cell>
          <table:table-cell table:style-name="ce2" table:formula="of:=CONCATENATE([.CV56];[.CX56];[.CY56])" office:value-type="string" office:string-value="update BADANIA set TYP_WYNIKU='N' where ID_BADANIA = 989" calcext:value-type="string">
            <text:p>update BADANIA set TYP_WYNIKU='N' where ID_BADANIA = 98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56]" office:value-type="float" office:value="989" calcext:value-type="float">
            <text:p>989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5R|54|^^^.BACr|5.72|p/ul||N||F||Operator|||UriSed mini</text:p>
          </table:table-cell>
          <table:table-cell office:value-type="string" calcext:value-type="string">
            <text:p>O</text:p>
          </table:table-cell>
          <table:table-cell table:formula="of:=[.C56]+1" office:value-type="float" office:value="54" calcext:value-type="float">
            <text:p>5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57]" office:value-type="string" office:string-value="O" calcext:value-type="string">
            <text:p>O</text:p>
          </table:table-cell>
          <table:table-cell table:formula="of:=[.C57]" office:value-type="float" office:value="54" calcext:value-type="float">
            <text:p>54</text:p>
          </table:table-cell>
          <table:table-cell table:formula="of:=[.D57]" office:value-type="string" office:string-value="-" calcext:value-type="string">
            <text:p>-</text:p>
          </table:table-cell>
          <table:table-cell table:formula="of:=[.W57]" office:value-type="string" office:string-value=".BACr" calcext:value-type="string">
            <text:p>.BACr</text:p>
          </table:table-cell>
          <table:table-cell office:value-type="string" calcext:value-type="string">
            <text:p>' where ID_BADANIA=</text:p>
          </table:table-cell>
          <table:table-cell table:formula="of:=[.V57]" office:value-type="float" office:value="990" calcext:value-type="float">
            <text:p>990</text:p>
          </table:table-cell>
          <table:table-cell table:number-columns-repeated="8"/>
          <table:table-cell table:formula="of:=CONCATENATE([.F57];[.G57];[.H57];[.I57];[.J57];[.K57];[.L57];[.M57];[.N57];[.O57];[.P57];[.Q57];[.R57];[.S57];[.T57])" office:value-type="string" office:string-value="update BADANIA set KOD_BADANIA='O54-.BACr' where ID_BADANIA=990" calcext:value-type="string">
            <text:p>update BADANIA set KOD_BADANIA='O54-.BACr' where ID_BADANIA=990</text:p>
          </table:table-cell>
          <table:table-cell table:formula="of:=[.V56]+1" office:value-type="float" office:value="990" calcext:value-type="float">
            <text:p>990</text:p>
          </table:table-cell>
          <table:table-cell office:value-type="string" calcext:value-type="string">
            <text:p>.BACr</text:p>
          </table:table-cell>
          <table:table-cell office:value-type="string" calcext:value-type="string">
            <text:p>Bakterie pałeczki</text:p>
          </table:table-cell>
          <table:table-cell table:formula="of:=[.Y56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57];[.C57])" office:value-type="string" office:string-value="O54" calcext:value-type="string">
            <text:p>O54</text:p>
          </table:table-cell>
          <table:table-cell table:number-columns-repeated="6"/>
          <table:table-cell table:formula="of:=[.AJ56]+1" office:value-type="float" office:value="1083" calcext:value-type="float">
            <text:p>1083</text:p>
          </table:table-cell>
          <table:table-cell table:formula="of:=[.AK56]" office:value-type="float" office:value="2" calcext:value-type="float">
            <text:p>2</text:p>
          </table:table-cell>
          <table:table-cell table:formula="of:=[.AL5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57];[.CR57];[.CS57];[.CT57])" office:value-type="string" office:string-value="update BADANIA set TEST_UKRYTY='T' where ID_BADANIA = 990" calcext:value-type="string">
            <text:p>update BADANIA set TEST_UKRYTY='T' where ID_BADANIA = 990</text:p>
          </table:table-cell>
          <table:table-cell office:value-type="string" calcext:value-type="string">
            <text:p>update BADANIA set TEST_UKRYTY='</text:p>
          </table:table-cell>
          <table:table-cell table:formula="of:=[.BC5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57]" office:value-type="float" office:value="990" calcext:value-type="float">
            <text:p>990</text:p>
          </table:table-cell>
          <table:table-cell table:style-name="ce2" table:formula="of:=CONCATENATE([.CV57];[.CX57];[.CY57])" office:value-type="string" office:string-value="update BADANIA set TYP_WYNIKU='N' where ID_BADANIA = 990" calcext:value-type="string">
            <text:p>update BADANIA set TYP_WYNIKU='N' where ID_BADANIA = 99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57]" office:value-type="float" office:value="990" calcext:value-type="float">
            <text:p>990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6R|55|^^^.BACr|0.87|||N||F||Operator|||UriSed mini</text:p>
          </table:table-cell>
          <table:table-cell office:value-type="string" calcext:value-type="string">
            <text:p>O</text:p>
          </table:table-cell>
          <table:table-cell table:formula="of:=[.C57]+1" office:value-type="float" office:value="55" calcext:value-type="float">
            <text:p>5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58]" office:value-type="string" office:string-value="O" calcext:value-type="string">
            <text:p>O</text:p>
          </table:table-cell>
          <table:table-cell table:formula="of:=[.C58]" office:value-type="float" office:value="55" calcext:value-type="float">
            <text:p>55</text:p>
          </table:table-cell>
          <table:table-cell table:formula="of:=[.D58]" office:value-type="string" office:string-value="-" calcext:value-type="string">
            <text:p>-</text:p>
          </table:table-cell>
          <table:table-cell table:formula="of:=[.W58]" office:value-type="string" office:string-value=".BACr" calcext:value-type="string">
            <text:p>.BACr</text:p>
          </table:table-cell>
          <table:table-cell office:value-type="string" calcext:value-type="string">
            <text:p>' where ID_BADANIA=</text:p>
          </table:table-cell>
          <table:table-cell table:formula="of:=[.V58]" office:value-type="float" office:value="991" calcext:value-type="float">
            <text:p>991</text:p>
          </table:table-cell>
          <table:table-cell table:number-columns-repeated="8"/>
          <table:table-cell table:formula="of:=CONCATENATE([.F58];[.G58];[.H58];[.I58];[.J58];[.K58];[.L58];[.M58];[.N58];[.O58];[.P58];[.Q58];[.R58];[.S58];[.T58])" office:value-type="string" office:string-value="update BADANIA set KOD_BADANIA='O55-.BACr' where ID_BADANIA=991" calcext:value-type="string">
            <text:p>update BADANIA set KOD_BADANIA='O55-.BACr' where ID_BADANIA=991</text:p>
          </table:table-cell>
          <table:table-cell table:formula="of:=[.V57]+1" office:value-type="float" office:value="991" calcext:value-type="float">
            <text:p>991</text:p>
          </table:table-cell>
          <table:table-cell office:value-type="string" calcext:value-type="string">
            <text:p>.BACr</text:p>
          </table:table-cell>
          <table:table-cell office:value-type="string" calcext:value-type="string">
            <text:p>Bakterie pałeczki</text:p>
          </table:table-cell>
          <table:table-cell table:formula="of:=[.Y57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58];[.C58])" office:value-type="string" office:string-value="O55" calcext:value-type="string">
            <text:p>O55</text:p>
          </table:table-cell>
          <table:table-cell table:number-columns-repeated="6"/>
          <table:table-cell table:formula="of:=[.AJ57]+1" office:value-type="float" office:value="1084" calcext:value-type="float">
            <text:p>1084</text:p>
          </table:table-cell>
          <table:table-cell table:formula="of:=[.AK57]" office:value-type="float" office:value="2" calcext:value-type="float">
            <text:p>2</text:p>
          </table:table-cell>
          <table:table-cell table:formula="of:=[.AL57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58];[.CR58];[.CS58];[.CT58])" office:value-type="string" office:string-value="update BADANIA set TEST_UKRYTY='T' where ID_BADANIA = 991" calcext:value-type="string">
            <text:p>update BADANIA set TEST_UKRYTY='T' where ID_BADANIA = 991</text:p>
          </table:table-cell>
          <table:table-cell office:value-type="string" calcext:value-type="string">
            <text:p>update BADANIA set TEST_UKRYTY='</text:p>
          </table:table-cell>
          <table:table-cell table:formula="of:=[.BC5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58]" office:value-type="float" office:value="991" calcext:value-type="float">
            <text:p>991</text:p>
          </table:table-cell>
          <table:table-cell table:style-name="ce2" table:formula="of:=CONCATENATE([.CV58];[.CX58];[.CY58])" office:value-type="string" office:string-value="update BADANIA set TYP_WYNIKU='N' where ID_BADANIA = 991" calcext:value-type="string">
            <text:p>update BADANIA set TYP_WYNIKU='N' where ID_BADANIA = 991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58]" office:value-type="float" office:value="991" calcext:value-type="float">
            <text:p>991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7R|56|^^^.BACr|-|||N||F||Operator|||UriSed mini</text:p>
          </table:table-cell>
          <table:table-cell office:value-type="string" calcext:value-type="string">
            <text:p>O</text:p>
          </table:table-cell>
          <table:table-cell table:formula="of:=[.C58]+1" office:value-type="float" office:value="56" calcext:value-type="float">
            <text:p>5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59]" office:value-type="string" office:string-value="O" calcext:value-type="string">
            <text:p>O</text:p>
          </table:table-cell>
          <table:table-cell table:formula="of:=[.C59]" office:value-type="float" office:value="56" calcext:value-type="float">
            <text:p>56</text:p>
          </table:table-cell>
          <table:table-cell table:formula="of:=[.D59]" office:value-type="string" office:string-value="-" calcext:value-type="string">
            <text:p>-</text:p>
          </table:table-cell>
          <table:table-cell table:formula="of:=[.W59]" office:value-type="string" office:string-value=".BACr" calcext:value-type="string">
            <text:p>.BACr</text:p>
          </table:table-cell>
          <table:table-cell office:value-type="string" calcext:value-type="string">
            <text:p>' where ID_BADANIA=</text:p>
          </table:table-cell>
          <table:table-cell table:formula="of:=[.V59]" office:value-type="float" office:value="992" calcext:value-type="float">
            <text:p>992</text:p>
          </table:table-cell>
          <table:table-cell table:number-columns-repeated="8"/>
          <table:table-cell table:formula="of:=CONCATENATE([.F59];[.G59];[.H59];[.I59];[.J59];[.K59];[.L59];[.M59];[.N59];[.O59];[.P59];[.Q59];[.R59];[.S59];[.T59])" office:value-type="string" office:string-value="update BADANIA set KOD_BADANIA='O56-.BACr' where ID_BADANIA=992" calcext:value-type="string">
            <text:p>update BADANIA set KOD_BADANIA='O56-.BACr' where ID_BADANIA=992</text:p>
          </table:table-cell>
          <table:table-cell table:formula="of:=[.V58]+1" office:value-type="float" office:value="992" calcext:value-type="float">
            <text:p>992</text:p>
          </table:table-cell>
          <table:table-cell office:value-type="string" calcext:value-type="string">
            <text:p>.BACr</text:p>
          </table:table-cell>
          <table:table-cell office:value-type="string" calcext:value-type="string">
            <text:p>Bakterie pałeczki</text:p>
          </table:table-cell>
          <table:table-cell table:formula="of:=[.Y58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59];[.C59])" office:value-type="string" office:string-value="O56" calcext:value-type="string">
            <text:p>O56</text:p>
          </table:table-cell>
          <table:table-cell table:number-columns-repeated="6"/>
          <table:table-cell table:formula="of:=[.AJ58]+1" office:value-type="float" office:value="1085" calcext:value-type="float">
            <text:p>1085</text:p>
          </table:table-cell>
          <table:table-cell table:formula="of:=[.AK58]" office:value-type="float" office:value="2" calcext:value-type="float">
            <text:p>2</text:p>
          </table:table-cell>
          <table:table-cell table:formula="of:=[.AL58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59];[.CR59];[.CS59];[.CT59])" office:value-type="string" office:string-value="update BADANIA set TEST_UKRYTY='T' where ID_BADANIA = 992" calcext:value-type="string">
            <text:p>update BADANIA set TEST_UKRYTY='T' where ID_BADANIA = 992</text:p>
          </table:table-cell>
          <table:table-cell office:value-type="string" calcext:value-type="string">
            <text:p>update BADANIA set TEST_UKRYTY='</text:p>
          </table:table-cell>
          <table:table-cell table:formula="of:=[.BC5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59]" office:value-type="float" office:value="992" calcext:value-type="float">
            <text:p>992</text:p>
          </table:table-cell>
          <table:table-cell table:style-name="ce2" table:formula="of:=CONCATENATE([.CV59];[.CX59];[.CY59])" office:value-type="string" office:string-value="update BADANIA set TYP_WYNIKU='N' where ID_BADANIA = 992" calcext:value-type="string">
            <text:p>update BADANIA set TYP_WYNIKU='N' where ID_BADANIA = 992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59]" office:value-type="float" office:value="992" calcext:value-type="float">
            <text:p>992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0R|57|^^^.BACc|0.60|p/HPF||N||F||Operator|||UriSed mini</text:p>
          </table:table-cell>
          <table:table-cell office:value-type="string" calcext:value-type="string">
            <text:p>O</text:p>
          </table:table-cell>
          <table:table-cell table:formula="of:=[.C59]+1" office:value-type="float" office:value="57" calcext:value-type="float">
            <text:p>57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60]" office:value-type="string" office:string-value="O" calcext:value-type="string">
            <text:p>O</text:p>
          </table:table-cell>
          <table:table-cell table:formula="of:=[.C60]" office:value-type="float" office:value="57" calcext:value-type="float">
            <text:p>57</text:p>
          </table:table-cell>
          <table:table-cell table:formula="of:=[.D60]" office:value-type="string" office:string-value="-" calcext:value-type="string">
            <text:p>-</text:p>
          </table:table-cell>
          <table:table-cell table:formula="of:=[.W60]" office:value-type="string" office:string-value=".BACc" calcext:value-type="string">
            <text:p>.BACc</text:p>
          </table:table-cell>
          <table:table-cell office:value-type="string" calcext:value-type="string">
            <text:p>' where ID_BADANIA=</text:p>
          </table:table-cell>
          <table:table-cell table:formula="of:=[.V60]" office:value-type="float" office:value="993" calcext:value-type="float">
            <text:p>993</text:p>
          </table:table-cell>
          <table:table-cell table:number-columns-repeated="8"/>
          <table:table-cell table:formula="of:=CONCATENATE([.F60];[.G60];[.H60];[.I60];[.J60];[.K60];[.L60];[.M60];[.N60];[.O60];[.P60];[.Q60];[.R60];[.S60];[.T60])" office:value-type="string" office:string-value="update BADANIA set KOD_BADANIA='O57-.BACc' where ID_BADANIA=993" calcext:value-type="string">
            <text:p>update BADANIA set KOD_BADANIA='O57-.BACc' where ID_BADANIA=993</text:p>
          </table:table-cell>
          <table:table-cell table:formula="of:=[.V59]+1" office:value-type="float" office:value="993" calcext:value-type="float">
            <text:p>993</text:p>
          </table:table-cell>
          <table:table-cell office:value-type="string" calcext:value-type="string">
            <text:p>.BACc</text:p>
          </table:table-cell>
          <table:table-cell office:value-type="string" calcext:value-type="string">
            <text:p>Bakterie ziarniaki</text:p>
          </table:table-cell>
          <table:table-cell table:formula="of:=[.Y59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60];[.C60])" office:value-type="string" office:string-value="O57" calcext:value-type="string">
            <text:p>O57</text:p>
          </table:table-cell>
          <table:table-cell table:number-columns-repeated="6"/>
          <table:table-cell table:formula="of:=[.AJ59]+1" office:value-type="float" office:value="1086" calcext:value-type="float">
            <text:p>1086</text:p>
          </table:table-cell>
          <table:table-cell table:formula="of:=[.AK59]" office:value-type="float" office:value="2" calcext:value-type="float">
            <text:p>2</text:p>
          </table:table-cell>
          <table:table-cell table:formula="of:=[.AL59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60];[.CR60];[.CS60];[.CT60])" office:value-type="string" office:string-value="update BADANIA set TEST_UKRYTY='T' where ID_BADANIA = 993" calcext:value-type="string">
            <text:p>update BADANIA set TEST_UKRYTY='T' where ID_BADANIA = 993</text:p>
          </table:table-cell>
          <table:table-cell office:value-type="string" calcext:value-type="string">
            <text:p>update BADANIA set TEST_UKRYTY='</text:p>
          </table:table-cell>
          <table:table-cell table:formula="of:=[.BC60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60]" office:value-type="float" office:value="993" calcext:value-type="float">
            <text:p>993</text:p>
          </table:table-cell>
          <table:table-cell table:style-name="ce2" table:formula="of:=CONCATENATE([.CV60];[.CX60];[.CY60])" office:value-type="string" office:string-value="update BADANIA set TYP_WYNIKU='N' where ID_BADANIA = 993" calcext:value-type="string">
            <text:p>update BADANIA set TYP_WYNIKU='N' where ID_BADANIA = 993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60]" office:value-type="float" office:value="993" calcext:value-type="float">
            <text:p>993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1R|58|^^^.BACc|2.64|p/ul||N||F||Operator|||UriSed mini</text:p>
          </table:table-cell>
          <table:table-cell office:value-type="string" calcext:value-type="string">
            <text:p>O</text:p>
          </table:table-cell>
          <table:table-cell table:formula="of:=[.C60]+1" office:value-type="float" office:value="58" calcext:value-type="float">
            <text:p>58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61]" office:value-type="string" office:string-value="O" calcext:value-type="string">
            <text:p>O</text:p>
          </table:table-cell>
          <table:table-cell table:formula="of:=[.C61]" office:value-type="float" office:value="58" calcext:value-type="float">
            <text:p>58</text:p>
          </table:table-cell>
          <table:table-cell table:formula="of:=[.D61]" office:value-type="string" office:string-value="-" calcext:value-type="string">
            <text:p>-</text:p>
          </table:table-cell>
          <table:table-cell table:formula="of:=[.W61]" office:value-type="string" office:string-value=".BACc" calcext:value-type="string">
            <text:p>.BACc</text:p>
          </table:table-cell>
          <table:table-cell office:value-type="string" calcext:value-type="string">
            <text:p>' where ID_BADANIA=</text:p>
          </table:table-cell>
          <table:table-cell table:formula="of:=[.V61]" office:value-type="float" office:value="994" calcext:value-type="float">
            <text:p>994</text:p>
          </table:table-cell>
          <table:table-cell table:number-columns-repeated="8"/>
          <table:table-cell table:formula="of:=CONCATENATE([.F61];[.G61];[.H61];[.I61];[.J61];[.K61];[.L61];[.M61];[.N61];[.O61];[.P61];[.Q61];[.R61];[.S61];[.T61])" office:value-type="string" office:string-value="update BADANIA set KOD_BADANIA='O58-.BACc' where ID_BADANIA=994" calcext:value-type="string">
            <text:p>update BADANIA set KOD_BADANIA='O58-.BACc' where ID_BADANIA=994</text:p>
          </table:table-cell>
          <table:table-cell table:formula="of:=[.V60]+1" office:value-type="float" office:value="994" calcext:value-type="float">
            <text:p>994</text:p>
          </table:table-cell>
          <table:table-cell office:value-type="string" calcext:value-type="string">
            <text:p>.BACc</text:p>
          </table:table-cell>
          <table:table-cell office:value-type="string" calcext:value-type="string">
            <text:p>Bakterie ziarniaki</text:p>
          </table:table-cell>
          <table:table-cell table:formula="of:=[.Y60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61];[.C61])" office:value-type="string" office:string-value="O58" calcext:value-type="string">
            <text:p>O58</text:p>
          </table:table-cell>
          <table:table-cell table:number-columns-repeated="6"/>
          <table:table-cell table:formula="of:=[.AJ60]+1" office:value-type="float" office:value="1087" calcext:value-type="float">
            <text:p>1087</text:p>
          </table:table-cell>
          <table:table-cell table:formula="of:=[.AK60]" office:value-type="float" office:value="2" calcext:value-type="float">
            <text:p>2</text:p>
          </table:table-cell>
          <table:table-cell table:formula="of:=[.AL60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61];[.CR61];[.CS61];[.CT61])" office:value-type="string" office:string-value="update BADANIA set TEST_UKRYTY='T' where ID_BADANIA = 994" calcext:value-type="string">
            <text:p>update BADANIA set TEST_UKRYTY='T' where ID_BADANIA = 994</text:p>
          </table:table-cell>
          <table:table-cell office:value-type="string" calcext:value-type="string">
            <text:p>update BADANIA set TEST_UKRYTY='</text:p>
          </table:table-cell>
          <table:table-cell table:formula="of:=[.BC61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61]" office:value-type="float" office:value="994" calcext:value-type="float">
            <text:p>994</text:p>
          </table:table-cell>
          <table:table-cell table:style-name="ce2" table:formula="of:=CONCATENATE([.CV61];[.CX61];[.CY61])" office:value-type="string" office:string-value="update BADANIA set TYP_WYNIKU='N' where ID_BADANIA = 994" calcext:value-type="string">
            <text:p>update BADANIA set TYP_WYNIKU='N' where ID_BADANIA = 994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61]" office:value-type="float" office:value="994" calcext:value-type="float">
            <text:p>994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2R|59|^^^.BACc|0.40|||N||F||Operator|||UriSed mini</text:p>
          </table:table-cell>
          <table:table-cell office:value-type="string" calcext:value-type="string">
            <text:p>O</text:p>
          </table:table-cell>
          <table:table-cell table:formula="of:=[.C61]+1" office:value-type="float" office:value="59" calcext:value-type="float">
            <text:p>59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62]" office:value-type="string" office:string-value="O" calcext:value-type="string">
            <text:p>O</text:p>
          </table:table-cell>
          <table:table-cell table:formula="of:=[.C62]" office:value-type="float" office:value="59" calcext:value-type="float">
            <text:p>59</text:p>
          </table:table-cell>
          <table:table-cell table:formula="of:=[.D62]" office:value-type="string" office:string-value="-" calcext:value-type="string">
            <text:p>-</text:p>
          </table:table-cell>
          <table:table-cell table:formula="of:=[.W62]" office:value-type="string" office:string-value=".BACc" calcext:value-type="string">
            <text:p>.BACc</text:p>
          </table:table-cell>
          <table:table-cell office:value-type="string" calcext:value-type="string">
            <text:p>' where ID_BADANIA=</text:p>
          </table:table-cell>
          <table:table-cell table:formula="of:=[.V62]" office:value-type="float" office:value="995" calcext:value-type="float">
            <text:p>995</text:p>
          </table:table-cell>
          <table:table-cell table:number-columns-repeated="8"/>
          <table:table-cell table:formula="of:=CONCATENATE([.F62];[.G62];[.H62];[.I62];[.J62];[.K62];[.L62];[.M62];[.N62];[.O62];[.P62];[.Q62];[.R62];[.S62];[.T62])" office:value-type="string" office:string-value="update BADANIA set KOD_BADANIA='O59-.BACc' where ID_BADANIA=995" calcext:value-type="string">
            <text:p>update BADANIA set KOD_BADANIA='O59-.BACc' where ID_BADANIA=995</text:p>
          </table:table-cell>
          <table:table-cell table:formula="of:=[.V61]+1" office:value-type="float" office:value="995" calcext:value-type="float">
            <text:p>995</text:p>
          </table:table-cell>
          <table:table-cell office:value-type="string" calcext:value-type="string">
            <text:p>.BACc</text:p>
          </table:table-cell>
          <table:table-cell office:value-type="string" calcext:value-type="string">
            <text:p>Bakterie ziarniaki</text:p>
          </table:table-cell>
          <table:table-cell table:formula="of:=[.Y61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62];[.C62])" office:value-type="string" office:string-value="O59" calcext:value-type="string">
            <text:p>O59</text:p>
          </table:table-cell>
          <table:table-cell table:number-columns-repeated="6"/>
          <table:table-cell table:formula="of:=[.AJ61]+1" office:value-type="float" office:value="1088" calcext:value-type="float">
            <text:p>1088</text:p>
          </table:table-cell>
          <table:table-cell table:formula="of:=[.AK61]" office:value-type="float" office:value="2" calcext:value-type="float">
            <text:p>2</text:p>
          </table:table-cell>
          <table:table-cell table:formula="of:=[.AL61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62];[.CR62];[.CS62];[.CT62])" office:value-type="string" office:string-value="update BADANIA set TEST_UKRYTY='T' where ID_BADANIA = 995" calcext:value-type="string">
            <text:p>update BADANIA set TEST_UKRYTY='T' where ID_BADANIA = 995</text:p>
          </table:table-cell>
          <table:table-cell office:value-type="string" calcext:value-type="string">
            <text:p>update BADANIA set TEST_UKRYTY='</text:p>
          </table:table-cell>
          <table:table-cell table:formula="of:=[.BC62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62]" office:value-type="float" office:value="995" calcext:value-type="float">
            <text:p>995</text:p>
          </table:table-cell>
          <table:table-cell table:style-name="ce2" table:formula="of:=CONCATENATE([.CV62];[.CX62];[.CY62])" office:value-type="string" office:string-value="update BADANIA set TYP_WYNIKU='N' where ID_BADANIA = 995" calcext:value-type="string">
            <text:p>update BADANIA set TYP_WYNIKU='N' where ID_BADANIA = 995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62]" office:value-type="float" office:value="995" calcext:value-type="float">
            <text:p>995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3R|60|^^^.BACc|-|||N||F||Operator|||UriSed mini</text:p>
          </table:table-cell>
          <table:table-cell office:value-type="string" calcext:value-type="string">
            <text:p>O</text:p>
          </table:table-cell>
          <table:table-cell table:formula="of:=[.C62]+1"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63]" office:value-type="string" office:string-value="O" calcext:value-type="string">
            <text:p>O</text:p>
          </table:table-cell>
          <table:table-cell table:formula="of:=[.C63]" office:value-type="float" office:value="60" calcext:value-type="float">
            <text:p>60</text:p>
          </table:table-cell>
          <table:table-cell table:formula="of:=[.D63]" office:value-type="string" office:string-value="-" calcext:value-type="string">
            <text:p>-</text:p>
          </table:table-cell>
          <table:table-cell table:formula="of:=[.W63]" office:value-type="string" office:string-value=".BACc" calcext:value-type="string">
            <text:p>.BACc</text:p>
          </table:table-cell>
          <table:table-cell office:value-type="string" calcext:value-type="string">
            <text:p>' where ID_BADANIA=</text:p>
          </table:table-cell>
          <table:table-cell table:formula="of:=[.V63]" office:value-type="float" office:value="996" calcext:value-type="float">
            <text:p>996</text:p>
          </table:table-cell>
          <table:table-cell table:number-columns-repeated="8"/>
          <table:table-cell table:formula="of:=CONCATENATE([.F63];[.G63];[.H63];[.I63];[.J63];[.K63];[.L63];[.M63];[.N63];[.O63];[.P63];[.Q63];[.R63];[.S63];[.T63])" office:value-type="string" office:string-value="update BADANIA set KOD_BADANIA='O60-.BACc' where ID_BADANIA=996" calcext:value-type="string">
            <text:p>update BADANIA set KOD_BADANIA='O60-.BACc' where ID_BADANIA=996</text:p>
          </table:table-cell>
          <table:table-cell table:formula="of:=[.V62]+1" office:value-type="float" office:value="996" calcext:value-type="float">
            <text:p>996</text:p>
          </table:table-cell>
          <table:table-cell office:value-type="string" calcext:value-type="string">
            <text:p>.BACc</text:p>
          </table:table-cell>
          <table:table-cell office:value-type="string" calcext:value-type="string">
            <text:p>Bakterie ziarniaki</text:p>
          </table:table-cell>
          <table:table-cell table:formula="of:=[.Y62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63];[.C63])" office:value-type="string" office:string-value="O60" calcext:value-type="string">
            <text:p>O60</text:p>
          </table:table-cell>
          <table:table-cell table:number-columns-repeated="6"/>
          <table:table-cell table:formula="of:=[.AJ62]+1" office:value-type="float" office:value="1089" calcext:value-type="float">
            <text:p>1089</text:p>
          </table:table-cell>
          <table:table-cell table:formula="of:=[.AK62]" office:value-type="float" office:value="2" calcext:value-type="float">
            <text:p>2</text:p>
          </table:table-cell>
          <table:table-cell table:formula="of:=[.AL62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63];[.CR63];[.CS63];[.CT63])" office:value-type="string" office:string-value="update BADANIA set TEST_UKRYTY='T' where ID_BADANIA = 996" calcext:value-type="string">
            <text:p>update BADANIA set TEST_UKRYTY='T' where ID_BADANIA = 996</text:p>
          </table:table-cell>
          <table:table-cell office:value-type="string" calcext:value-type="string">
            <text:p>update BADANIA set TEST_UKRYTY='</text:p>
          </table:table-cell>
          <table:table-cell table:formula="of:=[.BC63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63]" office:value-type="float" office:value="996" calcext:value-type="float">
            <text:p>996</text:p>
          </table:table-cell>
          <table:table-cell table:style-name="ce2" table:formula="of:=CONCATENATE([.CV63];[.CX63];[.CY63])" office:value-type="string" office:string-value="update BADANIA set TYP_WYNIKU='N' where ID_BADANIA = 996" calcext:value-type="string">
            <text:p>update BADANIA set TYP_WYNIKU='N' where ID_BADANIA = 996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63]" office:value-type="float" office:value="996" calcext:value-type="float">
            <text:p>996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4R|61|50235-1^^^MUC|0.00|p/HPF||N||F||Operator|||UriSed mini</text:p>
          </table:table-cell>
          <table:table-cell office:value-type="string" calcext:value-type="string">
            <text:p>O</text:p>
          </table:table-cell>
          <table:table-cell table:formula="of:=[.C63]+1" office:value-type="float" office:value="61" calcext:value-type="float">
            <text:p>6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64]" office:value-type="string" office:string-value="O" calcext:value-type="string">
            <text:p>O</text:p>
          </table:table-cell>
          <table:table-cell table:formula="of:=[.C64]" office:value-type="float" office:value="61" calcext:value-type="float">
            <text:p>61</text:p>
          </table:table-cell>
          <table:table-cell table:formula="of:=[.D64]" office:value-type="string" office:string-value="-" calcext:value-type="string">
            <text:p>-</text:p>
          </table:table-cell>
          <table:table-cell table:formula="of:=[.W64]" office:value-type="string" office:string-value="MUC" calcext:value-type="string">
            <text:p>MUC</text:p>
          </table:table-cell>
          <table:table-cell office:value-type="string" calcext:value-type="string">
            <text:p>' where ID_BADANIA=</text:p>
          </table:table-cell>
          <table:table-cell table:formula="of:=[.V64]" office:value-type="float" office:value="997" calcext:value-type="float">
            <text:p>997</text:p>
          </table:table-cell>
          <table:table-cell table:number-columns-repeated="8"/>
          <table:table-cell table:formula="of:=CONCATENATE([.F64];[.G64];[.H64];[.I64];[.J64];[.K64];[.L64];[.M64];[.N64];[.O64];[.P64];[.Q64];[.R64];[.S64];[.T64])" office:value-type="string" office:string-value="update BADANIA set KOD_BADANIA='O61-MUC' where ID_BADANIA=997" calcext:value-type="string">
            <text:p>update BADANIA set KOD_BADANIA='O61-MUC' where ID_BADANIA=997</text:p>
          </table:table-cell>
          <table:table-cell table:formula="of:=[.V63]+1" office:value-type="float" office:value="997" calcext:value-type="float">
            <text:p>997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Śluz</text:p>
          </table:table-cell>
          <table:table-cell table:formula="of:=[.Y63]" office:value-type="string" office:string-value="N" calcext:value-type="string">
            <text:p>N</text:p>
          </table:table-cell>
          <table:table-cell office:value-type="string" calcext:value-type="string">
            <text:p>p/HPF</text:p>
          </table:table-cell>
          <table:table-cell table:number-columns-repeated="2"/>
          <table:table-cell table:style-name="Default" table:formula="of:=CONCATENATE([.B64];[.C64])" office:value-type="string" office:string-value="O61" calcext:value-type="string">
            <text:p>O61</text:p>
          </table:table-cell>
          <table:table-cell table:number-columns-repeated="6"/>
          <table:table-cell table:formula="of:=[.AJ63]+1" office:value-type="float" office:value="1090" calcext:value-type="float">
            <text:p>1090</text:p>
          </table:table-cell>
          <table:table-cell table:formula="of:=[.AK63]" office:value-type="float" office:value="2" calcext:value-type="float">
            <text:p>2</text:p>
          </table:table-cell>
          <table:table-cell table:formula="of:=[.AL63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64];[.CR64];[.CS64];[.CT64])" office:value-type="string" office:string-value="update BADANIA set TEST_UKRYTY='T' where ID_BADANIA = 997" calcext:value-type="string">
            <text:p>update BADANIA set TEST_UKRYTY='T' where ID_BADANIA = 997</text:p>
          </table:table-cell>
          <table:table-cell office:value-type="string" calcext:value-type="string">
            <text:p>update BADANIA set TEST_UKRYTY='</text:p>
          </table:table-cell>
          <table:table-cell table:formula="of:=[.BC64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64]" office:value-type="float" office:value="997" calcext:value-type="float">
            <text:p>997</text:p>
          </table:table-cell>
          <table:table-cell table:style-name="ce2" table:formula="of:=CONCATENATE([.CV64];[.CX64];[.CY64])" office:value-type="string" office:string-value="update BADANIA set TYP_WYNIKU='N' where ID_BADANIA = 997" calcext:value-type="string">
            <text:p>update BADANIA set TYP_WYNIKU='N' where ID_BADANIA = 997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64]" office:value-type="float" office:value="997" calcext:value-type="float">
            <text:p>997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5R|62|51478-6^^^MUC|0.00|p/ul||N||F||Operator|||UriSed mini</text:p>
          </table:table-cell>
          <table:table-cell office:value-type="string" calcext:value-type="string">
            <text:p>O</text:p>
          </table:table-cell>
          <table:table-cell table:formula="of:=[.C64]+1" office:value-type="float" office:value="62" calcext:value-type="float">
            <text:p>6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65]" office:value-type="string" office:string-value="O" calcext:value-type="string">
            <text:p>O</text:p>
          </table:table-cell>
          <table:table-cell table:formula="of:=[.C65]" office:value-type="float" office:value="62" calcext:value-type="float">
            <text:p>62</text:p>
          </table:table-cell>
          <table:table-cell table:formula="of:=[.D65]" office:value-type="string" office:string-value="-" calcext:value-type="string">
            <text:p>-</text:p>
          </table:table-cell>
          <table:table-cell table:formula="of:=[.W65]" office:value-type="string" office:string-value="MUC" calcext:value-type="string">
            <text:p>MUC</text:p>
          </table:table-cell>
          <table:table-cell office:value-type="string" calcext:value-type="string">
            <text:p>' where ID_BADANIA=</text:p>
          </table:table-cell>
          <table:table-cell table:formula="of:=[.V65]" office:value-type="float" office:value="998" calcext:value-type="float">
            <text:p>998</text:p>
          </table:table-cell>
          <table:table-cell table:number-columns-repeated="8"/>
          <table:table-cell table:formula="of:=CONCATENATE([.F65];[.G65];[.H65];[.I65];[.J65];[.K65];[.L65];[.M65];[.N65];[.O65];[.P65];[.Q65];[.R65];[.S65];[.T65])" office:value-type="string" office:string-value="update BADANIA set KOD_BADANIA='O62-MUC' where ID_BADANIA=998" calcext:value-type="string">
            <text:p>update BADANIA set KOD_BADANIA='O62-MUC' where ID_BADANIA=998</text:p>
          </table:table-cell>
          <table:table-cell table:formula="of:=[.V64]+1" office:value-type="float" office:value="998" calcext:value-type="float">
            <text:p>998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Śluz</text:p>
          </table:table-cell>
          <table:table-cell table:formula="of:=[.Y64]" office:value-type="string" office:string-value="N" calcext:value-type="string">
            <text:p>N</text:p>
          </table:table-cell>
          <table:table-cell office:value-type="string" calcext:value-type="string">
            <text:p>p/ul</text:p>
          </table:table-cell>
          <table:table-cell table:number-columns-repeated="2"/>
          <table:table-cell table:style-name="Default" table:formula="of:=CONCATENATE([.B65];[.C65])" office:value-type="string" office:string-value="O62" calcext:value-type="string">
            <text:p>O62</text:p>
          </table:table-cell>
          <table:table-cell table:number-columns-repeated="6"/>
          <table:table-cell table:formula="of:=[.AJ64]+1" office:value-type="float" office:value="1091" calcext:value-type="float">
            <text:p>1091</text:p>
          </table:table-cell>
          <table:table-cell table:formula="of:=[.AK64]" office:value-type="float" office:value="2" calcext:value-type="float">
            <text:p>2</text:p>
          </table:table-cell>
          <table:table-cell table:formula="of:=[.AL64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65];[.CR65];[.CS65];[.CT65])" office:value-type="string" office:string-value="update BADANIA set TEST_UKRYTY='T' where ID_BADANIA = 998" calcext:value-type="string">
            <text:p>update BADANIA set TEST_UKRYTY='T' where ID_BADANIA = 998</text:p>
          </table:table-cell>
          <table:table-cell office:value-type="string" calcext:value-type="string">
            <text:p>update BADANIA set TEST_UKRYTY='</text:p>
          </table:table-cell>
          <table:table-cell table:formula="of:=[.BC65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65]" office:value-type="float" office:value="998" calcext:value-type="float">
            <text:p>998</text:p>
          </table:table-cell>
          <table:table-cell table:style-name="ce2" table:formula="of:=CONCATENATE([.CV65];[.CX65];[.CY65])" office:value-type="string" office:string-value="update BADANIA set TYP_WYNIKU='N' where ID_BADANIA = 998" calcext:value-type="string">
            <text:p>update BADANIA set TYP_WYNIKU='N' where ID_BADANIA = 998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65]" office:value-type="float" office:value="998" calcext:value-type="float">
            <text:p>998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6R|63|^^^MUC|0.00|||N||F||Operator|||UriSed mini</text:p>
          </table:table-cell>
          <table:table-cell office:value-type="string" calcext:value-type="string">
            <text:p>O</text:p>
          </table:table-cell>
          <table:table-cell table:formula="of:=[.C65]+1" office:value-type="float" office:value="63" calcext:value-type="float">
            <text:p>63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66]" office:value-type="string" office:string-value="O" calcext:value-type="string">
            <text:p>O</text:p>
          </table:table-cell>
          <table:table-cell table:formula="of:=[.C66]" office:value-type="float" office:value="63" calcext:value-type="float">
            <text:p>63</text:p>
          </table:table-cell>
          <table:table-cell table:formula="of:=[.D66]" office:value-type="string" office:string-value="-" calcext:value-type="string">
            <text:p>-</text:p>
          </table:table-cell>
          <table:table-cell table:formula="of:=[.W66]" office:value-type="string" office:string-value="MUC" calcext:value-type="string">
            <text:p>MUC</text:p>
          </table:table-cell>
          <table:table-cell office:value-type="string" calcext:value-type="string">
            <text:p>' where ID_BADANIA=</text:p>
          </table:table-cell>
          <table:table-cell table:formula="of:=[.V66]" office:value-type="float" office:value="999" calcext:value-type="float">
            <text:p>999</text:p>
          </table:table-cell>
          <table:table-cell table:number-columns-repeated="8"/>
          <table:table-cell table:formula="of:=CONCATENATE([.F66];[.G66];[.H66];[.I66];[.J66];[.K66];[.L66];[.M66];[.N66];[.O66];[.P66];[.Q66];[.R66];[.S66];[.T66])" office:value-type="string" office:string-value="update BADANIA set KOD_BADANIA='O63-MUC' where ID_BADANIA=999" calcext:value-type="string">
            <text:p>update BADANIA set KOD_BADANIA='O63-MUC' where ID_BADANIA=999</text:p>
          </table:table-cell>
          <table:table-cell table:formula="of:=[.V65]+1" office:value-type="float" office:value="999" calcext:value-type="float">
            <text:p>999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Śluz</text:p>
          </table:table-cell>
          <table:table-cell table:formula="of:=[.Y65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66];[.C66])" office:value-type="string" office:string-value="O63" calcext:value-type="string">
            <text:p>O63</text:p>
          </table:table-cell>
          <table:table-cell table:number-columns-repeated="6"/>
          <table:table-cell table:formula="of:=[.AJ65]+1" office:value-type="float" office:value="1092" calcext:value-type="float">
            <text:p>1092</text:p>
          </table:table-cell>
          <table:table-cell table:formula="of:=[.AK65]" office:value-type="float" office:value="2" calcext:value-type="float">
            <text:p>2</text:p>
          </table:table-cell>
          <table:table-cell table:formula="of:=[.AL65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66];[.CR66];[.CS66];[.CT66])" office:value-type="string" office:string-value="update BADANIA set TEST_UKRYTY='T' where ID_BADANIA = 999" calcext:value-type="string">
            <text:p>update BADANIA set TEST_UKRYTY='T' where ID_BADANIA = 999</text:p>
          </table:table-cell>
          <table:table-cell office:value-type="string" calcext:value-type="string">
            <text:p>update BADANIA set TEST_UKRYTY='</text:p>
          </table:table-cell>
          <table:table-cell table:formula="of:=[.BC66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66]" office:value-type="float" office:value="999" calcext:value-type="float">
            <text:p>999</text:p>
          </table:table-cell>
          <table:table-cell table:style-name="ce2" table:formula="of:=CONCATENATE([.CV66];[.CX66];[.CY66])" office:value-type="string" office:string-value="update BADANIA set TYP_WYNIKU='N' where ID_BADANIA = 999" calcext:value-type="string">
            <text:p>update BADANIA set TYP_WYNIKU='N' where ID_BADANIA = 999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66]" office:value-type="float" office:value="999" calcext:value-type="float">
            <text:p>999</text:p>
          </table:table-cell>
          <table:table-cell table:number-columns-repeated="921"/>
        </table:table-row>
        <table:table-row table:style-name="ro1">
          <table:table-cell office:value-type="string" calcext:value-type="string">
            <text:p>7R|64|53321-6^^^MUC|-|||N||F||Operator|||UriSed mini</text:p>
          </table:table-cell>
          <table:table-cell office:value-type="string" calcext:value-type="string">
            <text:p>O</text:p>
          </table:table-cell>
          <table:table-cell table:formula="of:=[.C66]+1"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67]" office:value-type="string" office:string-value="O" calcext:value-type="string">
            <text:p>O</text:p>
          </table:table-cell>
          <table:table-cell table:formula="of:=[.C67]" office:value-type="float" office:value="64" calcext:value-type="float">
            <text:p>64</text:p>
          </table:table-cell>
          <table:table-cell table:formula="of:=[.D67]" office:value-type="string" office:string-value="-" calcext:value-type="string">
            <text:p>-</text:p>
          </table:table-cell>
          <table:table-cell table:formula="of:=[.W67]" office:value-type="string" office:string-value="MUC" calcext:value-type="string">
            <text:p>MUC</text:p>
          </table:table-cell>
          <table:table-cell office:value-type="string" calcext:value-type="string">
            <text:p>' where ID_BADANIA=</text:p>
          </table:table-cell>
          <table:table-cell table:formula="of:=[.V67]" office:value-type="float" office:value="1000" calcext:value-type="float">
            <text:p>1000</text:p>
          </table:table-cell>
          <table:table-cell table:number-columns-repeated="8"/>
          <table:table-cell table:formula="of:=CONCATENATE([.F67];[.G67];[.H67];[.I67];[.J67];[.K67];[.L67];[.M67];[.N67];[.O67];[.P67];[.Q67];[.R67];[.S67];[.T67])" office:value-type="string" office:string-value="update BADANIA set KOD_BADANIA='O64-MUC' where ID_BADANIA=1000" calcext:value-type="string">
            <text:p>update BADANIA set KOD_BADANIA='O64-MUC' where ID_BADANIA=1000</text:p>
          </table:table-cell>
          <table:table-cell table:formula="of:=[.V66]+1" office:value-type="float" office:value="1000" calcext:value-type="float">
            <text:p>1000</text:p>
          </table:table-cell>
          <table:table-cell office:value-type="string" calcext:value-type="string">
            <text:p>MUC</text:p>
          </table:table-cell>
          <table:table-cell office:value-type="string" calcext:value-type="string">
            <text:p>Śluz</text:p>
          </table:table-cell>
          <table:table-cell table:formula="of:=[.Y66]" office:value-type="string" office:string-value="N" calcext:value-type="string">
            <text:p>N</text:p>
          </table:table-cell>
          <table:table-cell office:value-type="string" calcext:value-type="string">
            <text:p>plusowe</text:p>
          </table:table-cell>
          <table:table-cell table:number-columns-repeated="2"/>
          <table:table-cell table:style-name="Default" table:formula="of:=CONCATENATE([.B67];[.C67])" office:value-type="string" office:string-value="O64" calcext:value-type="string">
            <text:p>O64</text:p>
          </table:table-cell>
          <table:table-cell table:number-columns-repeated="6"/>
          <table:table-cell table:formula="of:=[.AJ66]+1" office:value-type="float" office:value="1093" calcext:value-type="float">
            <text:p>1093</text:p>
          </table:table-cell>
          <table:table-cell table:formula="of:=[.AK66]" office:value-type="float" office:value="2" calcext:value-type="float">
            <text:p>2</text:p>
          </table:table-cell>
          <table:table-cell table:formula="of:=[.AL66]" office:value-type="string" office:string-value="M" calcext:value-type="string">
            <text:p>M</text:p>
          </table:table-cell>
          <table:table-cell table:number-columns-repeated="16"/>
          <table:table-cell office:value-type="string" calcext:value-type="string">
            <text:p>T</text:p>
          </table:table-cell>
          <table:table-cell table:number-columns-repeated="38"/>
          <table:table-cell table:style-name="ce2" table:formula="of:=CONCATENATE([.CQ67];[.CR67];[.CS67];[.CT67])" office:value-type="string" office:string-value="update BADANIA set TEST_UKRYTY='T' where ID_BADANIA = 1000" calcext:value-type="string">
            <text:p>update BADANIA set TEST_UKRYTY='T' where ID_BADANIA = 1000</text:p>
          </table:table-cell>
          <table:table-cell office:value-type="string" calcext:value-type="string">
            <text:p>update BADANIA set TEST_UKRYTY='</text:p>
          </table:table-cell>
          <table:table-cell table:formula="of:=[.BC67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67]" office:value-type="float" office:value="1000" calcext:value-type="float">
            <text:p>1000</text:p>
          </table:table-cell>
          <table:table-cell table:style-name="ce2" table:formula="of:=CONCATENATE([.CV67];[.CX67];[.CY67])" office:value-type="string" office:string-value="update BADANIA set TYP_WYNIKU='N' where ID_BADANIA = 1000" calcext:value-type="string">
            <text:p>update BADANIA set TYP_WYNIKU='N' where ID_BADANIA = 1000</text:p>
          </table:table-cell>
          <table:table-cell office:value-type="string" calcext:value-type="string">
            <text:p>update BADANIA set TYP_WYNIKU='N</text:p>
          </table:table-cell>
          <table:table-cell/>
          <table:table-cell office:value-type="string" calcext:value-type="string">
            <text:p>' where ID_BADANIA = </text:p>
          </table:table-cell>
          <table:table-cell table:formula="of:=[.V67]" office:value-type="float" office:value="1000" calcext:value-type="float">
            <text:p>1000</text:p>
          </table:table-cell>
          <table:table-cell table:number-columns-repeated="921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formula="of:=[.C67]+1" office:value-type="float" office:value="65" calcext:value-type="float">
            <text:p>65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68]" office:value-type="string" office:string-value="O" calcext:value-type="string">
            <text:p>O</text:p>
          </table:table-cell>
          <table:table-cell table:formula="of:=[.C68]" office:value-type="float" office:value="65" calcext:value-type="float">
            <text:p>65</text:p>
          </table:table-cell>
          <table:table-cell table:formula="of:=[.D68]" office:value-type="string" office:string-value="-" calcext:value-type="string">
            <text:p>-</text:p>
          </table:table-cell>
          <table:table-cell table:formula="of:=[.W68]" office:value-type="string" office:string-value="Col" calcext:value-type="string">
            <text:p>Col</text:p>
          </table:table-cell>
          <table:table-cell office:value-type="string" calcext:value-type="string">
            <text:p>' where ID_BADANIA=</text:p>
          </table:table-cell>
          <table:table-cell table:formula="of:=[.V68]" office:value-type="float" office:value="1001" calcext:value-type="float">
            <text:p>1001</text:p>
          </table:table-cell>
          <table:table-cell table:number-columns-repeated="8"/>
          <table:table-cell table:formula="of:=CONCATENATE([.F68];[.G68];[.H68];[.I68];[.J68];[.K68];[.L68];[.M68];[.N68];[.O68];[.P68];[.Q68];[.R68];[.S68];[.T68])" office:value-type="string" office:string-value="update BADANIA set KOD_BADANIA='O65-Col' where ID_BADANIA=1001" calcext:value-type="string">
            <text:p>update BADANIA set KOD_BADANIA='O65-Col' where ID_BADANIA=1001</text:p>
          </table:table-cell>
          <table:table-cell table:formula="of:=[.V67]+1" office:value-type="float" office:value="1001" calcext:value-type="float">
            <text:p>1001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Kolor moczu</text:p>
          </table:table-cell>
          <table:table-cell table:formula="of:=[.Y67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68];[.C68])" office:value-type="string" office:string-value="O65" calcext:value-type="string">
            <text:p>O65</text:p>
          </table:table-cell>
          <table:table-cell table:number-columns-repeated="6"/>
          <table:table-cell office:value-type="float" office:value="1094" calcext:value-type="float">
            <text:p>1094</text:p>
          </table:table-cell>
          <table:table-cell table:formula="of:=[.AK67]" office:value-type="float" office:value="2" calcext:value-type="float">
            <text:p>2</text:p>
          </table:table-cell>
          <table:table-cell table:formula="of:=[.AL67]" office:value-type="string" office:string-value="M" calcext:value-type="string">
            <text:p>M</text:p>
          </table:table-cell>
          <table:table-cell table:style-name="ce4" table:number-columns-repeated="16"/>
          <table:table-cell office:value-type="string" calcext:value-type="string">
            <text:p>T</text:p>
          </table:table-cell>
          <table:table-cell table:style-name="ce4" table:number-columns-repeated="38"/>
          <table:table-cell table:style-name="ce2" table:formula="of:=CONCATENATE([.CQ68];[.CR68];[.CS68];[.CT68])" office:value-type="string" office:string-value="update BADANIA set TEST_UKRYTY='T' where ID_BADANIA = 1001" calcext:value-type="string">
            <text:p>update BADANIA set TEST_UKRYTY='T' where ID_BADANIA = 1001</text:p>
          </table:table-cell>
          <table:table-cell office:value-type="string" calcext:value-type="string">
            <text:p>update BADANIA set TEST_UKRYTY='</text:p>
          </table:table-cell>
          <table:table-cell table:formula="of:=[.BC68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68]" office:value-type="float" office:value="1001" calcext:value-type="float">
            <text:p>1001</text:p>
          </table:table-cell>
          <table:table-cell table:style-name="ce2" table:formula="of:=CONCATENATE([.CV68];[.CX68];[.CY68])" office:value-type="string" office:string-value="update BADANIA set TYP_WYNIKU='N" calcext:value-type="string">
            <text:p>update BADANIA set TYP_WYNIKU='N</text:p>
          </table:table-cell>
          <table:table-cell office:value-type="string" calcext:value-type="string">
            <text:p>update BADANIA set TYP_WYNIKU='N</text:p>
          </table:table-cell>
          <table:table-cell/>
          <table:table-cell table:style-name="ce4" table:number-columns-repeated="2"/>
          <table:table-cell table:number-columns-repeated="921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formula="of:=[.C68]+1" office:value-type="float" office:value="66" calcext:value-type="float">
            <text:p>6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update BADANIA set KOD_BADANIA='</text:p>
          </table:table-cell>
          <table:table-cell table:formula="of:=[.B69]" office:value-type="string" office:string-value="O" calcext:value-type="string">
            <text:p>O</text:p>
          </table:table-cell>
          <table:table-cell table:formula="of:=[.C69]" office:value-type="float" office:value="66" calcext:value-type="float">
            <text:p>66</text:p>
          </table:table-cell>
          <table:table-cell table:formula="of:=[.D69]" office:value-type="string" office:string-value="-" calcext:value-type="string">
            <text:p>-</text:p>
          </table:table-cell>
          <table:table-cell table:formula="of:=[.W69]" office:value-type="string" office:string-value="Cla" calcext:value-type="string">
            <text:p>Cla</text:p>
          </table:table-cell>
          <table:table-cell office:value-type="string" calcext:value-type="string">
            <text:p>' where ID_BADANIA=</text:p>
          </table:table-cell>
          <table:table-cell table:formula="of:=[.V69]" office:value-type="float" office:value="1002" calcext:value-type="float">
            <text:p>1002</text:p>
          </table:table-cell>
          <table:table-cell table:number-columns-repeated="8"/>
          <table:table-cell table:formula="of:=CONCATENATE([.F69];[.G69];[.H69];[.I69];[.J69];[.K69];[.L69];[.M69];[.N69];[.O69];[.P69];[.Q69];[.R69];[.S69];[.T69])" office:value-type="string" office:string-value="update BADANIA set KOD_BADANIA='O66-Cla' where ID_BADANIA=1002" calcext:value-type="string">
            <text:p>update BADANIA set KOD_BADANIA='O66-Cla' where ID_BADANIA=1002</text:p>
          </table:table-cell>
          <table:table-cell table:formula="of:=[.V68]+1" office:value-type="float" office:value="1002" calcext:value-type="float">
            <text:p>1002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Przejrzystość moczu</text:p>
          </table:table-cell>
          <table:table-cell table:formula="of:=[.Y68]" office:value-type="string" office:string-value="N" calcext:value-type="string">
            <text:p>N</text:p>
          </table:table-cell>
          <table:table-cell table:number-columns-repeated="3"/>
          <table:table-cell table:style-name="Default" table:formula="of:=CONCATENATE([.B69];[.C69])" office:value-type="string" office:string-value="O66" calcext:value-type="string">
            <text:p>O66</text:p>
          </table:table-cell>
          <table:table-cell table:number-columns-repeated="6"/>
          <table:table-cell office:value-type="float" office:value="1095" calcext:value-type="float">
            <text:p>1095</text:p>
          </table:table-cell>
          <table:table-cell table:formula="of:=[.AK68]" office:value-type="float" office:value="2" calcext:value-type="float">
            <text:p>2</text:p>
          </table:table-cell>
          <table:table-cell table:formula="of:=[.AL68]" office:value-type="string" office:string-value="M" calcext:value-type="string">
            <text:p>M</text:p>
          </table:table-cell>
          <table:table-cell table:style-name="ce4" table:number-columns-repeated="16"/>
          <table:table-cell office:value-type="string" calcext:value-type="string">
            <text:p>T</text:p>
          </table:table-cell>
          <table:table-cell table:style-name="ce4" table:number-columns-repeated="38"/>
          <table:table-cell table:style-name="ce2" table:formula="of:=CONCATENATE([.CQ69];[.CR69];[.CS69];[.CT69])" office:value-type="string" office:string-value="update BADANIA set TEST_UKRYTY='T' where ID_BADANIA = 1002" calcext:value-type="string">
            <text:p>update BADANIA set TEST_UKRYTY='T' where ID_BADANIA = 1002</text:p>
          </table:table-cell>
          <table:table-cell office:value-type="string" calcext:value-type="string">
            <text:p>update BADANIA set TEST_UKRYTY='</text:p>
          </table:table-cell>
          <table:table-cell table:formula="of:=[.BC69]" office:value-type="string" office:string-value="T" calcext:value-type="string">
            <text:p>T</text:p>
          </table:table-cell>
          <table:table-cell office:value-type="string" calcext:value-type="string">
            <text:p>' where ID_BADANIA = </text:p>
          </table:table-cell>
          <table:table-cell table:formula="of:=[.V69]" office:value-type="float" office:value="1002" calcext:value-type="float">
            <text:p>1002</text:p>
          </table:table-cell>
          <table:table-cell table:style-name="ce2" table:formula="of:=CONCATENATE([.CV69];[.CX69];[.CY69])" office:value-type="string" office:string-value="update BADANIA set TYP_WYNIKU='N" calcext:value-type="string">
            <text:p>update BADANIA set TYP_WYNIKU='N</text:p>
          </table:table-cell>
          <table:table-cell office:value-type="string" calcext:value-type="string">
            <text:p>update BADANIA set TYP_WYNIKU='N</text:p>
          </table:table-cell>
          <table:table-cell/>
          <table:table-cell table:style-name="ce4" table:number-columns-repeated="2"/>
          <table:table-cell table:number-columns-repeated="921"/>
        </table:table-row>
        <table:table-row table:style-name="ro1" table:number-rows-repeated="2">
          <table:table-cell table:number-columns-repeated="37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4L|1|N</text:p>
          </table:table-cell>
          <table:table-cell table:number-columns-repeated="36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1H|\^&amp;|||LUP2^LUP2^1.0.11^1^UA301000462|||||||P|LIS2-A2|20190329112545</text:p>
          </table:table-cell>
          <table:table-cell table:number-columns-repeated="36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2P|1||||-</text:p>
          </table:table-cell>
          <table:table-cell table:number-columns-repeated="36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3O|1|083544009506|0^0^Service^SAMPLE|C|R||||||N|||20190328130052|||||||||||F</text:p>
          </table:table-cell>
          <table:table-cell table:number-columns-repeated="36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4R|1|^^^Bil|neg|mg/dl||N||F||autologin|||LUP2</text:p>
          </table:table-cell>
          <table:table-cell table:number-columns-repeated="20"/>
          <table:table-cell office:value-type="float" office:value="65" calcext:value-type="float">
            <text:p>65</text:p>
          </table:table-cell>
          <table:table-cell office:value-type="string" calcext:value-type="string">
            <text:p>^^^Bil</text:p>
          </table:table-cell>
          <table:table-cell table:number-columns-repeated="2"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5R|2|^^^Ubg|norm|mg/dl||N||F||autologin|||LUP2</text:p>
          </table:table-cell>
          <table:table-cell table:number-columns-repeated="20"/>
          <table:table-cell office:value-type="float" office:value="70" calcext:value-type="float">
            <text:p>70</text:p>
          </table:table-cell>
          <table:table-cell office:value-type="string" calcext:value-type="string">
            <text:p>^^^Ubg</text:p>
          </table:table-cell>
          <table:table-cell table:number-columns-repeated="2"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6R|3|^^^Ket|5|mg/dl||A||F||autologin|||LUP2</text:p>
          </table:table-cell>
          <table:table-cell table:number-columns-repeated="20"/>
          <table:table-cell office:value-type="float" office:value="66" calcext:value-type="float">
            <text:p>66</text:p>
          </table:table-cell>
          <table:table-cell office:value-type="string" calcext:value-type="string">
            <text:p>^^^Ket</text:p>
          </table:table-cell>
          <table:table-cell table:number-columns-repeated="2"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0R|4|^^^Asc|neg|mg/dl||N||F||autologin|||LUP2</text:p>
          </table:table-cell>
          <table:table-cell table:number-columns-repeated="20"/>
          <table:table-cell office:value-type="float" office:value="936" calcext:value-type="float">
            <text:p>936</text:p>
          </table:table-cell>
          <table:table-cell office:value-type="string" calcext:value-type="string">
            <text:p>^^^Asc</text:p>
          </table:table-cell>
          <table:table-cell table:number-columns-repeated="2"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1R|5|^^^Glu|norm|mg/dl||N||F||autologin|||LUP2</text:p>
          </table:table-cell>
          <table:table-cell table:number-columns-repeated="20"/>
          <table:table-cell office:value-type="float" office:value="245" calcext:value-type="float">
            <text:p>245</text:p>
          </table:table-cell>
          <table:table-cell office:value-type="string" calcext:value-type="string">
            <text:p>^^^Glu</text:p>
          </table:table-cell>
          <table:table-cell table:number-columns-repeated="2"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2R|6|^^^Pro|30|mg/dl||A||F||autologin|||LUP2</text:p>
          </table:table-cell>
          <table:table-cell table:number-columns-repeated="20"/>
          <table:table-cell office:value-type="float" office:value="69" calcext:value-type="float">
            <text:p>69</text:p>
          </table:table-cell>
          <table:table-cell office:value-type="string" calcext:value-type="string">
            <text:p>^^^Pro</text:p>
          </table:table-cell>
          <table:table-cell table:number-columns-repeated="2"/>
          <table:table-cell office:value-type="string" calcext:value-type="string">
            <text:p>mg/dl</text:p>
          </table:table-cell>
          <table:table-cell table:number-columns-repeated="11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4R|7|^^^Ery|300|Ery/µl||A||F||autologin|||LUP2</text:p>
          </table:table-cell>
          <table:table-cell table:number-columns-repeated="20"/>
          <table:table-cell office:value-type="float" office:value="72" calcext:value-type="float">
            <text:p>72</text:p>
          </table:table-cell>
          <table:table-cell office:value-type="string" calcext:value-type="string">
            <text:p>^^^Ery</text:p>
          </table:table-cell>
          <table:table-cell table:number-columns-repeated="2"/>
          <table:table-cell office:value-type="string" calcext:value-type="string">
            <text:p>kom/ul</text:p>
          </table:table-cell>
          <table:table-cell table:number-columns-repeated="11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6R|8|^^^pH|5.5|||N||F||autologin|||LUP2</text:p>
          </table:table-cell>
          <table:table-cell table:number-columns-repeated="20"/>
          <table:table-cell office:value-type="float" office:value="68" calcext:value-type="float">
            <text:p>68</text:p>
          </table:table-cell>
          <table:table-cell office:value-type="string" calcext:value-type="string">
            <text:p>^^^pH</text:p>
          </table:table-cell>
          <table:table-cell table:number-columns-repeated="14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7R|9|^^^Nit|neg|||N||F||autologin|||LUP2</text:p>
          </table:table-cell>
          <table:table-cell table:number-columns-repeated="20"/>
          <table:table-cell office:value-type="float" office:value="71" calcext:value-type="float">
            <text:p>71</text:p>
          </table:table-cell>
          <table:table-cell office:value-type="string" calcext:value-type="string">
            <text:p>^^^Nit</text:p>
          </table:table-cell>
          <table:table-cell table:number-columns-repeated="14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0R|10|^^^Leu|25|Leu/µl||A||F||autologin|||LUP2</text:p>
          </table:table-cell>
          <table:table-cell table:number-columns-repeated="20"/>
          <table:table-cell office:value-type="float" office:value="73" calcext:value-type="float">
            <text:p>73</text:p>
          </table:table-cell>
          <table:table-cell office:value-type="string" calcext:value-type="string">
            <text:p>^^^Leu</text:p>
          </table:table-cell>
          <table:table-cell table:number-columns-repeated="2"/>
          <table:table-cell office:value-type="string" calcext:value-type="string">
            <text:p>kom/ul</text:p>
          </table:table-cell>
          <table:table-cell table:number-columns-repeated="11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2R|11|^^^SG|1.030|||N||F||autologin|||LUP2</text:p>
          </table:table-cell>
          <table:table-cell table:number-columns-repeated="20"/>
          <table:table-cell office:value-type="float" office:value="67" calcext:value-type="float">
            <text:p>67</text:p>
          </table:table-cell>
          <table:table-cell office:value-type="string" calcext:value-type="string">
            <text:p>^^^SG</text:p>
          </table:table-cell>
          <table:table-cell table:number-columns-repeated="14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3R|12|^^^Col|wodojasny|||N||F||autologin|||LUP2</text:p>
          </table:table-cell>
          <table:table-cell table:number-columns-repeated="20"/>
          <table:table-cell office:value-type="float" office:value="63" calcext:value-type="float">
            <text:p>63</text:p>
          </table:table-cell>
          <table:table-cell office:value-type="string" calcext:value-type="string">
            <text:p>^^^Col</text:p>
          </table:table-cell>
          <table:table-cell table:number-columns-repeated="14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4R|13|^^^Cla|przejrzysty|||N||F||autologin|||LUP2</text:p>
          </table:table-cell>
          <table:table-cell table:number-columns-repeated="20"/>
          <table:table-cell office:value-type="float" office:value="391" calcext:value-type="float">
            <text:p>391</text:p>
          </table:table-cell>
          <table:table-cell office:value-type="string" calcext:value-type="string">
            <text:p>^^^Cla</text:p>
          </table:table-cell>
          <table:table-cell table:number-columns-repeated="14"/>
          <table:table-cell table:style-name="ce4" table:number-columns-repeated="66"/>
          <table:table-cell table:number-columns-repeated="921"/>
        </table:table-row>
        <table:table-row table:style-name="ro1">
          <table:table-cell office:value-type="string" calcext:value-type="string">
            <text:p>5L|1|N</text:p>
          </table:table-cell>
          <table:table-cell table:number-columns-repeated="20"/>
          <table:table-cell table:style-name="Default"/>
          <table:table-cell table:number-columns-repeated="15"/>
          <table:table-cell table:style-name="ce4" table:number-columns-repeated="66"/>
          <table:table-cell table:number-columns-repeated="921"/>
        </table:table-row>
        <table:table-row table:style-name="ro1" table:number-rows-repeated="16">
          <table:table-cell table:number-columns-repeated="93"/>
          <table:table-cell table:style-name="ce4" table:number-columns-repeated="10"/>
          <table:table-cell table:number-columns-repeated="921"/>
        </table:table-row>
        <table:table-row table:style-name="ro1" table:number-rows-repeated="10484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  <number:text> zł</number:text>
    </number:number-style>
    <number:number-style style:name="N109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  <number:text> zł</number:text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zł</number:text>
    </number:number-style>
    <number:number-style style:name="N111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zł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zł </number:text>
    </number:number-style>
    <number:number-style style:name="N118P2" style:volatile="true">
      <loext:text> </loext:text>
      <loext:fill-character> </loext:fill-character>
      <number:text>- zł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20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7-19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08:40:57.757668451</meta:creation-date>
    <dc:date>2019-07-19T08:56:36.658483615</dc:date>
    <meta:editing-duration>PT5M10S</meta:editing-duration>
    <meta:editing-cycles>2</meta:editing-cycles>
    <meta:generator>LibreOffice/6.1.5.2$Linux_X86_64 LibreOffice_project/10$Build-2</meta:generator>
    <meta:document-statistic meta:table-count="1" meta:cell-count="2343" meta:object-count="0"/>
  </office:meta>
</office:document-meta>
</file>